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1.27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1.905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121cm"/>
    </style:style>
    <style:style style:name="gr10" style:family="graphic" style:parent-style-name="standard">
      <style:graphic-properties draw:stroke="none" svg:stroke-color="#000000" draw:fill="none" draw:fill-color="#ffffff" fo:min-height="0.63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09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1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08cm"/>
    </style:style>
    <style:style style:name="gr14" style:family="graphic" style:parent-style-name="standard">
      <style:graphic-properties draw:stroke="none" svg:stroke-color="#000000" draw:fill="none" draw:fill-color="#ffffff" fo:min-height="0.68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draw:fill="none" fo:min-height="0.413cm"/>
    </style:style>
    <style:style style:name="gr17" style:family="graphic" style:parent-style-name="standard">
      <style:graphic-properties draw:stroke="none" draw:fill="none" fo:min-height="0.47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P4" style:family="paragraph">
      <style:text-properties fo:font-family="'Courier New'" style:font-family-generic="modern" style:font-pitch="fixed" fo:font-size="12pt" style:font-size-asian="12pt" style:font-size-complex="12pt"/>
    </style:style>
    <style:style style:name="P5" style:family="paragraph">
      <style:paragraph-properties fo:text-align="center"/>
      <style:text-properties fo:font-family="'Courier New'" style:font-family-generic="modern" style:font-pitch="fixed" fo:font-size="12pt" style:font-size-asian="12pt" style:font-size-complex="12p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10.5pt" style:font-size-asian="10.5pt" style:font-size-complex="10.5pt"/>
    </style:style>
    <style:style style:name="P8" style:family="paragraph">
      <style:text-properties fo:font-size="10.5pt" style:font-size-asian="10.5pt" style:font-size-complex="10.5pt"/>
    </style:style>
    <style:style style:name="P9" style:family="paragraph">
      <style:text-properties fo:font-size="12pt" style:font-size-asian="12pt" style:font-size-complex="12pt"/>
    </style:style>
    <style:style style:name="P10" style:family="paragraph"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style:text-properties fo:font-size="10.5pt" fo:font-weight="bold" style:font-size-asian="10.5pt" style:font-weight-asian="bold" style:font-size-complex="10.5pt" style:font-weight-complex="bold"/>
    </style:style>
    <style:style style:name="P13" style:family="paragraph">
      <style:text-properties fo:font-family="'Courier New'" style:font-family-generic="modern" style:font-pitch="fixed" fo:font-size="12pt" fo:font-weight="bold" style:font-size-asian="12pt" style:font-weight-asian="bold" style:font-size-complex="12pt" style:font-weight-complex="bold"/>
    </style:style>
    <style:style style:name="P14" style:family="paragraph">
      <style:text-properties fo:font-family="'Courier New'" style:font-family-generic="modern" style:font-pitch="fixed" fo:font-size="12pt" fo:language="en" fo:country="US" fo:font-weight="bold" style:font-size-asian="12pt" style:language-asian="zxx" style:country-asian="none" style:font-weight-asian="bold" style:font-size-complex="12pt" style:font-weight-complex="bold"/>
    </style:style>
    <style:style style:name="P15" style:family="paragraph">
      <style:text-properties fo:font-family="'Courier New'" style:font-family-generic="modern" style:font-pitch="fixed" fo:font-size="12pt" fo:language="en" fo:country="US" fo:font-weight="bold" style:font-size-asian="12pt" style:font-weight-asian="bold" style:font-size-complex="12pt" style:font-weight-complex="bold"/>
    </style:style>
    <style:style style:name="P16" style:family="paragraph">
      <style:text-properties fo:font-family="'Courier New'" style:font-family-generic="modern" style:font-pitch="fixed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0.5pt" fo:font-weight="bold" style:font-size-asian="10.5pt" style:font-weight-asian="bold" style:font-size-complex="10.5pt" style:font-weight-complex="bold"/>
    </style:style>
    <style:style style:name="T7" style:family="text">
      <style:text-properties fo:font-family="'Courier New'" style:font-family-generic="modern" style:font-pitch="fixed" fo:font-size="12pt" fo:font-weight="bold" style:font-size-asian="12pt" style:font-weight-asian="bold" style:font-size-complex="12pt" style:font-weight-complex="bold"/>
    </style:style>
    <style:style style:name="T8" style:family="text">
      <style:text-properties fo:font-family="'Courier New'" style:font-family-generic="modern" style:font-pitch="fixed"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037cm" svg:height="1.27cm" svg:x="6.723cm" svg:y="7.35cm">
          <text:p text:style-name="P1"><text:span text:style-name="T1">tim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2" draw:layer="layout" svg:width="1.467cm" svg:height="1.27cm" svg:x="6.518cm" svg:y="7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1" draw:layer="layout" svg:width="9.934cm" svg:height="1.905cm" svg:x="3.207cm" svg:y="11.1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id="id8" draw:layer="layout" svg:width="6.07cm" svg:height="1.52cm" svg:x="4.863cm" svg:y="11.545cm">
          <draw:text-box>
            <text:p text:style-name="P1"><text:span text:style-name="T2">START</text:span></text:p>
          </draw:text-box>
        </draw:frame>
        <draw:custom-shape draw:style-name="gr1" draw:text-style-name="P2" draw:layer="layout" svg:width="1.075cm" svg:height="1.27cm" svg:x="2.867cm" svg:y="7.35cm">
          <text:p text:style-name="P1"><text:span text:style-name="T1">plu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3" draw:layer="layout" svg:width="1.519cm" svg:height="1.27cm" svg:x="2.656cm" svg:y="7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067cm" svg:height="1.27cm" svg:x="4.782cm" svg:y="7.35cm">
          <text:p text:style-name="P1"><text:span text:style-name="T1">minu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4" draw:layer="layout" svg:width="1.508cm" svg:height="1.27cm" svg:x="4.572cm" svg:y="7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032cm" svg:height="1.271cm" svg:x="8.634cm" svg:y="7.35cm">
          <text:p text:style-name="P1"><text:span text:style-name="T1">div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5" draw:layer="layout" svg:width="1.459cm" svg:height="1.271cm" svg:x="8.431cm" svg:y="7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171cm" svg:height="1.657cm" svg:x="17.355cm" svg:y="2.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55cm" svg:height="1.657cm" svg:x="17.125cm" svg:y="2.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4.332cm" svg:height="2.155cm" svg:x="17.258cm" svg:y="3.925cm">
          <draw:text-box>
            <text:p>Final State</text:p>
          </draw:text-box>
        </draw:frame>
        <draw:custom-shape draw:style-name="gr1" draw:text-style-name="P2" draw:layer="layout" svg:width="1.193cm" svg:height="1.022cm" svg:x="0.459cm" svg:y="11.595cm">
          <text:p text:style-name="P1"><text:span text:style-name="T1">LPare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6" draw:layer="layout" svg:width="1.685cm" svg:height="1.022cm" svg:x="0.225cm" svg:y="11.5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624cm" svg:height="1.657cm" svg:x="15.534cm" svg:y="10.773cm">
          <text:p text:style-name="P1"><text:span text:style-name="T1">RPare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7" draw:layer="layout" svg:width="2.295cm" svg:height="1.657cm" svg:x="15.215cm" svg:y="10.7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8.174cm" svg:y1="11.16cm" svg:x2="7.251cm" svg:y2="8.62cm" draw:start-shape="id1" draw:end-shape="id2" draw:end-glue-point="8" svg:d="m8174 11160c0-1905-923-635-923-2540">
          <text:p/>
        </draw:connector>
        <draw:connector draw:style-name="gr7" draw:text-style-name="P5" draw:layer="layout" draw:type="curve" svg:x1="8.174cm" svg:y1="11.16cm" svg:x2="3.415cm" svg:y2="8.62cm" draw:start-shape="id1" draw:end-shape="id3" draw:end-glue-point="8" svg:d="m8174 11160c0-1905-4759-635-4759-2540">
          <text:p/>
        </draw:connector>
        <draw:connector draw:style-name="gr7" draw:text-style-name="P5" draw:layer="layout" draw:type="curve" svg:x1="8.174cm" svg:y1="11.16cm" svg:x2="5.325cm" svg:y2="8.62cm" draw:start-shape="id1" draw:start-glue-point="0" draw:end-shape="id4" draw:end-glue-point="8" svg:d="m8174 11160c0-1905-2849-635-2849-2540">
          <text:p/>
        </draw:connector>
        <draw:connector draw:style-name="gr7" draw:text-style-name="P5" draw:layer="layout" draw:type="curve" svg:x1="8.174cm" svg:y1="11.16cm" svg:x2="9.16cm" svg:y2="8.621cm" draw:start-shape="id1" draw:start-glue-point="0" draw:end-shape="id5" draw:end-glue-point="8" svg:d="m8174 11160c0-1905 986-636 986-2539">
          <text:p/>
        </draw:connector>
        <draw:connector draw:style-name="gr7" draw:text-style-name="P5" draw:layer="layout" draw:type="curve" svg:x1="3.207cm" svg:y1="12.112cm" svg:x2="1.91cm" svg:y2="12.105cm" draw:start-shape="id1" draw:start-glue-point="3" draw:end-shape="id6" draw:end-glue-point="10" svg:d="m3207 12112c-973 0-325-7-1297-7">
          <text:p/>
        </draw:connector>
        <draw:frame draw:style-name="gr8" draw:layer="layout" svg:width="0.552cm" svg:height="0.963cm" svg:x="6.518cm" svg:y="9.255cm">
          <draw:text-box>
            <text:p>*</text:p>
          </draw:text-box>
        </draw:frame>
        <draw:frame draw:style-name="gr9" draw:layer="layout" svg:width="0.714cm" svg:height="0.963cm" svg:x="4.877cm" svg:y="8.855cm">
          <draw:text-box>
            <text:p>-</text:p>
          </draw:text-box>
        </draw:frame>
        <draw:frame draw:style-name="gr10" draw:layer="layout" svg:width="0.001cm" svg:height="0.963cm" svg:x="3.929cm" svg:y="9.195cm">
          <draw:text-box>
            <text:p>+</text:p>
          </draw:text-box>
        </draw:frame>
        <draw:frame draw:style-name="gr9" draw:layer="layout" svg:width="0.714cm" svg:height="0.963cm" svg:x="2.423cm" svg:y="11.102cm">
          <draw:text-box>
            <text:p>(</text:p>
          </draw:text-box>
        </draw:frame>
        <draw:frame draw:style-name="gr11" draw:layer="layout" svg:width="0.68cm" svg:height="0.963cm" svg:x="9.017cm" svg:y="9.355cm">
          <draw:text-box>
            <text:p>/</text:p>
          </draw:text-box>
        </draw:frame>
        <draw:connector draw:style-name="gr7" draw:text-style-name="P1" draw:layer="layout" draw:type="curve" svg:x1="13.141cm" svg:y1="12.112cm" svg:x2="15.215cm" svg:y2="11.601cm" draw:start-shape="id1" draw:start-glue-point="1" draw:end-shape="id7" draw:end-glue-point="6" svg:d="m13141 12112c1555 0 519-511 2074-511">
          <text:p/>
        </draw:connector>
        <draw:frame draw:style-name="gr12" draw:layer="layout" svg:width="0.714cm" svg:height="0.963cm" svg:x="13.621cm" svg:y="10.832cm">
          <draw:text-box>
            <text:p>(</text:p>
          </draw:text-box>
        </draw:frame>
        <draw:connector draw:style-name="gr7" draw:text-style-name="P1" draw:layer="layout" draw:type="curve" svg:x1="7.898cm" svg:y1="13.065cm" svg:x2="3.098cm" svg:y2="14.735cm" draw:start-shape="id8" draw:start-glue-point="2" draw:end-shape="id9" svg:d="m7898 13065c0 1252-4800 418-4800 1670">
          <text:p/>
        </draw:connector>
        <draw:custom-shape draw:style-name="gr1" draw:text-style-name="P6" draw:layer="layout" svg:width="1.171cm" svg:height="1.657cm" svg:x="2.531cm" svg:y="14.735cm">
          <text:p text:style-name="P1"><text:span text:style-name="T3">inv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9" draw:layer="layout" svg:width="1.656cm" svg:height="1.657cm" svg:x="2.27cm" svg:y="14.7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7.898cm" svg:y1="13.065cm" svg:x2="5.251cm" svg:y2="14.97cm" draw:start-shape="id8" draw:end-shape="id10" draw:end-glue-point="4" svg:d="m7898 13065c0 1428-2647 476-2647 1905">
          <text:p/>
        </draw:connector>
        <draw:custom-shape draw:style-name="gr1" draw:text-style-name="P7" draw:layer="layout" svg:width="1.172cm" svg:height="1.657cm" svg:x="4.655cm" svg:y="14.97cm">
          <text:p text:style-name="P1"><text:span text:style-name="T4">LBra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0" draw:layer="layout" svg:width="1.655cm" svg:height="1.657cm" svg:x="4.425cm" svg:y="14.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id="id15" draw:layer="layout" svg:width="1.171cm" svg:height="1.657cm" svg:x="12.275cm" svg:y="14.583cm">
          <text:p text:style-name="P1"><text:span text:style-name="T1">And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172cm" svg:height="1.657cm" svg:x="9.735cm" svg:y="17.51cm">
          <text:p text:style-name="P1"><text:span text:style-name="T1">RBra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1" draw:layer="layout" svg:width="1.655cm" svg:height="1.657cm" svg:x="9.505cm" svg:y="17.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171cm" svg:height="1.657cm" svg:x="10.612cm" svg:y="14.97cm">
          <text:p text:style-name="P1"><text:span text:style-name="T1">comm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2" draw:layer="layout" svg:width="1.656cm" svg:height="1.657cm" svg:x="10.381cm" svg:y="14.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172cm" svg:height="1.657cm" svg:x="12.274cm" svg:y="18.145cm">
          <text:p text:style-name="P1"><text:span text:style-name="T1">And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3" draw:layer="layout" svg:width="1.656cm" svg:height="1.657cm" svg:x="12.044cm" svg:y="18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7.898cm" svg:y1="13.065cm" svg:x2="10.331cm" svg:y2="17.51cm" draw:start-shape="id8" draw:end-shape="id11" draw:end-glue-point="4" svg:d="m7898 13065c0 3333 2433 1111 2433 4445">
          <text:p/>
        </draw:connector>
        <draw:frame draw:style-name="gr13" draw:text-style-name="P8" draw:layer="layout" svg:width="0.667cm" svg:height="0.662cm" svg:x="3.31cm" svg:y="13.7cm">
          <draw:text-box>
            <text:p><text:span text:style-name="T4">!</text:span></text:p>
          </draw:text-box>
        </draw:frame>
        <draw:frame draw:style-name="gr9" draw:text-style-name="P8" draw:layer="layout" svg:width="0.714cm" svg:height="0.662cm" svg:x="8.758cm" svg:y="14.584cm">
          <draw:text-box>
            <text:p><text:span text:style-name="T4">}</text:span></text:p>
          </draw:text-box>
        </draw:frame>
        <draw:frame draw:style-name="gr10" draw:text-style-name="P8" draw:layer="layout" svg:width="0.552cm" svg:height="0.885cm" svg:x="5.78cm" svg:y="14.085cm">
          <draw:text-box>
            <text:p><text:span text:style-name="T4">{</text:span></text:p>
          </draw:text-box>
        </draw:frame>
        <draw:connector draw:style-name="gr7" draw:text-style-name="P1" draw:layer="layout" draw:type="curve" svg:x1="7.898cm" svg:y1="13.065cm" svg:x2="11.208cm" svg:y2="14.97cm" draw:start-shape="id8" draw:end-shape="id12" draw:end-glue-point="4" svg:d="m7898 13065c0 1428 3310 476 3310 1905">
          <text:p/>
        </draw:connector>
        <draw:frame draw:style-name="gr14" draw:text-style-name="P8" draw:layer="layout" svg:width="0.635cm" svg:height="0.935cm" svg:x="9.69cm" svg:y="13.5cm">
          <draw:text-box>
            <text:p><text:span text:style-name="T4">,</text:span></text:p>
          </draw:text-box>
        </draw:frame>
        <draw:connector draw:style-name="gr7" draw:text-style-name="P1" draw:layer="layout" draw:type="curve" svg:x1="12.871cm" svg:y1="16.24cm" svg:x2="12.871cm" svg:y2="18.145cm" draw:end-shape="id13" draw:end-glue-point="4" svg:d="m12871 16240v1905">
          <text:p/>
        </draw:connector>
        <draw:custom-shape draw:style-name="gr1" draw:text-style-name="P2" draw:id="id16" draw:layer="layout" svg:width="1.171cm" svg:height="1.657cm" svg:x="14.475cm" svg:y="14.584cm">
          <text:p text:style-name="P1"><text:span text:style-name="T1">Or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172cm" svg:height="1.657cm" svg:x="14.474cm" svg:y="18.146cm">
          <text:p text:style-name="P1"><text:span text:style-name="T1">Or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4" draw:layer="layout" svg:width="1.656cm" svg:height="1.657cm" svg:x="14.244cm" svg:y="18.1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15.071cm" svg:y1="16.241cm" svg:x2="15.071cm" svg:y2="18.146cm" draw:end-shape="id14" draw:end-glue-point="4" svg:d="m15071 16241v1905">
          <text:p/>
        </draw:connector>
        <draw:frame draw:style-name="gr15" draw:text-style-name="P8" draw:layer="layout" svg:width="0.748cm" svg:height="0.662cm" svg:x="12.295cm" svg:y="16.566cm">
          <draw:text-box>
            <text:p><text:span text:style-name="T4">&amp;</text:span></text:p>
          </draw:text-box>
        </draw:frame>
        <draw:connector draw:style-name="gr7" draw:text-style-name="P1" draw:layer="layout" draw:type="curve" svg:x1="8.174cm" svg:y1="13.065cm" svg:x2="12.86cm" svg:y2="14.583cm" draw:start-shape="id1" draw:start-glue-point="2" draw:end-shape="id15" draw:end-glue-point="4" svg:d="m8174 13065c0 1138 4686 380 4686 1518">
          <text:p/>
        </draw:connector>
        <draw:connector draw:style-name="gr7" draw:text-style-name="P1" draw:layer="layout" draw:type="curve" draw:line-skew="-0.123cm" svg:x1="8.174cm" svg:y1="13.065cm" svg:x2="15.06cm" svg:y2="14.584cm" draw:start-shape="id1" draw:start-glue-point="2" draw:end-shape="id16" draw:end-glue-point="4" svg:d="m8174 13065c0 954 6886 195 6886 1519">
          <text:p/>
        </draw:connector>
        <draw:frame draw:style-name="gr15" draw:text-style-name="P8" draw:layer="layout" svg:width="0.748cm" svg:height="0.662cm" svg:x="11.625cm" svg:y="13.873cm">
          <draw:text-box>
            <text:p><text:span text:style-name="T4">&amp;</text:span></text:p>
          </draw:text-box>
        </draw:frame>
        <draw:frame draw:style-name="gr10" draw:text-style-name="P8" draw:layer="layout" svg:width="0.635cm" svg:height="0.885cm" svg:x="15.005cm" svg:y="16.625cm">
          <draw:text-box>
            <text:p><text:span text:style-name="T4">|</text:span></text:p>
          </draw:text-box>
        </draw:frame>
        <draw:frame draw:style-name="gr10" draw:text-style-name="P8" draw:layer="layout" svg:width="0.635cm" svg:height="0.885cm" svg:x="13.5cm" svg:y="13.25cm">
          <draw:text-box>
            <text:p><text:span text:style-name="T4">|</text:span></text:p>
          </draw:text-box>
        </draw:frame>
        <draw:connector draw:style-name="gr7" draw:text-style-name="P1" draw:layer="layout" draw:type="curve" svg:x1="7.898cm" svg:y1="13.065cm" svg:x2="7.914cm" svg:y2="18.143cm" draw:start-shape="id8" draw:start-glue-point="2" draw:end-shape="id17" draw:end-glue-point="4" svg:d="m7898 13065c0 3808 16 1270 16 5078">
          <text:p/>
        </draw:connector>
        <draw:connector draw:style-name="gr7" draw:text-style-name="P1" draw:layer="layout" draw:type="curve" draw:line-skew="-0.466cm" svg:x1="7.898cm" svg:y1="13.065cm" svg:x2="5.985cm" svg:y2="18.145cm" draw:start-shape="id8" draw:start-glue-point="2" draw:end-shape="id18" draw:end-glue-point="4" svg:d="m7898 13065c0 3111-1913 571-1913 5080">
          <text:p/>
        </draw:connector>
        <draw:connector draw:style-name="gr7" draw:text-style-name="P1" draw:layer="layout" draw:type="curve" svg:x1="7.898cm" svg:y1="13.065cm" svg:x2="9.349cm" svg:y2="19.414cm" draw:start-shape="id8" draw:start-glue-point="2" draw:end-shape="id19" draw:end-glue-point="4" svg:d="m7898 13065c0 4761 1451 1587 1451 6349">
          <text:p/>
        </draw:connector>
        <draw:custom-shape draw:style-name="gr1" draw:text-style-name="P2" draw:layer="layout" svg:width="1.032cm" svg:height="1.271cm" svg:x="8.823cm" svg:y="19.414cm">
          <text:p text:style-name="P1"><text:span text:style-name="T1">g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9" draw:layer="layout" svg:width="1.459cm" svg:height="1.271cm" svg:x="8.62cm" svg:y="19.4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032cm" svg:height="1.271cm" svg:x="5.459cm" svg:y="18.145cm">
          <text:p text:style-name="P1"><text:span text:style-name="T1">l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8" draw:layer="layout" svg:width="1.459cm" svg:height="1.271cm" svg:x="5.256cm" svg:y="18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draw:layer="layout" svg:width="0.635cm" svg:height="0.885cm" svg:x="6.08cm" svg:y="16.145cm">
          <draw:text-box>
            <text:p><text:span text:style-name="T1">&lt;</text:span></text:p>
          </draw:text-box>
        </draw:frame>
        <draw:custom-shape draw:style-name="gr1" draw:text-style-name="P2" draw:id="id17" draw:layer="layout" svg:width="1.032cm" svg:height="1.271cm" svg:x="7.399cm" svg:y="18.143cm">
          <text:p text:style-name="P1"><text:span text:style-name="T1">eq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032cm" svg:height="1.271cm" svg:x="2.919cm" svg:y="18.145cm">
          <text:p text:style-name="P1"><text:span text:style-name="T1">ne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20" draw:layer="layout" svg:width="1.459cm" svg:height="1.271cm" svg:x="2.716cm" svg:y="18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3.097cm" svg:y1="16.392cm" svg:x2="3.445cm" svg:y2="18.145cm" draw:start-shape="id9" draw:start-glue-point="8" draw:end-shape="id20" draw:end-glue-point="4" svg:d="m3097 16392c0 1314 348 438 348 1753">
          <text:p/>
        </draw:connector>
        <draw:frame draw:style-name="gr15" draw:text-style-name="P8" draw:layer="layout" svg:width="0.718cm" svg:height="0.662cm" svg:x="7.985cm" svg:y="17.483cm">
          <draw:text-box>
            <text:p><text:span text:style-name="T4">=</text:span></text:p>
          </draw:text-box>
        </draw:frame>
        <draw:frame draw:style-name="gr10" draw:text-style-name="P8" draw:layer="layout" svg:width="0.635cm" svg:height="0.885cm" svg:x="2.299cm" svg:y="16.875cm">
          <draw:text-box>
            <text:p><text:span text:style-name="T4">=</text:span></text:p>
          </draw:text-box>
        </draw:frame>
        <draw:custom-shape draw:style-name="gr1" draw:text-style-name="P2" draw:layer="layout" svg:width="1.032cm" svg:height="1.271cm" svg:x="5.259cm" svg:y="21.02cm">
          <text:p text:style-name="P1"><text:span text:style-name="T1">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21" draw:layer="layout" svg:width="1.459cm" svg:height="1.271cm" svg:x="5.056cm" svg:y="21.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032cm" svg:height="1.271cm" svg:x="9.269cm" svg:y="21.954cm">
          <text:p text:style-name="P1"><text:span text:style-name="T1">g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23" draw:layer="layout" svg:width="1.459cm" svg:height="1.271cm" svg:x="9.066cm" svg:y="21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032cm" svg:height="1.271cm" svg:x="7.364cm" svg:y="20.684cm">
          <text:p text:style-name="P1"><text:span text:style-name="T1">ne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22" draw:layer="layout" svg:width="1.459cm" svg:height="1.271cm" svg:x="7.161cm" svg:y="20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5.985cm" svg:y1="19.416cm" svg:x2="5.785cm" svg:y2="21.02cm" draw:start-shape="id18" draw:start-glue-point="8" draw:end-shape="id21" draw:end-glue-point="4" svg:d="m5985 19416c0 1201-200 400-200 1604">
          <text:p/>
        </draw:connector>
        <draw:connector draw:style-name="gr7" draw:text-style-name="P1" draw:layer="layout" draw:type="curve" svg:x1="7.914cm" svg:y1="19.414cm" svg:x2="7.89cm" svg:y2="20.684cm" draw:start-shape="id17" draw:start-glue-point="8" draw:end-shape="id22" draw:end-glue-point="4" svg:d="m7914 19414c0 951-24 316-24 1270">
          <text:p/>
        </draw:connector>
        <draw:connector draw:style-name="gr7" draw:text-style-name="P1" draw:layer="layout" draw:type="curve" svg:x1="9.349cm" svg:y1="20.685cm" svg:x2="9.795cm" svg:y2="21.954cm" draw:start-shape="id19" draw:start-glue-point="8" draw:end-shape="id23" draw:end-glue-point="4" svg:d="m9349 20685c0 951 446 317 446 1269">
          <text:p/>
        </draw:connector>
        <draw:frame draw:style-name="gr16" draw:text-style-name="P8" draw:layer="layout" svg:width="0.718cm" svg:height="0.663cm" svg:x="7.796cm" svg:y="19.414cm">
          <draw:text-box>
            <text:p><text:span text:style-name="T4">=</text:span></text:p>
          </draw:text-box>
        </draw:frame>
        <draw:frame draw:style-name="gr16" draw:text-style-name="P8" draw:layer="layout" svg:width="0.718cm" svg:height="0.663cm" svg:x="5.156cm" svg:y="19.75cm">
          <draw:text-box>
            <text:p><text:span text:style-name="T4">=</text:span></text:p>
          </draw:text-box>
        </draw:frame>
        <draw:frame draw:style-name="gr16" draw:text-style-name="P8" draw:layer="layout" svg:width="0.718cm" svg:height="0.663cm" svg:x="9.307cm" svg:y="20.885cm">
          <draw:text-box>
            <text:p><text:span text:style-name="T4">=</text:span></text:p>
          </draw:text-box>
        </draw:frame>
        <draw:custom-shape draw:style-name="gr5" draw:text-style-name="P2" draw:layer="layout" svg:width="1.171cm" svg:height="1.657cm" svg:x="14.389cm" svg:y="2.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3.81cm" svg:height="1.52cm" svg:x="14.13cm" svg:y="3.975cm">
          <draw:text-box>
            <text:p>Sate</text:p>
          </draw:text-box>
        </draw:frame>
        <draw:custom-shape draw:style-name="gr1" draw:text-style-name="P2" draw:layer="layout" svg:width="1.032cm" svg:height="1.271cm" svg:x="11.808cm" svg:y="7.348cm">
          <text:p text:style-name="P1"><text:span text:style-name="T1">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24" draw:layer="layout" svg:width="1.459cm" svg:height="1.271cm" svg:x="11.605cm" svg:y="7.3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11.605cm" svg:y1="7.983cm" svg:x2="12.334cm" svg:y2="7.348cm" draw:start-shape="id24" draw:start-glue-point="6" draw:end-shape="id24" draw:end-glue-point="4" svg:d="m11605 7983c-753 0-627-569-257-916s986-472 986 281">
          <text:p/>
        </draw:connector>
        <draw:custom-shape draw:style-name="gr1" draw:text-style-name="P2" draw:layer="layout" svg:width="1.032cm" svg:height="1.271cm" svg:x="18.983cm" svg:y="15.81cm">
          <text:p text:style-name="P1"><text:span text:style-name="T1">I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25" draw:layer="layout" svg:width="1.459cm" svg:height="1.271cm" svg:x="18.78cm" svg:y="15.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13.141cm" svg:y1="12.112cm" svg:x2="19.509cm" svg:y2="15.81cm" draw:start-shape="id1" draw:start-glue-point="1" draw:end-shape="id25" draw:end-glue-point="4" svg:d="m13141 12112c4246 0 6368 1232 6368 3698">
          <text:p/>
        </draw:connector>
        <draw:connector draw:style-name="gr7" draw:text-style-name="P1" draw:layer="layout" draw:type="curve" svg:x1="19.509cm" svg:y1="17.081cm" svg:x2="20.025cm" svg:y2="15.995cm" draw:start-shape="id25" draw:start-glue-point="8" draw:end-shape="id25" draw:end-glue-point="11" svg:d="m19509 17081c0 750 1230 500 1230-636s-714-1480-714-450">
          <text:p/>
        </draw:connector>
        <draw:frame draw:style-name="gr10" draw:text-style-name="P9" draw:layer="layout" svg:width="1.905cm" svg:height="0.885cm" svg:x="16.875cm" svg:y="13.065cm">
          <draw:text-box>
            <text:p><text:span text:style-name="T1">digit</text:span></text:p>
          </draw:text-box>
        </draw:frame>
        <draw:custom-shape draw:style-name="gr1" draw:text-style-name="P2" draw:layer="layout" svg:width="1.037cm" svg:height="1.27cm" svg:x="6.724cm" svg:y="7.351cm">
          <text:p text:style-name="P1"><text:span text:style-name="T1">tim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27" draw:layer="layout" svg:width="1.467cm" svg:height="1.27cm" svg:x="6.519cm" svg:y="7.3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26" draw:layer="layout" svg:width="9.934cm" svg:height="1.905cm" svg:x="3.208cm" svg:y="11.1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id="id33" draw:layer="layout" svg:width="6.07cm" svg:height="1.52cm" svg:x="4.864cm" svg:y="11.546cm">
          <draw:text-box>
            <text:p text:style-name="P1"><text:span text:style-name="T2">START</text:span></text:p>
          </draw:text-box>
        </draw:frame>
        <draw:custom-shape draw:style-name="gr1" draw:text-style-name="P2" draw:layer="layout" svg:width="1.075cm" svg:height="1.27cm" svg:x="2.868cm" svg:y="7.351cm">
          <text:p text:style-name="P1"><text:span text:style-name="T1">plu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28" draw:layer="layout" svg:width="1.519cm" svg:height="1.27cm" svg:x="2.657cm" svg:y="7.3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067cm" svg:height="1.27cm" svg:x="4.783cm" svg:y="7.351cm">
          <text:p text:style-name="P1"><text:span text:style-name="T1">minu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29" draw:layer="layout" svg:width="1.508cm" svg:height="1.27cm" svg:x="4.573cm" svg:y="7.3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032cm" svg:height="1.271cm" svg:x="8.635cm" svg:y="7.351cm">
          <text:p text:style-name="P1"><text:span text:style-name="T1">div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30" draw:layer="layout" svg:width="1.459cm" svg:height="1.271cm" svg:x="8.432cm" svg:y="7.3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171cm" svg:height="1.657cm" svg:x="17.356cm" svg:y="2.2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55cm" svg:height="1.657cm" svg:x="17.126cm" svg:y="2.2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4.332cm" svg:height="2.155cm" svg:x="17.259cm" svg:y="3.926cm">
          <draw:text-box>
            <text:p>Final State</text:p>
          </draw:text-box>
        </draw:frame>
        <draw:custom-shape draw:style-name="gr1" draw:text-style-name="P2" draw:layer="layout" svg:width="1.193cm" svg:height="1.022cm" svg:x="0.46cm" svg:y="11.596cm">
          <text:p text:style-name="P1"><text:span text:style-name="T1">LPare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31" draw:layer="layout" svg:width="1.685cm" svg:height="1.022cm" svg:x="0.226cm" svg:y="11.5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624cm" svg:height="1.657cm" svg:x="15.535cm" svg:y="10.774cm">
          <text:p text:style-name="P1"><text:span text:style-name="T1">RPare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32" draw:layer="layout" svg:width="2.295cm" svg:height="1.657cm" svg:x="15.216cm" svg:y="10.7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8.175cm" svg:y1="11.161cm" svg:x2="7.252cm" svg:y2="8.621cm" draw:start-shape="id26" draw:end-shape="id27" draw:end-glue-point="8" svg:d="m8175 11161c0-1905-923-635-923-2540">
          <text:p/>
        </draw:connector>
        <draw:connector draw:style-name="gr7" draw:text-style-name="P5" draw:layer="layout" draw:type="curve" svg:x1="8.175cm" svg:y1="11.161cm" svg:x2="3.416cm" svg:y2="8.621cm" draw:start-shape="id26" draw:end-shape="id28" draw:end-glue-point="8" svg:d="m8175 11161c0-1905-4759-635-4759-2540">
          <text:p/>
        </draw:connector>
        <draw:connector draw:style-name="gr7" draw:text-style-name="P5" draw:layer="layout" draw:type="curve" svg:x1="8.175cm" svg:y1="11.161cm" svg:x2="5.326cm" svg:y2="8.621cm" draw:start-shape="id26" draw:start-glue-point="0" draw:end-shape="id29" draw:end-glue-point="8" svg:d="m8175 11161c0-1905-2849-635-2849-2540">
          <text:p/>
        </draw:connector>
        <draw:connector draw:style-name="gr7" draw:text-style-name="P5" draw:layer="layout" draw:type="curve" svg:x1="8.175cm" svg:y1="11.161cm" svg:x2="9.161cm" svg:y2="8.622cm" draw:start-shape="id26" draw:start-glue-point="0" draw:end-shape="id30" draw:end-glue-point="8" svg:d="m8175 11161c0-1905 986-636 986-2539">
          <text:p/>
        </draw:connector>
        <draw:connector draw:style-name="gr7" draw:text-style-name="P5" draw:layer="layout" draw:type="curve" svg:x1="3.208cm" svg:y1="12.113cm" svg:x2="1.911cm" svg:y2="12.106cm" draw:start-shape="id26" draw:start-glue-point="3" draw:end-shape="id31" draw:end-glue-point="10" svg:d="m3208 12113c-973 0-325-7-1297-7">
          <text:p/>
        </draw:connector>
        <draw:frame draw:style-name="gr8" draw:layer="layout" svg:width="0.552cm" svg:height="0.963cm" svg:x="6.519cm" svg:y="9.256cm">
          <draw:text-box>
            <text:p>*</text:p>
          </draw:text-box>
        </draw:frame>
        <draw:frame draw:style-name="gr10" draw:layer="layout" svg:width="0.001cm" svg:height="0.963cm" svg:x="3.93cm" svg:y="9.196cm">
          <draw:text-box>
            <text:p>+</text:p>
          </draw:text-box>
        </draw:frame>
        <draw:frame draw:style-name="gr9" draw:layer="layout" svg:width="0.714cm" svg:height="0.963cm" svg:x="2.424cm" svg:y="11.103cm">
          <draw:text-box>
            <text:p>(</text:p>
          </draw:text-box>
        </draw:frame>
        <draw:frame draw:style-name="gr11" draw:layer="layout" svg:width="0.68cm" svg:height="0.963cm" svg:x="9.018cm" svg:y="9.356cm">
          <draw:text-box>
            <text:p>/</text:p>
          </draw:text-box>
        </draw:frame>
        <draw:connector draw:style-name="gr7" draw:text-style-name="P1" draw:layer="layout" draw:type="curve" svg:x1="13.142cm" svg:y1="12.113cm" svg:x2="15.216cm" svg:y2="11.602cm" draw:start-shape="id26" draw:start-glue-point="1" draw:end-shape="id32" draw:end-glue-point="6" svg:d="m13142 12113c1555 0 519-511 2074-511">
          <text:p/>
        </draw:connector>
        <draw:frame draw:style-name="gr12" draw:layer="layout" svg:width="0.714cm" svg:height="0.963cm" svg:x="13.622cm" svg:y="10.833cm">
          <draw:text-box>
            <text:p>(</text:p>
          </draw:text-box>
        </draw:frame>
        <draw:connector draw:style-name="gr7" draw:text-style-name="P1" draw:layer="layout" draw:type="curve" svg:x1="7.899cm" svg:y1="13.066cm" svg:x2="3.099cm" svg:y2="14.736cm" draw:start-shape="id33" draw:start-glue-point="2" draw:end-shape="id34" svg:d="m7899 13066c0 1252-4800 418-4800 1670">
          <text:p/>
        </draw:connector>
        <draw:custom-shape draw:style-name="gr1" draw:text-style-name="P6" draw:layer="layout" svg:width="1.171cm" svg:height="1.657cm" svg:x="2.532cm" svg:y="14.736cm">
          <text:p text:style-name="P1"><text:span text:style-name="T3">inv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34" draw:layer="layout" svg:width="1.656cm" svg:height="1.657cm" svg:x="2.271cm" svg:y="14.7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7.899cm" svg:y1="13.066cm" svg:x2="5.252cm" svg:y2="14.971cm" draw:start-shape="id33" draw:end-shape="id35" draw:end-glue-point="4" svg:d="m7899 13066c0 1428-2647 476-2647 1905">
          <text:p/>
        </draw:connector>
        <draw:custom-shape draw:style-name="gr1" draw:text-style-name="P7" draw:layer="layout" svg:width="1.172cm" svg:height="1.657cm" svg:x="4.656cm" svg:y="14.971cm">
          <text:p text:style-name="P1"><text:span text:style-name="T4">LBra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35" draw:layer="layout" svg:width="1.655cm" svg:height="1.657cm" svg:x="4.426cm" svg:y="14.9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id="id40" draw:layer="layout" svg:width="1.171cm" svg:height="1.657cm" svg:x="12.276cm" svg:y="14.584cm">
          <text:p text:style-name="P1"><text:span text:style-name="T1">And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172cm" svg:height="1.657cm" svg:x="9.736cm" svg:y="17.511cm">
          <text:p text:style-name="P1"><text:span text:style-name="T1">RBra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36" draw:layer="layout" svg:width="1.655cm" svg:height="1.657cm" svg:x="9.506cm" svg:y="17.5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171cm" svg:height="1.657cm" svg:x="10.613cm" svg:y="14.971cm">
          <text:p text:style-name="P1"><text:span text:style-name="T1">comm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37" draw:layer="layout" svg:width="1.656cm" svg:height="1.657cm" svg:x="10.382cm" svg:y="14.9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172cm" svg:height="1.657cm" svg:x="12.275cm" svg:y="18.146cm">
          <text:p text:style-name="P1"><text:span text:style-name="T1">And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38" draw:layer="layout" svg:width="1.656cm" svg:height="1.657cm" svg:x="12.045cm" svg:y="18.1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7.899cm" svg:y1="13.066cm" svg:x2="10.332cm" svg:y2="17.511cm" draw:start-shape="id33" draw:end-shape="id36" draw:end-glue-point="4" svg:d="m7899 13066c0 3333 2433 1111 2433 4445">
          <text:p/>
        </draw:connector>
        <draw:frame draw:style-name="gr13" draw:text-style-name="P8" draw:layer="layout" svg:width="0.667cm" svg:height="0.662cm" svg:x="3.311cm" svg:y="13.701cm">
          <draw:text-box>
            <text:p><text:span text:style-name="T4">!</text:span></text:p>
          </draw:text-box>
        </draw:frame>
        <draw:frame draw:style-name="gr9" draw:text-style-name="P8" draw:layer="layout" svg:width="0.714cm" svg:height="0.662cm" svg:x="8.759cm" svg:y="14.585cm">
          <draw:text-box>
            <text:p><text:span text:style-name="T4">}</text:span></text:p>
          </draw:text-box>
        </draw:frame>
        <draw:frame draw:style-name="gr10" draw:text-style-name="P8" draw:layer="layout" svg:width="0.552cm" svg:height="0.885cm" svg:x="5.781cm" svg:y="14.086cm">
          <draw:text-box>
            <text:p><text:span text:style-name="T4">{</text:span></text:p>
          </draw:text-box>
        </draw:frame>
        <draw:connector draw:style-name="gr7" draw:text-style-name="P1" draw:layer="layout" draw:type="curve" svg:x1="7.899cm" svg:y1="13.066cm" svg:x2="11.209cm" svg:y2="14.971cm" draw:start-shape="id33" draw:end-shape="id37" draw:end-glue-point="4" svg:d="m7899 13066c0 1428 3310 476 3310 1905">
          <text:p/>
        </draw:connector>
        <draw:frame draw:style-name="gr14" draw:text-style-name="P8" draw:layer="layout" svg:width="0.635cm" svg:height="0.935cm" svg:x="9.691cm" svg:y="13.501cm">
          <draw:text-box>
            <text:p><text:span text:style-name="T4">,</text:span></text:p>
          </draw:text-box>
        </draw:frame>
        <draw:connector draw:style-name="gr7" draw:text-style-name="P1" draw:layer="layout" draw:type="curve" svg:x1="12.872cm" svg:y1="16.241cm" svg:x2="12.872cm" svg:y2="18.146cm" draw:end-shape="id38" draw:end-glue-point="4" svg:d="m12872 16241v1905">
          <text:p/>
        </draw:connector>
        <draw:custom-shape draw:style-name="gr1" draw:text-style-name="P2" draw:id="id41" draw:layer="layout" svg:width="1.171cm" svg:height="1.657cm" svg:x="14.476cm" svg:y="14.585cm">
          <text:p text:style-name="P1"><text:span text:style-name="T1">Or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172cm" svg:height="1.657cm" svg:x="14.475cm" svg:y="18.147cm">
          <text:p text:style-name="P1"><text:span text:style-name="T1">Or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39" draw:layer="layout" svg:width="1.656cm" svg:height="1.657cm" svg:x="14.245cm" svg:y="18.1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15.072cm" svg:y1="16.242cm" svg:x2="15.072cm" svg:y2="18.147cm" draw:end-shape="id39" draw:end-glue-point="4" svg:d="m15072 16242v1905">
          <text:p/>
        </draw:connector>
        <draw:frame draw:style-name="gr15" draw:text-style-name="P8" draw:layer="layout" svg:width="0.748cm" svg:height="0.662cm" svg:x="12.296cm" svg:y="16.567cm">
          <draw:text-box>
            <text:p><text:span text:style-name="T4">&amp;</text:span></text:p>
          </draw:text-box>
        </draw:frame>
        <draw:connector draw:style-name="gr7" draw:text-style-name="P1" draw:layer="layout" draw:type="curve" svg:x1="8.175cm" svg:y1="13.066cm" svg:x2="12.861cm" svg:y2="14.584cm" draw:start-shape="id26" draw:start-glue-point="2" draw:end-shape="id40" draw:end-glue-point="4" svg:d="m8175 13066c0 1138 4686 380 4686 1518">
          <text:p/>
        </draw:connector>
        <draw:connector draw:style-name="gr7" draw:text-style-name="P1" draw:layer="layout" draw:type="curve" draw:line-skew="-0.123cm" svg:x1="8.175cm" svg:y1="13.066cm" svg:x2="15.061cm" svg:y2="14.585cm" draw:start-shape="id26" draw:start-glue-point="2" draw:end-shape="id41" draw:end-glue-point="4" svg:d="m8175 13066c0 954 6886 195 6886 1519">
          <text:p/>
        </draw:connector>
        <draw:frame draw:style-name="gr15" draw:text-style-name="P8" draw:layer="layout" svg:width="0.748cm" svg:height="0.662cm" svg:x="11.626cm" svg:y="13.874cm">
          <draw:text-box>
            <text:p><text:span text:style-name="T4">&amp;</text:span></text:p>
          </draw:text-box>
        </draw:frame>
        <draw:frame draw:style-name="gr10" draw:text-style-name="P8" draw:layer="layout" svg:width="0.635cm" svg:height="0.885cm" svg:x="15.006cm" svg:y="16.626cm">
          <draw:text-box>
            <text:p><text:span text:style-name="T4">|</text:span></text:p>
          </draw:text-box>
        </draw:frame>
        <draw:frame draw:style-name="gr10" draw:text-style-name="P8" draw:layer="layout" svg:width="0.635cm" svg:height="0.885cm" svg:x="13.501cm" svg:y="13.251cm">
          <draw:text-box>
            <text:p><text:span text:style-name="T4">|</text:span></text:p>
          </draw:text-box>
        </draw:frame>
        <draw:connector draw:style-name="gr7" draw:text-style-name="P1" draw:layer="layout" draw:type="curve" svg:x1="7.899cm" svg:y1="13.066cm" svg:x2="7.915cm" svg:y2="18.144cm" draw:start-shape="id33" draw:start-glue-point="2" draw:end-shape="id42" draw:end-glue-point="4" svg:d="m7899 13066c0 3808 16 1270 16 5078">
          <text:p/>
        </draw:connector>
        <draw:connector draw:style-name="gr7" draw:text-style-name="P1" draw:layer="layout" draw:type="curve" draw:line-skew="-0.466cm" svg:x1="7.899cm" svg:y1="13.066cm" svg:x2="5.986cm" svg:y2="18.146cm" draw:start-shape="id33" draw:start-glue-point="2" draw:end-shape="id43" draw:end-glue-point="4" svg:d="m7899 13066c0 3111-1913 571-1913 5080">
          <text:p/>
        </draw:connector>
        <draw:connector draw:style-name="gr7" draw:text-style-name="P1" draw:layer="layout" draw:type="curve" svg:x1="7.899cm" svg:y1="13.066cm" svg:x2="9.35cm" svg:y2="19.415cm" draw:start-shape="id33" draw:start-glue-point="2" draw:end-shape="id44" draw:end-glue-point="4" svg:d="m7899 13066c0 4761 1451 1587 1451 6349">
          <text:p/>
        </draw:connector>
        <draw:custom-shape draw:style-name="gr1" draw:text-style-name="P2" draw:layer="layout" svg:width="1.032cm" svg:height="1.271cm" svg:x="8.824cm" svg:y="19.415cm">
          <text:p text:style-name="P1"><text:span text:style-name="T1">g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44" draw:layer="layout" svg:width="1.459cm" svg:height="1.271cm" svg:x="8.621cm" svg:y="19.4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032cm" svg:height="1.271cm" svg:x="5.46cm" svg:y="18.146cm">
          <text:p text:style-name="P1"><text:span text:style-name="T1">l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43" draw:layer="layout" svg:width="1.459cm" svg:height="1.271cm" svg:x="5.257cm" svg:y="18.1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draw:layer="layout" svg:width="0.635cm" svg:height="0.885cm" svg:x="6.081cm" svg:y="16.146cm">
          <draw:text-box>
            <text:p><text:span text:style-name="T1">&lt;</text:span></text:p>
          </draw:text-box>
        </draw:frame>
        <draw:custom-shape draw:style-name="gr1" draw:text-style-name="P2" draw:id="id42" draw:layer="layout" svg:width="1.032cm" svg:height="1.271cm" svg:x="7.4cm" svg:y="18.144cm">
          <text:p text:style-name="P1"><text:span text:style-name="T1">eq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032cm" svg:height="1.271cm" svg:x="2.92cm" svg:y="18.146cm">
          <text:p text:style-name="P1"><text:span text:style-name="T1">ne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45" draw:layer="layout" svg:width="1.459cm" svg:height="1.271cm" svg:x="2.717cm" svg:y="18.1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3.098cm" svg:y1="16.393cm" svg:x2="3.446cm" svg:y2="18.146cm" draw:start-shape="id34" draw:start-glue-point="8" draw:end-shape="id45" draw:end-glue-point="4" svg:d="m3098 16393c0 1314 348 438 348 1753">
          <text:p/>
        </draw:connector>
        <draw:frame draw:style-name="gr15" draw:text-style-name="P8" draw:layer="layout" svg:width="0.718cm" svg:height="0.662cm" svg:x="7.986cm" svg:y="17.484cm">
          <draw:text-box>
            <text:p><text:span text:style-name="T4">=</text:span></text:p>
          </draw:text-box>
        </draw:frame>
        <draw:frame draw:style-name="gr10" draw:text-style-name="P8" draw:layer="layout" svg:width="0.635cm" svg:height="0.885cm" svg:x="2.3cm" svg:y="16.876cm">
          <draw:text-box>
            <text:p><text:span text:style-name="T4">=</text:span></text:p>
          </draw:text-box>
        </draw:frame>
        <draw:custom-shape draw:style-name="gr1" draw:text-style-name="P2" draw:layer="layout" svg:width="1.032cm" svg:height="1.271cm" svg:x="5.26cm" svg:y="21.021cm">
          <text:p text:style-name="P1"><text:span text:style-name="T1">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46" draw:layer="layout" svg:width="1.459cm" svg:height="1.271cm" svg:x="5.057cm" svg:y="21.0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032cm" svg:height="1.271cm" svg:x="9.27cm" svg:y="21.955cm">
          <text:p text:style-name="P1"><text:span text:style-name="T1">g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48" draw:layer="layout" svg:width="1.459cm" svg:height="1.271cm" svg:x="9.067cm" svg:y="21.9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032cm" svg:height="1.271cm" svg:x="7.365cm" svg:y="20.685cm">
          <text:p text:style-name="P1"><text:span text:style-name="T1">ne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47" draw:layer="layout" svg:width="1.459cm" svg:height="1.271cm" svg:x="7.162cm" svg:y="20.6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5.986cm" svg:y1="19.417cm" svg:x2="5.786cm" svg:y2="21.021cm" draw:start-shape="id43" draw:start-glue-point="8" draw:end-shape="id46" draw:end-glue-point="4" svg:d="m5986 19417c0 1201-200 400-200 1604">
          <text:p/>
        </draw:connector>
        <draw:connector draw:style-name="gr7" draw:text-style-name="P1" draw:layer="layout" draw:type="curve" svg:x1="7.915cm" svg:y1="19.415cm" svg:x2="7.891cm" svg:y2="20.685cm" draw:start-shape="id42" draw:start-glue-point="8" draw:end-shape="id47" draw:end-glue-point="4" svg:d="m7915 19415c0 951-24 316-24 1270">
          <text:p/>
        </draw:connector>
        <draw:connector draw:style-name="gr7" draw:text-style-name="P1" draw:layer="layout" draw:type="curve" svg:x1="9.35cm" svg:y1="20.686cm" svg:x2="9.796cm" svg:y2="21.955cm" draw:start-shape="id44" draw:start-glue-point="8" draw:end-shape="id48" draw:end-glue-point="4" svg:d="m9350 20686c0 951 446 317 446 1269">
          <text:p/>
        </draw:connector>
        <draw:frame draw:style-name="gr16" draw:text-style-name="P8" draw:layer="layout" svg:width="0.718cm" svg:height="0.663cm" svg:x="7.797cm" svg:y="19.415cm">
          <draw:text-box>
            <text:p><text:span text:style-name="T4">=</text:span></text:p>
          </draw:text-box>
        </draw:frame>
        <draw:frame draw:style-name="gr16" draw:text-style-name="P8" draw:layer="layout" svg:width="0.718cm" svg:height="0.663cm" svg:x="5.157cm" svg:y="19.751cm">
          <draw:text-box>
            <text:p><text:span text:style-name="T4">=</text:span></text:p>
          </draw:text-box>
        </draw:frame>
        <draw:frame draw:style-name="gr16" draw:text-style-name="P8" draw:layer="layout" svg:width="0.718cm" svg:height="0.663cm" svg:x="9.308cm" svg:y="20.886cm">
          <draw:text-box>
            <text:p><text:span text:style-name="T4">=</text:span></text:p>
          </draw:text-box>
        </draw:frame>
        <draw:custom-shape draw:style-name="gr5" draw:text-style-name="P2" draw:layer="layout" svg:width="1.171cm" svg:height="1.657cm" svg:x="14.39cm" svg:y="2.2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3.81cm" svg:height="1.52cm" svg:x="14.131cm" svg:y="3.976cm">
          <draw:text-box>
            <text:p>Sate</text:p>
          </draw:text-box>
        </draw:frame>
        <draw:custom-shape draw:style-name="gr2" draw:text-style-name="P1" draw:id="id49" draw:layer="layout" svg:width="1.459cm" svg:height="1.271cm" svg:x="11.606cm" svg:y="7.3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11.606cm" svg:y1="7.984cm" svg:x2="12.335cm" svg:y2="7.349cm" draw:start-shape="id49" draw:start-glue-point="6" draw:end-shape="id49" draw:end-glue-point="4" svg:d="m11606 7984c-753 0-627-569-257-916s986-472 986 281">
          <text:p/>
        </draw:connector>
        <draw:custom-shape draw:style-name="gr1" draw:text-style-name="P2" draw:layer="layout" svg:width="1.032cm" svg:height="1.271cm" svg:x="18.984cm" svg:y="15.811cm">
          <text:p text:style-name="P1"><text:span text:style-name="T1">I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50" draw:layer="layout" svg:width="1.459cm" svg:height="1.271cm" svg:x="18.781cm" svg:y="15.8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13.142cm" svg:y1="12.113cm" svg:x2="19.51cm" svg:y2="15.811cm" draw:start-shape="id26" draw:start-glue-point="1" draw:end-shape="id50" draw:end-glue-point="4" svg:d="m13142 12113c4246 0 6368 1232 6368 3698">
          <text:p/>
        </draw:connector>
        <draw:connector draw:style-name="gr7" draw:text-style-name="P1" draw:layer="layout" draw:type="curve" svg:x1="19.51cm" svg:y1="17.082cm" svg:x2="20.026cm" svg:y2="15.996cm" draw:start-shape="id50" draw:start-glue-point="8" draw:end-shape="id50" draw:end-glue-point="11" svg:d="m19510 17082c0 750 1230 500 1230-636s-714-1480-714-450">
          <text:p/>
        </draw:connector>
        <draw:frame draw:style-name="gr10" draw:text-style-name="P9" draw:layer="layout" svg:width="1.905cm" svg:height="0.885cm" svg:x="16.876cm" svg:y="13.066cm">
          <draw:text-box>
            <text:p><text:span text:style-name="T1">digit</text:span></text:p>
          </draw:text-box>
        </draw:frame>
        <draw:frame draw:style-name="gr10" draw:text-style-name="P9" draw:layer="layout" svg:width="1.905cm" svg:height="0.885cm" svg:x="20.05cm" svg:y="14.72cm">
          <draw:text-box>
            <text:p><text:span text:style-name="T1">digit</text:span></text:p>
          </draw:text-box>
        </draw:frame>
        <draw:connector draw:style-name="gr7" draw:text-style-name="P1" draw:layer="layout" draw:type="curve" svg:x1="19.51cm" svg:y1="17.082cm" svg:x2="17.827cm" svg:y2="18.78cm" draw:start-shape="id50" draw:start-glue-point="8" draw:end-shape="id51" draw:end-glue-point="4" svg:d="m19510 17082c0 1272-1683 423-1683 1698">
          <text:p/>
        </draw:connector>
        <draw:frame draw:style-name="gr10" draw:layer="layout" svg:width="1.905cm" svg:height="0.963cm" svg:x="18.075cm" svg:y="17.175cm">
          <draw:text-box>
            <text:p>“.”</text:p>
          </draw:text-box>
        </draw:frame>
        <draw:custom-shape draw:style-name="gr1" draw:text-style-name="P10" draw:id="id51" draw:layer="layout" svg:width="1.905cm" svg:height="1.271cm" svg:x="16.875cm" svg:y="18.78cm">
          <text:p text:style-name="P1"><text:span text:style-name="T5">Perio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17.827cm" svg:y1="20.051cm" svg:x2="18.05cm" svg:y2="21.954cm" draw:start-shape="id51" draw:start-glue-point="8" draw:end-shape="id52" draw:end-glue-point="4" svg:d="m17827 20051c0 1426 223 475 223 1903">
          <text:p/>
        </draw:connector>
        <draw:custom-shape draw:style-name="gr1" draw:text-style-name="P2" draw:layer="layout" svg:width="1.032cm" svg:height="1.271cm" svg:x="7.4cm" svg:y="18.145cm">
          <text:p text:style-name="P1"><text:span text:style-name="T1">eq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032cm" svg:height="1.271cm" svg:x="17.523cm" svg:y="21.953cm">
          <text:p text:style-name="P1"><text:span text:style-name="T1">g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459cm" svg:height="1.271cm" svg:x="17.32cm" svg:y="21.9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032cm" svg:height="1.271cm" svg:x="17.524cm" svg:y="21.954cm">
          <text:p text:style-name="P1"><text:span text:style-name="T1">g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52" draw:layer="layout" svg:width="1.459cm" svg:height="1.271cm" svg:x="17.321cm" svg:y="21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13.142cm" svg:y1="12.113cm" svg:x2="17.153cm" svg:y2="18.965cm" draw:start-shape="id26" draw:start-glue-point="1" draw:end-shape="id51" draw:end-glue-point="5" svg:d="m13142 12113c2674 0 4011 2284 4011 6852">
          <text:p/>
        </draw:connector>
        <draw:custom-shape draw:style-name="gr1" draw:text-style-name="P2" draw:layer="layout" svg:width="1.037cm" svg:height="1.27cm" svg:x="6.723cm" svg:y="7.35cm">
          <text:p text:style-name="P1"><text:span text:style-name="T1">tim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54" draw:layer="layout" svg:width="1.467cm" svg:height="1.27cm" svg:x="6.518cm" svg:y="7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53" draw:layer="layout" svg:width="9.934cm" svg:height="1.905cm" svg:x="3.207cm" svg:y="11.1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id="id60" draw:layer="layout" svg:width="6.07cm" svg:height="1.52cm" svg:x="4.863cm" svg:y="11.545cm">
          <draw:text-box>
            <text:p text:style-name="P1"><text:span text:style-name="T2">START</text:span></text:p>
          </draw:text-box>
        </draw:frame>
        <draw:custom-shape draw:style-name="gr1" draw:text-style-name="P2" draw:layer="layout" svg:width="1.075cm" svg:height="1.27cm" svg:x="2.867cm" svg:y="7.35cm">
          <text:p text:style-name="P1"><text:span text:style-name="T1">plu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55" draw:layer="layout" svg:width="1.519cm" svg:height="1.27cm" svg:x="2.656cm" svg:y="7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067cm" svg:height="1.27cm" svg:x="4.782cm" svg:y="7.35cm">
          <text:p text:style-name="P1"><text:span text:style-name="T1">minu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56" draw:layer="layout" svg:width="1.508cm" svg:height="1.27cm" svg:x="4.572cm" svg:y="7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032cm" svg:height="1.271cm" svg:x="8.634cm" svg:y="7.35cm">
          <text:p text:style-name="P1"><text:span text:style-name="T1">div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57" draw:layer="layout" svg:width="1.459cm" svg:height="1.271cm" svg:x="8.431cm" svg:y="7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171cm" svg:height="1.657cm" svg:x="17.355cm" svg:y="2.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55cm" svg:height="1.657cm" svg:x="17.125cm" svg:y="2.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4.332cm" svg:height="2.155cm" svg:x="17.258cm" svg:y="3.925cm">
          <draw:text-box>
            <text:p>Final State</text:p>
          </draw:text-box>
        </draw:frame>
        <draw:custom-shape draw:style-name="gr1" draw:text-style-name="P2" draw:layer="layout" svg:width="1.193cm" svg:height="1.022cm" svg:x="0.459cm" svg:y="11.595cm">
          <text:p text:style-name="P1"><text:span text:style-name="T1">LPare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58" draw:layer="layout" svg:width="1.685cm" svg:height="1.022cm" svg:x="0.225cm" svg:y="11.5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624cm" svg:height="1.657cm" svg:x="15.534cm" svg:y="10.773cm">
          <text:p text:style-name="P1"><text:span text:style-name="T1">RPare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59" draw:layer="layout" svg:width="2.295cm" svg:height="1.657cm" svg:x="15.215cm" svg:y="10.7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8.174cm" svg:y1="11.16cm" svg:x2="7.251cm" svg:y2="8.62cm" draw:start-shape="id53" draw:end-shape="id54" draw:end-glue-point="8" svg:d="m8174 11160c0-1905-923-635-923-2540">
          <text:p/>
        </draw:connector>
        <draw:connector draw:style-name="gr7" draw:text-style-name="P5" draw:layer="layout" draw:type="curve" svg:x1="8.174cm" svg:y1="11.16cm" svg:x2="3.415cm" svg:y2="8.62cm" draw:start-shape="id53" draw:end-shape="id55" draw:end-glue-point="8" svg:d="m8174 11160c0-1905-4759-635-4759-2540">
          <text:p/>
        </draw:connector>
        <draw:connector draw:style-name="gr7" draw:text-style-name="P5" draw:layer="layout" draw:type="curve" svg:x1="8.174cm" svg:y1="11.16cm" svg:x2="5.325cm" svg:y2="8.62cm" draw:start-shape="id53" draw:start-glue-point="0" draw:end-shape="id56" draw:end-glue-point="8" svg:d="m8174 11160c0-1905-2849-635-2849-2540">
          <text:p/>
        </draw:connector>
        <draw:connector draw:style-name="gr7" draw:text-style-name="P5" draw:layer="layout" draw:type="curve" svg:x1="8.174cm" svg:y1="11.16cm" svg:x2="9.16cm" svg:y2="8.621cm" draw:start-shape="id53" draw:start-glue-point="0" draw:end-shape="id57" draw:end-glue-point="8" svg:d="m8174 11160c0-1905 986-636 986-2539">
          <text:p/>
        </draw:connector>
        <draw:connector draw:style-name="gr7" draw:text-style-name="P5" draw:layer="layout" draw:type="curve" svg:x1="3.207cm" svg:y1="12.112cm" svg:x2="1.91cm" svg:y2="12.105cm" draw:start-shape="id53" draw:start-glue-point="3" draw:end-shape="id58" draw:end-glue-point="10" svg:d="m3207 12112c-973 0-325-7-1297-7">
          <text:p/>
        </draw:connector>
        <draw:frame draw:style-name="gr8" draw:layer="layout" svg:width="0.552cm" svg:height="0.963cm" svg:x="6.518cm" svg:y="9.255cm">
          <draw:text-box>
            <text:p>*</text:p>
          </draw:text-box>
        </draw:frame>
        <draw:frame draw:style-name="gr10" draw:layer="layout" svg:width="0.001cm" svg:height="0.963cm" svg:x="3.929cm" svg:y="9.195cm">
          <draw:text-box>
            <text:p>+</text:p>
          </draw:text-box>
        </draw:frame>
        <draw:frame draw:style-name="gr9" draw:layer="layout" svg:width="0.714cm" svg:height="0.963cm" svg:x="2.423cm" svg:y="11.102cm">
          <draw:text-box>
            <text:p>(</text:p>
          </draw:text-box>
        </draw:frame>
        <draw:frame draw:style-name="gr11" draw:layer="layout" svg:width="0.68cm" svg:height="0.963cm" svg:x="9.017cm" svg:y="9.355cm">
          <draw:text-box>
            <text:p>/</text:p>
          </draw:text-box>
        </draw:frame>
        <draw:connector draw:style-name="gr7" draw:text-style-name="P1" draw:layer="layout" draw:type="curve" svg:x1="13.141cm" svg:y1="12.112cm" svg:x2="15.215cm" svg:y2="11.601cm" draw:start-shape="id53" draw:start-glue-point="1" draw:end-shape="id59" draw:end-glue-point="6" svg:d="m13141 12112c1555 0 519-511 2074-511">
          <text:p/>
        </draw:connector>
        <draw:frame draw:style-name="gr12" draw:layer="layout" svg:width="0.714cm" svg:height="0.963cm" svg:x="13.621cm" svg:y="10.832cm">
          <draw:text-box>
            <text:p>(</text:p>
          </draw:text-box>
        </draw:frame>
        <draw:connector draw:style-name="gr7" draw:text-style-name="P1" draw:layer="layout" draw:type="curve" svg:x1="7.898cm" svg:y1="13.065cm" svg:x2="3.098cm" svg:y2="14.735cm" draw:start-shape="id60" draw:start-glue-point="2" draw:end-shape="id61" svg:d="m7898 13065c0 1252-4800 418-4800 1670">
          <text:p/>
        </draw:connector>
        <draw:custom-shape draw:style-name="gr1" draw:text-style-name="P6" draw:layer="layout" svg:width="1.171cm" svg:height="1.657cm" svg:x="2.531cm" svg:y="14.735cm">
          <text:p text:style-name="P1"><text:span text:style-name="T3">inv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61" draw:layer="layout" svg:width="1.656cm" svg:height="1.657cm" svg:x="2.27cm" svg:y="14.7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7.898cm" svg:y1="13.065cm" svg:x2="5.251cm" svg:y2="14.97cm" draw:start-shape="id60" draw:end-shape="id62" draw:end-glue-point="4" svg:d="m7898 13065c0 1428-2647 476-2647 1905">
          <text:p/>
        </draw:connector>
        <draw:custom-shape draw:style-name="gr1" draw:text-style-name="P7" draw:layer="layout" svg:width="1.172cm" svg:height="1.657cm" svg:x="4.655cm" svg:y="14.97cm">
          <text:p text:style-name="P1"><text:span text:style-name="T4">LBra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62" draw:layer="layout" svg:width="1.655cm" svg:height="1.657cm" svg:x="4.425cm" svg:y="14.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id="id67" draw:layer="layout" svg:width="1.171cm" svg:height="1.657cm" svg:x="12.275cm" svg:y="14.583cm">
          <text:p text:style-name="P1"><text:span text:style-name="T1">And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172cm" svg:height="1.657cm" svg:x="9.735cm" svg:y="17.51cm">
          <text:p text:style-name="P1"><text:span text:style-name="T1">RBra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63" draw:layer="layout" svg:width="1.655cm" svg:height="1.657cm" svg:x="9.505cm" svg:y="17.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171cm" svg:height="1.657cm" svg:x="10.612cm" svg:y="14.97cm">
          <text:p text:style-name="P1"><text:span text:style-name="T1">comm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64" draw:layer="layout" svg:width="1.656cm" svg:height="1.657cm" svg:x="10.381cm" svg:y="14.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172cm" svg:height="1.657cm" svg:x="12.274cm" svg:y="18.145cm">
          <text:p text:style-name="P1"><text:span text:style-name="T1">And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65" draw:layer="layout" svg:width="1.656cm" svg:height="1.657cm" svg:x="12.044cm" svg:y="18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7.898cm" svg:y1="13.065cm" svg:x2="10.331cm" svg:y2="17.51cm" draw:start-shape="id60" draw:end-shape="id63" draw:end-glue-point="4" svg:d="m7898 13065c0 3333 2433 1111 2433 4445">
          <text:p/>
        </draw:connector>
        <draw:frame draw:style-name="gr13" draw:text-style-name="P8" draw:layer="layout" svg:width="0.667cm" svg:height="0.662cm" svg:x="3.31cm" svg:y="13.7cm">
          <draw:text-box>
            <text:p><text:span text:style-name="T4">!</text:span></text:p>
          </draw:text-box>
        </draw:frame>
        <draw:frame draw:style-name="gr9" draw:text-style-name="P8" draw:layer="layout" svg:width="0.714cm" svg:height="0.662cm" svg:x="8.758cm" svg:y="14.584cm">
          <draw:text-box>
            <text:p><text:span text:style-name="T4">}</text:span></text:p>
          </draw:text-box>
        </draw:frame>
        <draw:frame draw:style-name="gr10" draw:text-style-name="P8" draw:layer="layout" svg:width="0.552cm" svg:height="0.885cm" svg:x="5.78cm" svg:y="14.085cm">
          <draw:text-box>
            <text:p><text:span text:style-name="T4">{</text:span></text:p>
          </draw:text-box>
        </draw:frame>
        <draw:connector draw:style-name="gr7" draw:text-style-name="P1" draw:layer="layout" draw:type="curve" svg:x1="7.898cm" svg:y1="13.065cm" svg:x2="11.208cm" svg:y2="14.97cm" draw:start-shape="id60" draw:end-shape="id64" draw:end-glue-point="4" svg:d="m7898 13065c0 1428 3310 476 3310 1905">
          <text:p/>
        </draw:connector>
        <draw:frame draw:style-name="gr14" draw:text-style-name="P8" draw:layer="layout" svg:width="0.635cm" svg:height="0.935cm" svg:x="9.69cm" svg:y="13.5cm">
          <draw:text-box>
            <text:p><text:span text:style-name="T4">,</text:span></text:p>
          </draw:text-box>
        </draw:frame>
        <draw:connector draw:style-name="gr7" draw:text-style-name="P1" draw:layer="layout" draw:type="curve" svg:x1="12.871cm" svg:y1="16.24cm" svg:x2="12.871cm" svg:y2="18.145cm" draw:end-shape="id65" draw:end-glue-point="4" svg:d="m12871 16240v1905">
          <text:p/>
        </draw:connector>
        <draw:custom-shape draw:style-name="gr1" draw:text-style-name="P2" draw:id="id68" draw:layer="layout" svg:width="1.171cm" svg:height="1.657cm" svg:x="14.475cm" svg:y="14.584cm">
          <text:p text:style-name="P1"><text:span text:style-name="T1">Or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172cm" svg:height="1.657cm" svg:x="14.474cm" svg:y="18.146cm">
          <text:p text:style-name="P1"><text:span text:style-name="T1">Or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66" draw:layer="layout" svg:width="1.656cm" svg:height="1.657cm" svg:x="14.244cm" svg:y="18.1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15.071cm" svg:y1="16.241cm" svg:x2="15.071cm" svg:y2="18.146cm" draw:end-shape="id66" draw:end-glue-point="4" svg:d="m15071 16241v1905">
          <text:p/>
        </draw:connector>
        <draw:frame draw:style-name="gr15" draw:text-style-name="P8" draw:layer="layout" svg:width="0.748cm" svg:height="0.662cm" svg:x="12.295cm" svg:y="16.566cm">
          <draw:text-box>
            <text:p><text:span text:style-name="T4">&amp;</text:span></text:p>
          </draw:text-box>
        </draw:frame>
        <draw:connector draw:style-name="gr7" draw:text-style-name="P1" draw:layer="layout" draw:type="curve" svg:x1="8.174cm" svg:y1="13.065cm" svg:x2="12.86cm" svg:y2="14.583cm" draw:start-shape="id53" draw:start-glue-point="2" draw:end-shape="id67" draw:end-glue-point="4" svg:d="m8174 13065c0 1138 4686 380 4686 1518">
          <text:p/>
        </draw:connector>
        <draw:connector draw:style-name="gr7" draw:text-style-name="P1" draw:layer="layout" draw:type="curve" draw:line-skew="-0.123cm" svg:x1="8.174cm" svg:y1="13.065cm" svg:x2="15.06cm" svg:y2="14.584cm" draw:start-shape="id53" draw:start-glue-point="2" draw:end-shape="id68" draw:end-glue-point="4" svg:d="m8174 13065c0 954 6886 195 6886 1519">
          <text:p/>
        </draw:connector>
        <draw:frame draw:style-name="gr15" draw:text-style-name="P8" draw:layer="layout" svg:width="0.748cm" svg:height="0.662cm" svg:x="11.625cm" svg:y="13.873cm">
          <draw:text-box>
            <text:p><text:span text:style-name="T4">&amp;</text:span></text:p>
          </draw:text-box>
        </draw:frame>
        <draw:frame draw:style-name="gr10" draw:text-style-name="P8" draw:layer="layout" svg:width="0.635cm" svg:height="0.885cm" svg:x="15.005cm" svg:y="16.625cm">
          <draw:text-box>
            <text:p><text:span text:style-name="T4">|</text:span></text:p>
          </draw:text-box>
        </draw:frame>
        <draw:frame draw:style-name="gr10" draw:text-style-name="P8" draw:layer="layout" svg:width="0.635cm" svg:height="0.885cm" svg:x="13.5cm" svg:y="13.25cm">
          <draw:text-box>
            <text:p><text:span text:style-name="T4">|</text:span></text:p>
          </draw:text-box>
        </draw:frame>
        <draw:connector draw:style-name="gr7" draw:text-style-name="P1" draw:layer="layout" draw:type="curve" svg:x1="7.898cm" svg:y1="13.065cm" svg:x2="7.914cm" svg:y2="18.143cm" draw:start-shape="id60" draw:start-glue-point="2" draw:end-shape="id69" draw:end-glue-point="4" svg:d="m7898 13065c0 3808 16 1270 16 5078">
          <text:p/>
        </draw:connector>
        <draw:connector draw:style-name="gr7" draw:text-style-name="P1" draw:layer="layout" draw:type="curve" draw:line-skew="-0.466cm" svg:x1="7.898cm" svg:y1="13.065cm" svg:x2="5.985cm" svg:y2="18.145cm" draw:start-shape="id60" draw:start-glue-point="2" draw:end-shape="id70" draw:end-glue-point="4" svg:d="m7898 13065c0 3111-1913 571-1913 5080">
          <text:p/>
        </draw:connector>
        <draw:connector draw:style-name="gr7" draw:text-style-name="P1" draw:layer="layout" draw:type="curve" svg:x1="7.898cm" svg:y1="13.065cm" svg:x2="9.349cm" svg:y2="19.414cm" draw:start-shape="id60" draw:start-glue-point="2" draw:end-shape="id71" draw:end-glue-point="4" svg:d="m7898 13065c0 4761 1451 1587 1451 6349">
          <text:p/>
        </draw:connector>
        <draw:custom-shape draw:style-name="gr1" draw:text-style-name="P2" draw:layer="layout" svg:width="1.032cm" svg:height="1.271cm" svg:x="8.823cm" svg:y="19.414cm">
          <text:p text:style-name="P1"><text:span text:style-name="T1">g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71" draw:layer="layout" svg:width="1.459cm" svg:height="1.271cm" svg:x="8.62cm" svg:y="19.4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032cm" svg:height="1.271cm" svg:x="5.459cm" svg:y="18.145cm">
          <text:p text:style-name="P1"><text:span text:style-name="T1">l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70" draw:layer="layout" svg:width="1.459cm" svg:height="1.271cm" svg:x="5.256cm" svg:y="18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2" draw:layer="layout" svg:width="0.718cm" svg:height="0.674cm" svg:x="8.872cm" svg:y="16.24cm">
          <draw:text-box>
            <text:p text:style-name="P11"><text:span text:style-name="T6">&gt;</text:span></text:p>
          </draw:text-box>
        </draw:frame>
        <draw:frame draw:style-name="gr10" draw:text-style-name="P9" draw:layer="layout" svg:width="0.635cm" svg:height="0.885cm" svg:x="6.08cm" svg:y="16.145cm">
          <draw:text-box>
            <text:p><text:span text:style-name="T1">&lt;</text:span></text:p>
          </draw:text-box>
        </draw:frame>
        <draw:custom-shape draw:style-name="gr1" draw:text-style-name="P2" draw:id="id69" draw:layer="layout" svg:width="1.032cm" svg:height="1.271cm" svg:x="7.399cm" svg:y="18.143cm">
          <text:p text:style-name="P1"><text:span text:style-name="T1">eq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032cm" svg:height="1.271cm" svg:x="2.919cm" svg:y="18.145cm">
          <text:p text:style-name="P1"><text:span text:style-name="T1">ne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72" draw:layer="layout" svg:width="1.459cm" svg:height="1.271cm" svg:x="2.716cm" svg:y="18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3.097cm" svg:y1="16.392cm" svg:x2="3.445cm" svg:y2="18.145cm" draw:start-shape="id61" draw:start-glue-point="8" draw:end-shape="id72" draw:end-glue-point="4" svg:d="m3097 16392c0 1314 348 438 348 1753">
          <text:p/>
        </draw:connector>
        <draw:frame draw:style-name="gr15" draw:text-style-name="P8" draw:layer="layout" svg:width="0.718cm" svg:height="0.662cm" svg:x="7.985cm" svg:y="17.483cm">
          <draw:text-box>
            <text:p><text:span text:style-name="T4">=</text:span></text:p>
          </draw:text-box>
        </draw:frame>
        <draw:frame draw:style-name="gr10" draw:text-style-name="P8" draw:layer="layout" svg:width="0.635cm" svg:height="0.885cm" svg:x="2.299cm" svg:y="16.875cm">
          <draw:text-box>
            <text:p><text:span text:style-name="T4">=</text:span></text:p>
          </draw:text-box>
        </draw:frame>
        <draw:custom-shape draw:style-name="gr1" draw:text-style-name="P2" draw:layer="layout" svg:width="1.032cm" svg:height="1.271cm" svg:x="5.259cm" svg:y="21.02cm">
          <text:p text:style-name="P1"><text:span text:style-name="T1">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73" draw:layer="layout" svg:width="1.459cm" svg:height="1.271cm" svg:x="5.056cm" svg:y="21.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032cm" svg:height="1.271cm" svg:x="9.269cm" svg:y="21.954cm">
          <text:p text:style-name="P1"><text:span text:style-name="T1">g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75" draw:layer="layout" svg:width="1.459cm" svg:height="1.271cm" svg:x="9.066cm" svg:y="21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032cm" svg:height="1.271cm" svg:x="7.364cm" svg:y="20.684cm">
          <text:p text:style-name="P1"><text:span text:style-name="T1">ne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74" draw:layer="layout" svg:width="1.459cm" svg:height="1.271cm" svg:x="7.161cm" svg:y="20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5.985cm" svg:y1="19.416cm" svg:x2="5.785cm" svg:y2="21.02cm" draw:start-shape="id70" draw:start-glue-point="8" draw:end-shape="id73" draw:end-glue-point="4" svg:d="m5985 19416c0 1201-200 400-200 1604">
          <text:p/>
        </draw:connector>
        <draw:connector draw:style-name="gr7" draw:text-style-name="P1" draw:layer="layout" draw:type="curve" svg:x1="7.914cm" svg:y1="19.414cm" svg:x2="7.89cm" svg:y2="20.684cm" draw:start-shape="id69" draw:start-glue-point="8" draw:end-shape="id74" draw:end-glue-point="4" svg:d="m7914 19414c0 951-24 316-24 1270">
          <text:p/>
        </draw:connector>
        <draw:connector draw:style-name="gr7" draw:text-style-name="P1" draw:layer="layout" draw:type="curve" svg:x1="9.349cm" svg:y1="20.685cm" svg:x2="9.795cm" svg:y2="21.954cm" draw:start-shape="id71" draw:start-glue-point="8" draw:end-shape="id75" draw:end-glue-point="4" svg:d="m9349 20685c0 951 446 317 446 1269">
          <text:p/>
        </draw:connector>
        <draw:frame draw:style-name="gr16" draw:text-style-name="P8" draw:layer="layout" svg:width="0.718cm" svg:height="0.663cm" svg:x="7.796cm" svg:y="19.414cm">
          <draw:text-box>
            <text:p><text:span text:style-name="T4">=</text:span></text:p>
          </draw:text-box>
        </draw:frame>
        <draw:frame draw:style-name="gr16" draw:text-style-name="P8" draw:layer="layout" svg:width="0.718cm" svg:height="0.663cm" svg:x="5.156cm" svg:y="19.75cm">
          <draw:text-box>
            <text:p><text:span text:style-name="T4">=</text:span></text:p>
          </draw:text-box>
        </draw:frame>
        <draw:frame draw:style-name="gr16" draw:text-style-name="P8" draw:layer="layout" svg:width="0.718cm" svg:height="0.663cm" svg:x="9.307cm" svg:y="20.885cm">
          <draw:text-box>
            <text:p><text:span text:style-name="T4">=</text:span></text:p>
          </draw:text-box>
        </draw:frame>
        <draw:custom-shape draw:style-name="gr5" draw:text-style-name="P2" draw:layer="layout" svg:width="1.171cm" svg:height="1.657cm" svg:x="14.389cm" svg:y="2.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3.81cm" svg:height="1.52cm" svg:x="14.13cm" svg:y="3.975cm">
          <draw:text-box>
            <text:p>Sate</text:p>
          </draw:text-box>
        </draw:frame>
        <draw:custom-shape draw:style-name="gr2" draw:text-style-name="P1" draw:id="id76" draw:layer="layout" svg:width="1.459cm" svg:height="1.271cm" svg:x="11.605cm" svg:y="7.3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11.605cm" svg:y1="7.983cm" svg:x2="12.334cm" svg:y2="7.348cm" draw:start-shape="id76" draw:start-glue-point="6" draw:end-shape="id76" draw:end-glue-point="4" svg:d="m11605 7983c-753 0-627-569-257-916s986-472 986 281">
          <text:p/>
        </draw:connector>
        <draw:custom-shape draw:style-name="gr1" draw:text-style-name="P2" draw:layer="layout" svg:width="1.032cm" svg:height="1.271cm" svg:x="18.983cm" svg:y="15.81cm">
          <text:p text:style-name="P1"><text:span text:style-name="T1">I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77" draw:layer="layout" svg:width="1.459cm" svg:height="1.271cm" svg:x="18.78cm" svg:y="15.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13.141cm" svg:y1="12.112cm" svg:x2="19.509cm" svg:y2="15.81cm" draw:start-shape="id53" draw:start-glue-point="1" draw:end-shape="id77" draw:end-glue-point="4" svg:d="m13141 12112c4246 0 6368 1232 6368 3698">
          <text:p/>
        </draw:connector>
        <draw:connector draw:style-name="gr7" draw:text-style-name="P1" draw:layer="layout" draw:type="curve" svg:x1="19.509cm" svg:y1="17.081cm" svg:x2="20.025cm" svg:y2="15.995cm" draw:start-shape="id77" draw:start-glue-point="8" draw:end-shape="id77" draw:end-glue-point="11" svg:d="m19509 17081c0 750 1230 500 1230-636s-714-1480-714-450">
          <text:p/>
        </draw:connector>
        <draw:frame draw:style-name="gr10" draw:text-style-name="P9" draw:layer="layout" svg:width="1.905cm" svg:height="0.885cm" svg:x="16.875cm" svg:y="13.065cm">
          <draw:text-box>
            <text:p><text:span text:style-name="T1">digit</text:span></text:p>
          </draw:text-box>
        </draw:frame>
        <draw:custom-shape draw:style-name="gr1" draw:text-style-name="P2" draw:layer="layout" svg:width="1.037cm" svg:height="1.27cm" svg:x="6.724cm" svg:y="7.351cm">
          <text:p text:style-name="P1"><text:span text:style-name="T1">tim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79" draw:layer="layout" svg:width="1.467cm" svg:height="1.27cm" svg:x="6.519cm" svg:y="7.3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78" draw:layer="layout" svg:width="9.934cm" svg:height="1.905cm" svg:x="3.208cm" svg:y="11.1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id="id85" draw:layer="layout" svg:width="6.07cm" svg:height="1.52cm" svg:x="4.864cm" svg:y="11.546cm">
          <draw:text-box>
            <text:p text:style-name="P1"><text:span text:style-name="T2">START</text:span></text:p>
          </draw:text-box>
        </draw:frame>
        <draw:custom-shape draw:style-name="gr1" draw:text-style-name="P2" draw:layer="layout" svg:width="1.075cm" svg:height="1.27cm" svg:x="2.868cm" svg:y="7.351cm">
          <text:p text:style-name="P1"><text:span text:style-name="T1">plu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80" draw:layer="layout" svg:width="1.519cm" svg:height="1.27cm" svg:x="2.657cm" svg:y="7.3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067cm" svg:height="1.27cm" svg:x="4.783cm" svg:y="7.351cm">
          <text:p text:style-name="P1"><text:span text:style-name="T1">minu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81" draw:layer="layout" svg:width="1.508cm" svg:height="1.27cm" svg:x="4.573cm" svg:y="7.3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032cm" svg:height="1.271cm" svg:x="8.635cm" svg:y="7.351cm">
          <text:p text:style-name="P1"><text:span text:style-name="T1">div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82" draw:layer="layout" svg:width="1.459cm" svg:height="1.271cm" svg:x="8.432cm" svg:y="7.3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171cm" svg:height="1.657cm" svg:x="17.356cm" svg:y="2.2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55cm" svg:height="1.657cm" svg:x="17.126cm" svg:y="2.2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4.332cm" svg:height="2.155cm" svg:x="17.259cm" svg:y="3.926cm">
          <draw:text-box>
            <text:p>Final State</text:p>
          </draw:text-box>
        </draw:frame>
        <draw:custom-shape draw:style-name="gr1" draw:text-style-name="P2" draw:layer="layout" svg:width="1.193cm" svg:height="1.022cm" svg:x="0.46cm" svg:y="11.596cm">
          <text:p text:style-name="P1"><text:span text:style-name="T1">LPare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83" draw:layer="layout" svg:width="1.685cm" svg:height="1.022cm" svg:x="0.226cm" svg:y="11.5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624cm" svg:height="1.657cm" svg:x="15.535cm" svg:y="10.774cm">
          <text:p text:style-name="P1"><text:span text:style-name="T1">RPare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84" draw:layer="layout" svg:width="2.295cm" svg:height="1.657cm" svg:x="15.216cm" svg:y="10.7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8.175cm" svg:y1="11.161cm" svg:x2="7.252cm" svg:y2="8.621cm" draw:start-shape="id78" draw:end-shape="id79" draw:end-glue-point="8" svg:d="m8175 11161c0-1905-923-635-923-2540">
          <text:p/>
        </draw:connector>
        <draw:connector draw:style-name="gr7" draw:text-style-name="P5" draw:layer="layout" draw:type="curve" svg:x1="8.175cm" svg:y1="11.161cm" svg:x2="3.416cm" svg:y2="8.621cm" draw:start-shape="id78" draw:end-shape="id80" draw:end-glue-point="8" svg:d="m8175 11161c0-1905-4759-635-4759-2540">
          <text:p/>
        </draw:connector>
        <draw:connector draw:style-name="gr7" draw:text-style-name="P5" draw:layer="layout" draw:type="curve" svg:x1="8.175cm" svg:y1="11.161cm" svg:x2="5.326cm" svg:y2="8.621cm" draw:start-shape="id78" draw:start-glue-point="0" draw:end-shape="id81" draw:end-glue-point="8" svg:d="m8175 11161c0-1905-2849-635-2849-2540">
          <text:p/>
        </draw:connector>
        <draw:connector draw:style-name="gr7" draw:text-style-name="P5" draw:layer="layout" draw:type="curve" svg:x1="8.175cm" svg:y1="11.161cm" svg:x2="9.161cm" svg:y2="8.622cm" draw:start-shape="id78" draw:start-glue-point="0" draw:end-shape="id82" draw:end-glue-point="8" svg:d="m8175 11161c0-1905 986-636 986-2539">
          <text:p/>
        </draw:connector>
        <draw:connector draw:style-name="gr7" draw:text-style-name="P5" draw:layer="layout" draw:type="curve" svg:x1="3.208cm" svg:y1="12.113cm" svg:x2="1.911cm" svg:y2="12.106cm" draw:start-shape="id78" draw:start-glue-point="3" draw:end-shape="id83" draw:end-glue-point="10" svg:d="m3208 12113c-973 0-325-7-1297-7">
          <text:p/>
        </draw:connector>
        <draw:frame draw:style-name="gr8" draw:layer="layout" svg:width="0.552cm" svg:height="0.963cm" svg:x="6.519cm" svg:y="9.256cm">
          <draw:text-box>
            <text:p>*</text:p>
          </draw:text-box>
        </draw:frame>
        <draw:frame draw:style-name="gr10" draw:layer="layout" svg:width="0.001cm" svg:height="0.963cm" svg:x="3.93cm" svg:y="9.196cm">
          <draw:text-box>
            <text:p>+</text:p>
          </draw:text-box>
        </draw:frame>
        <draw:frame draw:style-name="gr9" draw:layer="layout" svg:width="0.714cm" svg:height="0.963cm" svg:x="2.424cm" svg:y="11.103cm">
          <draw:text-box>
            <text:p>(</text:p>
          </draw:text-box>
        </draw:frame>
        <draw:frame draw:style-name="gr11" draw:layer="layout" svg:width="0.68cm" svg:height="0.963cm" svg:x="9.018cm" svg:y="9.356cm">
          <draw:text-box>
            <text:p>/</text:p>
          </draw:text-box>
        </draw:frame>
        <draw:connector draw:style-name="gr7" draw:text-style-name="P1" draw:layer="layout" draw:type="curve" svg:x1="13.142cm" svg:y1="12.113cm" svg:x2="15.216cm" svg:y2="11.602cm" draw:start-shape="id78" draw:start-glue-point="1" draw:end-shape="id84" draw:end-glue-point="6" svg:d="m13142 12113c1555 0 519-511 2074-511">
          <text:p/>
        </draw:connector>
        <draw:frame draw:style-name="gr12" draw:layer="layout" svg:width="0.714cm" svg:height="0.963cm" svg:x="13.622cm" svg:y="10.833cm">
          <draw:text-box>
            <text:p>(</text:p>
          </draw:text-box>
        </draw:frame>
        <draw:connector draw:style-name="gr7" draw:text-style-name="P1" draw:layer="layout" draw:type="curve" svg:x1="7.899cm" svg:y1="13.066cm" svg:x2="3.099cm" svg:y2="14.736cm" draw:start-shape="id85" draw:start-glue-point="2" draw:end-shape="id86" svg:d="m7899 13066c0 1252-4800 418-4800 1670">
          <text:p/>
        </draw:connector>
        <draw:custom-shape draw:style-name="gr1" draw:text-style-name="P6" draw:layer="layout" svg:width="1.171cm" svg:height="1.657cm" svg:x="2.532cm" svg:y="14.736cm">
          <text:p text:style-name="P1"><text:span text:style-name="T3">inv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86" draw:layer="layout" svg:width="1.656cm" svg:height="1.657cm" svg:x="2.271cm" svg:y="14.7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7.899cm" svg:y1="13.066cm" svg:x2="5.252cm" svg:y2="14.971cm" draw:start-shape="id85" draw:end-shape="id87" draw:end-glue-point="4" svg:d="m7899 13066c0 1428-2647 476-2647 1905">
          <text:p/>
        </draw:connector>
        <draw:custom-shape draw:style-name="gr1" draw:text-style-name="P7" draw:layer="layout" svg:width="1.172cm" svg:height="1.657cm" svg:x="4.656cm" svg:y="14.971cm">
          <text:p text:style-name="P1"><text:span text:style-name="T4">LBra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87" draw:layer="layout" svg:width="1.655cm" svg:height="1.657cm" svg:x="4.426cm" svg:y="14.9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id="id92" draw:layer="layout" svg:width="1.171cm" svg:height="1.657cm" svg:x="12.276cm" svg:y="14.584cm">
          <text:p text:style-name="P1"><text:span text:style-name="T1">And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172cm" svg:height="1.657cm" svg:x="9.736cm" svg:y="17.511cm">
          <text:p text:style-name="P1"><text:span text:style-name="T1">RBra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88" draw:layer="layout" svg:width="1.655cm" svg:height="1.657cm" svg:x="9.506cm" svg:y="17.5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171cm" svg:height="1.657cm" svg:x="10.613cm" svg:y="14.971cm">
          <text:p text:style-name="P1"><text:span text:style-name="T1">comm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89" draw:layer="layout" svg:width="1.656cm" svg:height="1.657cm" svg:x="10.382cm" svg:y="14.9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172cm" svg:height="1.657cm" svg:x="12.275cm" svg:y="18.146cm">
          <text:p text:style-name="P1"><text:span text:style-name="T1">And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90" draw:layer="layout" svg:width="1.656cm" svg:height="1.657cm" svg:x="12.045cm" svg:y="18.1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7.899cm" svg:y1="13.066cm" svg:x2="10.332cm" svg:y2="17.511cm" draw:start-shape="id85" draw:end-shape="id88" draw:end-glue-point="4" svg:d="m7899 13066c0 3333 2433 1111 2433 4445">
          <text:p/>
        </draw:connector>
        <draw:frame draw:style-name="gr13" draw:text-style-name="P8" draw:layer="layout" svg:width="0.667cm" svg:height="0.662cm" svg:x="3.311cm" svg:y="13.701cm">
          <draw:text-box>
            <text:p><text:span text:style-name="T4">!</text:span></text:p>
          </draw:text-box>
        </draw:frame>
        <draw:frame draw:style-name="gr9" draw:text-style-name="P8" draw:layer="layout" svg:width="0.714cm" svg:height="0.662cm" svg:x="8.759cm" svg:y="14.585cm">
          <draw:text-box>
            <text:p><text:span text:style-name="T4">}</text:span></text:p>
          </draw:text-box>
        </draw:frame>
        <draw:frame draw:style-name="gr10" draw:text-style-name="P8" draw:layer="layout" svg:width="0.552cm" svg:height="0.885cm" svg:x="5.781cm" svg:y="14.086cm">
          <draw:text-box>
            <text:p><text:span text:style-name="T4">{</text:span></text:p>
          </draw:text-box>
        </draw:frame>
        <draw:connector draw:style-name="gr7" draw:text-style-name="P1" draw:layer="layout" draw:type="curve" svg:x1="7.899cm" svg:y1="13.066cm" svg:x2="11.209cm" svg:y2="14.971cm" draw:start-shape="id85" draw:end-shape="id89" draw:end-glue-point="4" svg:d="m7899 13066c0 1428 3310 476 3310 1905">
          <text:p/>
        </draw:connector>
        <draw:frame draw:style-name="gr14" draw:text-style-name="P8" draw:layer="layout" svg:width="0.635cm" svg:height="0.935cm" svg:x="9.691cm" svg:y="13.501cm">
          <draw:text-box>
            <text:p><text:span text:style-name="T4">,</text:span></text:p>
          </draw:text-box>
        </draw:frame>
        <draw:connector draw:style-name="gr7" draw:text-style-name="P1" draw:layer="layout" draw:type="curve" svg:x1="12.872cm" svg:y1="16.241cm" svg:x2="12.872cm" svg:y2="18.146cm" draw:end-shape="id90" draw:end-glue-point="4" svg:d="m12872 16241v1905">
          <text:p/>
        </draw:connector>
        <draw:custom-shape draw:style-name="gr1" draw:text-style-name="P2" draw:id="id93" draw:layer="layout" svg:width="1.171cm" svg:height="1.657cm" svg:x="14.476cm" svg:y="14.585cm">
          <text:p text:style-name="P1"><text:span text:style-name="T1">Or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172cm" svg:height="1.657cm" svg:x="14.475cm" svg:y="18.147cm">
          <text:p text:style-name="P1"><text:span text:style-name="T1">Or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91" draw:layer="layout" svg:width="1.656cm" svg:height="1.657cm" svg:x="14.245cm" svg:y="18.1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15.072cm" svg:y1="16.242cm" svg:x2="15.072cm" svg:y2="18.147cm" draw:end-shape="id91" draw:end-glue-point="4" svg:d="m15072 16242v1905">
          <text:p/>
        </draw:connector>
        <draw:frame draw:style-name="gr15" draw:text-style-name="P8" draw:layer="layout" svg:width="0.748cm" svg:height="0.662cm" svg:x="12.296cm" svg:y="16.567cm">
          <draw:text-box>
            <text:p><text:span text:style-name="T4">&amp;</text:span></text:p>
          </draw:text-box>
        </draw:frame>
        <draw:connector draw:style-name="gr7" draw:text-style-name="P1" draw:layer="layout" draw:type="curve" svg:x1="8.175cm" svg:y1="13.066cm" svg:x2="12.861cm" svg:y2="14.584cm" draw:start-shape="id78" draw:start-glue-point="2" draw:end-shape="id92" draw:end-glue-point="4" svg:d="m8175 13066c0 1138 4686 380 4686 1518">
          <text:p/>
        </draw:connector>
        <draw:connector draw:style-name="gr7" draw:text-style-name="P1" draw:layer="layout" draw:type="curve" draw:line-skew="-0.123cm" svg:x1="8.175cm" svg:y1="13.066cm" svg:x2="15.061cm" svg:y2="14.585cm" draw:start-shape="id78" draw:start-glue-point="2" draw:end-shape="id93" draw:end-glue-point="4" svg:d="m8175 13066c0 954 6886 195 6886 1519">
          <text:p/>
        </draw:connector>
        <draw:frame draw:style-name="gr15" draw:text-style-name="P8" draw:layer="layout" svg:width="0.748cm" svg:height="0.662cm" svg:x="11.626cm" svg:y="13.874cm">
          <draw:text-box>
            <text:p><text:span text:style-name="T4">&amp;</text:span></text:p>
          </draw:text-box>
        </draw:frame>
        <draw:frame draw:style-name="gr10" draw:text-style-name="P8" draw:layer="layout" svg:width="0.635cm" svg:height="0.885cm" svg:x="15.006cm" svg:y="16.626cm">
          <draw:text-box>
            <text:p><text:span text:style-name="T4">|</text:span></text:p>
          </draw:text-box>
        </draw:frame>
        <draw:frame draw:style-name="gr10" draw:text-style-name="P8" draw:layer="layout" svg:width="0.635cm" svg:height="0.885cm" svg:x="13.501cm" svg:y="13.251cm">
          <draw:text-box>
            <text:p><text:span text:style-name="T4">|</text:span></text:p>
          </draw:text-box>
        </draw:frame>
        <draw:connector draw:style-name="gr7" draw:text-style-name="P1" draw:layer="layout" draw:type="curve" svg:x1="7.899cm" svg:y1="13.066cm" svg:x2="7.915cm" svg:y2="18.144cm" draw:start-shape="id85" draw:start-glue-point="2" draw:end-shape="id94" draw:end-glue-point="4" svg:d="m7899 13066c0 3808 16 1270 16 5078">
          <text:p/>
        </draw:connector>
        <draw:connector draw:style-name="gr7" draw:text-style-name="P1" draw:layer="layout" draw:type="curve" draw:line-skew="-0.466cm" svg:x1="7.899cm" svg:y1="13.066cm" svg:x2="5.986cm" svg:y2="18.146cm" draw:start-shape="id85" draw:start-glue-point="2" draw:end-shape="id95" draw:end-glue-point="4" svg:d="m7899 13066c0 3111-1913 571-1913 5080">
          <text:p/>
        </draw:connector>
        <draw:connector draw:style-name="gr7" draw:text-style-name="P1" draw:layer="layout" draw:type="curve" svg:x1="7.899cm" svg:y1="13.066cm" svg:x2="9.35cm" svg:y2="19.415cm" draw:start-shape="id85" draw:start-glue-point="2" draw:end-shape="id96" draw:end-glue-point="4" svg:d="m7899 13066c0 4761 1451 1587 1451 6349">
          <text:p/>
        </draw:connector>
        <draw:custom-shape draw:style-name="gr1" draw:text-style-name="P2" draw:layer="layout" svg:width="1.032cm" svg:height="1.271cm" svg:x="8.824cm" svg:y="19.415cm">
          <text:p text:style-name="P1"><text:span text:style-name="T1">g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96" draw:layer="layout" svg:width="1.459cm" svg:height="1.271cm" svg:x="8.621cm" svg:y="19.4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032cm" svg:height="1.271cm" svg:x="5.46cm" svg:y="18.146cm">
          <text:p text:style-name="P1"><text:span text:style-name="T1">l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95" draw:layer="layout" svg:width="1.459cm" svg:height="1.271cm" svg:x="5.257cm" svg:y="18.1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draw:layer="layout" svg:width="0.635cm" svg:height="0.885cm" svg:x="6.081cm" svg:y="16.146cm">
          <draw:text-box>
            <text:p><text:span text:style-name="T1">&lt;</text:span></text:p>
          </draw:text-box>
        </draw:frame>
        <draw:custom-shape draw:style-name="gr1" draw:text-style-name="P2" draw:id="id94" draw:layer="layout" svg:width="1.032cm" svg:height="1.271cm" svg:x="7.4cm" svg:y="18.144cm">
          <text:p text:style-name="P1"><text:span text:style-name="T1">eq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032cm" svg:height="1.271cm" svg:x="2.92cm" svg:y="18.146cm">
          <text:p text:style-name="P1"><text:span text:style-name="T1">ne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97" draw:layer="layout" svg:width="1.459cm" svg:height="1.271cm" svg:x="2.717cm" svg:y="18.1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3.098cm" svg:y1="16.393cm" svg:x2="3.446cm" svg:y2="18.146cm" draw:start-shape="id86" draw:start-glue-point="8" draw:end-shape="id97" draw:end-glue-point="4" svg:d="m3098 16393c0 1314 348 438 348 1753">
          <text:p/>
        </draw:connector>
        <draw:frame draw:style-name="gr15" draw:text-style-name="P8" draw:layer="layout" svg:width="0.718cm" svg:height="0.662cm" svg:x="7.986cm" svg:y="17.484cm">
          <draw:text-box>
            <text:p><text:span text:style-name="T4">=</text:span></text:p>
          </draw:text-box>
        </draw:frame>
        <draw:frame draw:style-name="gr10" draw:text-style-name="P8" draw:layer="layout" svg:width="0.635cm" svg:height="0.885cm" svg:x="2.3cm" svg:y="16.876cm">
          <draw:text-box>
            <text:p><text:span text:style-name="T4">=</text:span></text:p>
          </draw:text-box>
        </draw:frame>
        <draw:custom-shape draw:style-name="gr1" draw:text-style-name="P2" draw:layer="layout" svg:width="1.032cm" svg:height="1.271cm" svg:x="5.26cm" svg:y="21.021cm">
          <text:p text:style-name="P1"><text:span text:style-name="T1">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98" draw:layer="layout" svg:width="1.459cm" svg:height="1.271cm" svg:x="5.057cm" svg:y="21.0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032cm" svg:height="1.271cm" svg:x="9.27cm" svg:y="21.955cm">
          <text:p text:style-name="P1"><text:span text:style-name="T1">g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00" draw:layer="layout" svg:width="1.459cm" svg:height="1.271cm" svg:x="9.067cm" svg:y="21.9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032cm" svg:height="1.271cm" svg:x="7.365cm" svg:y="20.685cm">
          <text:p text:style-name="P1"><text:span text:style-name="T1">ne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99" draw:layer="layout" svg:width="1.459cm" svg:height="1.271cm" svg:x="7.162cm" svg:y="20.6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5.986cm" svg:y1="19.417cm" svg:x2="5.786cm" svg:y2="21.021cm" draw:start-shape="id95" draw:start-glue-point="8" draw:end-shape="id98" draw:end-glue-point="4" svg:d="m5986 19417c0 1201-200 400-200 1604">
          <text:p/>
        </draw:connector>
        <draw:connector draw:style-name="gr7" draw:text-style-name="P1" draw:layer="layout" draw:type="curve" svg:x1="7.915cm" svg:y1="19.415cm" svg:x2="7.891cm" svg:y2="20.685cm" draw:start-shape="id94" draw:start-glue-point="8" draw:end-shape="id99" draw:end-glue-point="4" svg:d="m7915 19415c0 951-24 316-24 1270">
          <text:p/>
        </draw:connector>
        <draw:connector draw:style-name="gr7" draw:text-style-name="P1" draw:layer="layout" draw:type="curve" svg:x1="9.35cm" svg:y1="20.686cm" svg:x2="9.796cm" svg:y2="21.955cm" draw:start-shape="id96" draw:start-glue-point="8" draw:end-shape="id100" draw:end-glue-point="4" svg:d="m9350 20686c0 951 446 317 446 1269">
          <text:p/>
        </draw:connector>
        <draw:frame draw:style-name="gr16" draw:text-style-name="P8" draw:layer="layout" svg:width="0.718cm" svg:height="0.663cm" svg:x="7.797cm" svg:y="19.415cm">
          <draw:text-box>
            <text:p><text:span text:style-name="T4">=</text:span></text:p>
          </draw:text-box>
        </draw:frame>
        <draw:frame draw:style-name="gr16" draw:text-style-name="P8" draw:layer="layout" svg:width="0.718cm" svg:height="0.663cm" svg:x="5.157cm" svg:y="19.751cm">
          <draw:text-box>
            <text:p><text:span text:style-name="T4">=</text:span></text:p>
          </draw:text-box>
        </draw:frame>
        <draw:frame draw:style-name="gr16" draw:text-style-name="P8" draw:layer="layout" svg:width="0.718cm" svg:height="0.663cm" svg:x="9.308cm" svg:y="20.886cm">
          <draw:text-box>
            <text:p><text:span text:style-name="T4">=</text:span></text:p>
          </draw:text-box>
        </draw:frame>
        <draw:custom-shape draw:style-name="gr5" draw:text-style-name="P2" draw:layer="layout" svg:width="1.171cm" svg:height="1.657cm" svg:x="14.39cm" svg:y="2.2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3.81cm" svg:height="1.52cm" svg:x="14.131cm" svg:y="3.976cm">
          <draw:text-box>
            <text:p>Sate</text:p>
          </draw:text-box>
        </draw:frame>
        <draw:custom-shape draw:style-name="gr2" draw:text-style-name="P1" draw:id="id101" draw:layer="layout" svg:width="1.459cm" svg:height="1.271cm" svg:x="11.606cm" svg:y="7.3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11.606cm" svg:y1="7.984cm" svg:x2="12.335cm" svg:y2="7.349cm" draw:start-shape="id101" draw:start-glue-point="6" draw:end-shape="id101" draw:end-glue-point="4" svg:d="m11606 7984c-753 0-627-569-257-916s986-472 986 281">
          <text:p/>
        </draw:connector>
        <draw:custom-shape draw:style-name="gr1" draw:text-style-name="P2" draw:layer="layout" svg:width="1.032cm" svg:height="1.271cm" svg:x="18.984cm" svg:y="15.811cm">
          <text:p text:style-name="P1"><text:span text:style-name="T1">I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02" draw:layer="layout" svg:width="1.459cm" svg:height="1.271cm" svg:x="18.781cm" svg:y="15.8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13.142cm" svg:y1="12.113cm" svg:x2="19.51cm" svg:y2="15.811cm" draw:start-shape="id78" draw:start-glue-point="1" draw:end-shape="id102" draw:end-glue-point="4" svg:d="m13142 12113c4246 0 6368 1232 6368 3698">
          <text:p/>
        </draw:connector>
        <draw:connector draw:style-name="gr7" draw:text-style-name="P1" draw:layer="layout" draw:type="curve" svg:x1="19.51cm" svg:y1="17.082cm" svg:x2="20.026cm" svg:y2="15.996cm" draw:start-shape="id102" draw:start-glue-point="8" draw:end-shape="id102" draw:end-glue-point="11" svg:d="m19510 17082c0 750 1230 500 1230-636s-714-1480-714-450">
          <text:p/>
        </draw:connector>
        <draw:frame draw:style-name="gr10" draw:text-style-name="P9" draw:layer="layout" svg:width="1.905cm" svg:height="0.885cm" svg:x="16.876cm" svg:y="13.066cm">
          <draw:text-box>
            <text:p><text:span text:style-name="T1">digit</text:span></text:p>
          </draw:text-box>
        </draw:frame>
        <draw:frame draw:style-name="gr10" draw:text-style-name="P9" draw:layer="layout" svg:width="1.905cm" svg:height="0.885cm" svg:x="20.05cm" svg:y="14.72cm">
          <draw:text-box>
            <text:p><text:span text:style-name="T1">digit</text:span></text:p>
          </draw:text-box>
        </draw:frame>
        <draw:connector draw:style-name="gr7" draw:text-style-name="P1" draw:layer="layout" draw:type="curve" svg:x1="19.51cm" svg:y1="17.082cm" svg:x2="17.827cm" svg:y2="18.78cm" draw:start-shape="id102" draw:start-glue-point="8" draw:end-shape="id103" draw:end-glue-point="4" svg:d="m19510 17082c0 1272-1683 423-1683 1698">
          <text:p/>
        </draw:connector>
        <draw:frame draw:style-name="gr10" draw:layer="layout" svg:width="1.905cm" svg:height="0.963cm" svg:x="16.575cm" svg:y="14.542cm">
          <draw:text-box>
            <text:p>“.”</text:p>
          </draw:text-box>
        </draw:frame>
        <draw:custom-shape draw:style-name="gr1" draw:text-style-name="P10" draw:id="id103" draw:layer="layout" svg:width="1.905cm" svg:height="1.271cm" svg:x="16.875cm" svg:y="18.78cm">
          <text:p text:style-name="P1"><text:span text:style-name="T5">Perio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17.827cm" svg:y1="20.051cm" svg:x2="18.05cm" svg:y2="21.954cm" draw:start-shape="id103" draw:start-glue-point="8" draw:end-shape="id104" draw:end-glue-point="4" svg:d="m17827 20051c0 1426 223 475 223 1903">
          <text:p/>
        </draw:connector>
        <draw:custom-shape draw:style-name="gr1" draw:text-style-name="P2" draw:layer="layout" svg:width="1.032cm" svg:height="1.271cm" svg:x="7.4cm" svg:y="18.145cm">
          <text:p text:style-name="P1"><text:span text:style-name="T1">eq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032cm" svg:height="1.271cm" svg:x="17.523cm" svg:y="21.953cm">
          <text:p text:style-name="P1"><text:span text:style-name="T1">g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459cm" svg:height="1.271cm" svg:x="17.32cm" svg:y="21.9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032cm" svg:height="1.271cm" svg:x="17.524cm" svg:y="21.954cm">
          <text:p text:style-name="P1"><text:span text:style-name="T1">floa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04" draw:layer="layout" svg:width="1.459cm" svg:height="1.271cm" svg:x="17.321cm" svg:y="21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13.142cm" svg:y1="12.113cm" svg:x2="17.153cm" svg:y2="18.965cm" draw:start-shape="id78" draw:start-glue-point="1" draw:end-shape="id103" draw:end-glue-point="5" svg:d="m13142 12113c2674 0 4011 2284 4011 6852">
          <text:p/>
        </draw:connector>
        <draw:connector draw:style-name="gr7" draw:text-style-name="P1" draw:layer="layout" draw:type="curve" svg:x1="18.566cm" svg:y1="22.139cm" svg:x2="18.78cm" svg:y2="22.589cm" draw:start-shape="id104" draw:start-glue-point="11" draw:end-shape="id104" draw:end-glue-point="10" svg:d="m18566 22139c0-1030 357-858 598-489s366 939-384 939">
          <text:p/>
        </draw:connector>
        <draw:frame draw:style-name="gr17" draw:text-style-name="P9" draw:layer="layout" svg:width="1.277cm" svg:height="0.726cm" svg:x="19.008cm" svg:y="21.229cm">
          <draw:text-box>
            <text:p><text:span text:style-name="T1">digit</text:span></text:p>
          </draw:text-box>
        </draw:frame>
        <draw:frame draw:style-name="gr17" draw:text-style-name="P9" draw:layer="layout" svg:width="1.277cm" svg:height="0.726cm" svg:x="17.738cm" svg:y="20.294cm">
          <draw:text-box>
            <text:p><text:span text:style-name="T1">digit</text:span></text:p>
          </draw:text-box>
        </draw:frame>
        <draw:connector draw:style-name="gr7" draw:text-style-name="P1" draw:layer="layout" draw:type="curve" svg:x1="18.05cm" svg:y1="23.225cm" svg:x2="18.064cm" svg:y2="25.135cm" draw:start-shape="id104" draw:start-glue-point="8" svg:d="m18050 23225c0 1807 14 853 14 1910">
          <text:p/>
        </draw:connector>
        <draw:custom-shape draw:style-name="gr1" draw:text-style-name="P2" draw:id="id105" draw:layer="layout" svg:width="1.271cm" svg:height="1.27cm" svg:x="17.509cm" svg:y="25.13cm">
          <text:p text:style-name="P1"><text:span text:style-name="T1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17.509cm" svg:y1="25.764cm" svg:x2="12.676cm" svg:y2="25.713cm" draw:start-shape="id105" draw:start-glue-point="6" svg:d="m17509 25764c-4000 0-1584-51-4833-51">
          <text:p/>
        </draw:connector>
        <draw:frame draw:style-name="gr10" draw:text-style-name="P9" draw:layer="layout" svg:width="1.81cm" svg:height="0.885cm" svg:x="17.905cm" svg:y="23.56cm">
          <draw:text-box>
            <text:p><text:span text:style-name="T1">E,e</text:span></text:p>
          </draw:text-box>
        </draw:frame>
        <draw:custom-shape draw:style-name="gr1" draw:text-style-name="P2" draw:id="id106" draw:layer="layout" svg:width="2.84cm" svg:height="1.27cm" svg:x="9.89cm" svg:y="25.13cm">
          <text:p text:style-name="P1"><text:span text:style-name="T1">EplusMinu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9" draw:layer="layout" svg:width="2.54cm" svg:height="0.725cm" svg:x="14.335cm" svg:y="25.13cm">
          <draw:text-box>
            <text:p><text:span text:style-name="T1">+,-</text:span></text:p>
          </draw:text-box>
        </draw:frame>
        <draw:custom-shape draw:style-name="gr1" draw:text-style-name="P2" draw:layer="layout" svg:width="1.346cm" svg:height="1.271cm" svg:x="12.695cm" svg:y="21.953cm">
          <text:p text:style-name="P1"><text:span text:style-name="T1">g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904cm" svg:height="1.271cm" svg:x="12.43cm" svg:y="21.9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7cm" svg:height="1.271cm" svg:x="12.696cm" svg:y="21.954cm">
          <text:p text:style-name="P1"><text:span text:style-name="T1">g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904cm" svg:height="1.271cm" svg:x="12.431cm" svg:y="21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6cm" svg:height="1.271cm" svg:x="12.695cm" svg:y="21.953cm">
          <text:p text:style-name="P1"><text:span text:style-name="T1">g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904cm" svg:height="1.271cm" svg:x="12.43cm" svg:y="21.9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7cm" svg:height="1.271cm" svg:x="12.696cm" svg:y="21.954cm">
          <text:p text:style-name="P1"><text:span text:style-name="T1">flo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07" draw:layer="layout" svg:width="1.904cm" svg:height="1.271cm" svg:x="12.431cm" svg:y="21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11.309cm" svg:y1="25.13cm" svg:x2="12.431cm" svg:y2="22.589cm" draw:start-shape="id106" draw:start-glue-point="4" draw:end-shape="id107" draw:end-glue-point="6" svg:d="m11309 25130c0-1694 374-2541 1122-2541">
          <text:p/>
        </draw:connector>
        <draw:connector draw:style-name="gr7" draw:text-style-name="P1" draw:layer="layout" draw:type="curve" svg:x1="17.694cm" svg:y1="25.315cm" svg:x2="14.335cm" svg:y2="22.589cm" draw:start-shape="id105" draw:start-glue-point="5" draw:end-shape="id107" draw:end-glue-point="10" svg:d="m17694 25315c-2658 0-979-2726-3359-2726">
          <text:p/>
        </draw:connector>
        <draw:connector draw:style-name="gr7" draw:text-style-name="P1" draw:layer="layout" draw:type="curve" svg:x1="12.708cm" svg:y1="22.139cm" svg:x2="14.056cm" svg:y2="22.139cm" draw:start-shape="id107" draw:start-glue-point="5" draw:end-shape="id107" draw:end-glue-point="11" svg:d="m12708 22139c0-1030 1348-1030 1348 0">
          <text:p/>
        </draw:connector>
        <draw:frame draw:style-name="gr17" draw:text-style-name="P9" draw:layer="layout" svg:width="1.277cm" svg:height="0.726cm" svg:x="12.73cm" svg:y="20.694cm">
          <draw:text-box>
            <text:p><text:span text:style-name="T1">digit</text:span></text:p>
          </draw:text-box>
        </draw:frame>
        <draw:custom-shape draw:style-name="gr1" draw:text-style-name="P2" draw:layer="layout" svg:width="1.037cm" svg:height="1.27cm" svg:x="6.723cm" svg:y="7.35cm">
          <text:p text:style-name="P1"><text:span text:style-name="T1">tim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09" draw:layer="layout" svg:width="1.467cm" svg:height="1.27cm" svg:x="6.518cm" svg:y="7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108" draw:layer="layout" svg:width="9.934cm" svg:height="1.905cm" svg:x="3.207cm" svg:y="11.1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id="id115" draw:layer="layout" svg:width="6.07cm" svg:height="1.52cm" svg:x="4.863cm" svg:y="11.545cm">
          <draw:text-box>
            <text:p text:style-name="P1"><text:span text:style-name="T2">START</text:span></text:p>
          </draw:text-box>
        </draw:frame>
        <draw:custom-shape draw:style-name="gr1" draw:text-style-name="P2" draw:layer="layout" svg:width="1.075cm" svg:height="1.27cm" svg:x="2.867cm" svg:y="7.35cm">
          <text:p text:style-name="P1"><text:span text:style-name="T1">plu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10" draw:layer="layout" svg:width="1.519cm" svg:height="1.27cm" svg:x="2.656cm" svg:y="7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067cm" svg:height="1.27cm" svg:x="4.782cm" svg:y="7.35cm">
          <text:p text:style-name="P1"><text:span text:style-name="T1">minu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11" draw:layer="layout" svg:width="1.508cm" svg:height="1.27cm" svg:x="4.572cm" svg:y="7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032cm" svg:height="1.271cm" svg:x="8.634cm" svg:y="7.35cm">
          <text:p text:style-name="P1"><text:span text:style-name="T1">div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12" draw:layer="layout" svg:width="1.459cm" svg:height="1.271cm" svg:x="8.431cm" svg:y="7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171cm" svg:height="1.657cm" svg:x="17.355cm" svg:y="2.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55cm" svg:height="1.657cm" svg:x="17.125cm" svg:y="2.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4.332cm" svg:height="2.155cm" svg:x="17.258cm" svg:y="3.925cm">
          <draw:text-box>
            <text:p>Final State</text:p>
          </draw:text-box>
        </draw:frame>
        <draw:custom-shape draw:style-name="gr1" draw:text-style-name="P2" draw:layer="layout" svg:width="1.193cm" svg:height="1.022cm" svg:x="0.459cm" svg:y="11.595cm">
          <text:p text:style-name="P1"><text:span text:style-name="T1">LPare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13" draw:layer="layout" svg:width="1.685cm" svg:height="1.022cm" svg:x="0.225cm" svg:y="11.5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624cm" svg:height="1.657cm" svg:x="15.534cm" svg:y="10.773cm">
          <text:p text:style-name="P1"><text:span text:style-name="T1">RPare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14" draw:layer="layout" svg:width="2.295cm" svg:height="1.657cm" svg:x="15.215cm" svg:y="10.7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8.174cm" svg:y1="11.16cm" svg:x2="7.251cm" svg:y2="8.62cm" draw:start-shape="id108" draw:end-shape="id109" draw:end-glue-point="8" svg:d="m8174 11160c0-1905-923-635-923-2540">
          <text:p/>
        </draw:connector>
        <draw:connector draw:style-name="gr7" draw:text-style-name="P5" draw:layer="layout" draw:type="curve" svg:x1="8.174cm" svg:y1="11.16cm" svg:x2="3.415cm" svg:y2="8.62cm" draw:start-shape="id108" draw:end-shape="id110" draw:end-glue-point="8" svg:d="m8174 11160c0-1905-4759-635-4759-2540">
          <text:p/>
        </draw:connector>
        <draw:connector draw:style-name="gr7" draw:text-style-name="P5" draw:layer="layout" draw:type="curve" svg:x1="8.174cm" svg:y1="11.16cm" svg:x2="5.325cm" svg:y2="8.62cm" draw:start-shape="id108" draw:start-glue-point="0" draw:end-shape="id111" draw:end-glue-point="8" svg:d="m8174 11160c0-1905-2849-635-2849-2540">
          <text:p/>
        </draw:connector>
        <draw:connector draw:style-name="gr7" draw:text-style-name="P5" draw:layer="layout" draw:type="curve" svg:x1="8.174cm" svg:y1="11.16cm" svg:x2="9.16cm" svg:y2="8.621cm" draw:start-shape="id108" draw:start-glue-point="0" draw:end-shape="id112" draw:end-glue-point="8" svg:d="m8174 11160c0-1905 986-636 986-2539">
          <text:p/>
        </draw:connector>
        <draw:connector draw:style-name="gr7" draw:text-style-name="P5" draw:layer="layout" draw:type="curve" svg:x1="3.207cm" svg:y1="12.112cm" svg:x2="1.91cm" svg:y2="12.105cm" draw:start-shape="id108" draw:start-glue-point="3" draw:end-shape="id113" draw:end-glue-point="10" svg:d="m3207 12112c-973 0-325-7-1297-7">
          <text:p/>
        </draw:connector>
        <draw:frame draw:style-name="gr8" draw:layer="layout" svg:width="0.552cm" svg:height="0.963cm" svg:x="6.518cm" svg:y="9.255cm">
          <draw:text-box>
            <text:p>*</text:p>
          </draw:text-box>
        </draw:frame>
        <draw:frame draw:style-name="gr10" draw:layer="layout" svg:width="0.001cm" svg:height="0.963cm" svg:x="3.929cm" svg:y="9.195cm">
          <draw:text-box>
            <text:p>+</text:p>
          </draw:text-box>
        </draw:frame>
        <draw:frame draw:style-name="gr9" draw:layer="layout" svg:width="0.714cm" svg:height="0.963cm" svg:x="2.423cm" svg:y="11.102cm">
          <draw:text-box>
            <text:p>(</text:p>
          </draw:text-box>
        </draw:frame>
        <draw:frame draw:style-name="gr11" draw:layer="layout" svg:width="0.68cm" svg:height="0.963cm" svg:x="9.017cm" svg:y="9.355cm">
          <draw:text-box>
            <text:p>/</text:p>
          </draw:text-box>
        </draw:frame>
        <draw:connector draw:style-name="gr7" draw:text-style-name="P1" draw:layer="layout" draw:type="curve" svg:x1="13.141cm" svg:y1="12.112cm" svg:x2="15.215cm" svg:y2="11.601cm" draw:start-shape="id108" draw:start-glue-point="1" draw:end-shape="id114" draw:end-glue-point="6" svg:d="m13141 12112c1555 0 519-511 2074-511">
          <text:p/>
        </draw:connector>
        <draw:frame draw:style-name="gr12" draw:layer="layout" svg:width="0.714cm" svg:height="0.963cm" svg:x="13.621cm" svg:y="10.832cm">
          <draw:text-box>
            <text:p>(</text:p>
          </draw:text-box>
        </draw:frame>
        <draw:connector draw:style-name="gr7" draw:text-style-name="P1" draw:layer="layout" draw:type="curve" svg:x1="7.898cm" svg:y1="13.065cm" svg:x2="3.098cm" svg:y2="14.735cm" draw:start-shape="id115" draw:start-glue-point="2" draw:end-shape="id116" svg:d="m7898 13065c0 1252-4800 418-4800 1670">
          <text:p/>
        </draw:connector>
        <draw:custom-shape draw:style-name="gr1" draw:text-style-name="P6" draw:layer="layout" svg:width="1.171cm" svg:height="1.657cm" svg:x="2.531cm" svg:y="14.735cm">
          <text:p text:style-name="P1"><text:span text:style-name="T3">inv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16" draw:layer="layout" svg:width="1.656cm" svg:height="1.657cm" svg:x="2.27cm" svg:y="14.7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7.898cm" svg:y1="13.065cm" svg:x2="5.251cm" svg:y2="14.97cm" draw:start-shape="id115" draw:end-shape="id117" draw:end-glue-point="4" svg:d="m7898 13065c0 1428-2647 476-2647 1905">
          <text:p/>
        </draw:connector>
        <draw:custom-shape draw:style-name="gr1" draw:text-style-name="P7" draw:layer="layout" svg:width="1.172cm" svg:height="1.657cm" svg:x="4.655cm" svg:y="14.97cm">
          <text:p text:style-name="P1"><text:span text:style-name="T4">LBra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17" draw:layer="layout" svg:width="1.655cm" svg:height="1.657cm" svg:x="4.425cm" svg:y="14.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id="id122" draw:layer="layout" svg:width="1.171cm" svg:height="1.657cm" svg:x="12.275cm" svg:y="14.583cm">
          <text:p text:style-name="P1"><text:span text:style-name="T1">And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172cm" svg:height="1.657cm" svg:x="9.735cm" svg:y="17.51cm">
          <text:p text:style-name="P1"><text:span text:style-name="T1">RBra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18" draw:layer="layout" svg:width="1.655cm" svg:height="1.657cm" svg:x="9.505cm" svg:y="17.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171cm" svg:height="1.657cm" svg:x="10.612cm" svg:y="14.97cm">
          <text:p text:style-name="P1"><text:span text:style-name="T1">comm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19" draw:layer="layout" svg:width="1.656cm" svg:height="1.657cm" svg:x="10.381cm" svg:y="14.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172cm" svg:height="1.657cm" svg:x="12.274cm" svg:y="18.145cm">
          <text:p text:style-name="P1"><text:span text:style-name="T1">And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20" draw:layer="layout" svg:width="1.656cm" svg:height="1.657cm" svg:x="12.044cm" svg:y="18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7.898cm" svg:y1="13.065cm" svg:x2="10.331cm" svg:y2="17.51cm" draw:start-shape="id115" draw:end-shape="id118" draw:end-glue-point="4" svg:d="m7898 13065c0 3333 2433 1111 2433 4445">
          <text:p/>
        </draw:connector>
        <draw:frame draw:style-name="gr13" draw:text-style-name="P8" draw:layer="layout" svg:width="0.667cm" svg:height="0.662cm" svg:x="3.31cm" svg:y="13.7cm">
          <draw:text-box>
            <text:p><text:span text:style-name="T4">!</text:span></text:p>
          </draw:text-box>
        </draw:frame>
        <draw:frame draw:style-name="gr9" draw:text-style-name="P8" draw:layer="layout" svg:width="0.714cm" svg:height="0.662cm" svg:x="8.758cm" svg:y="14.584cm">
          <draw:text-box>
            <text:p><text:span text:style-name="T4">}</text:span></text:p>
          </draw:text-box>
        </draw:frame>
        <draw:frame draw:style-name="gr10" draw:text-style-name="P8" draw:layer="layout" svg:width="0.552cm" svg:height="0.885cm" svg:x="5.78cm" svg:y="14.085cm">
          <draw:text-box>
            <text:p><text:span text:style-name="T4">{</text:span></text:p>
          </draw:text-box>
        </draw:frame>
        <draw:connector draw:style-name="gr7" draw:text-style-name="P1" draw:layer="layout" draw:type="curve" svg:x1="7.898cm" svg:y1="13.065cm" svg:x2="11.208cm" svg:y2="14.97cm" draw:start-shape="id115" draw:end-shape="id119" draw:end-glue-point="4" svg:d="m7898 13065c0 1428 3310 476 3310 1905">
          <text:p/>
        </draw:connector>
        <draw:frame draw:style-name="gr14" draw:text-style-name="P8" draw:layer="layout" svg:width="0.635cm" svg:height="0.935cm" svg:x="9.69cm" svg:y="13.5cm">
          <draw:text-box>
            <text:p><text:span text:style-name="T4">,</text:span></text:p>
          </draw:text-box>
        </draw:frame>
        <draw:connector draw:style-name="gr7" draw:text-style-name="P1" draw:layer="layout" draw:type="curve" svg:x1="12.871cm" svg:y1="16.24cm" svg:x2="12.871cm" svg:y2="18.145cm" draw:end-shape="id120" draw:end-glue-point="4" svg:d="m12871 16240v1905">
          <text:p/>
        </draw:connector>
        <draw:custom-shape draw:style-name="gr1" draw:text-style-name="P2" draw:id="id123" draw:layer="layout" svg:width="1.171cm" svg:height="1.657cm" svg:x="14.475cm" svg:y="14.584cm">
          <text:p text:style-name="P1"><text:span text:style-name="T1">Or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172cm" svg:height="1.657cm" svg:x="14.474cm" svg:y="18.146cm">
          <text:p text:style-name="P1"><text:span text:style-name="T1">Or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21" draw:layer="layout" svg:width="1.656cm" svg:height="1.657cm" svg:x="14.244cm" svg:y="18.1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15.071cm" svg:y1="16.241cm" svg:x2="15.071cm" svg:y2="18.146cm" draw:end-shape="id121" draw:end-glue-point="4" svg:d="m15071 16241v1905">
          <text:p/>
        </draw:connector>
        <draw:frame draw:style-name="gr15" draw:text-style-name="P8" draw:layer="layout" svg:width="0.748cm" svg:height="0.662cm" svg:x="12.295cm" svg:y="16.566cm">
          <draw:text-box>
            <text:p><text:span text:style-name="T4">&amp;</text:span></text:p>
          </draw:text-box>
        </draw:frame>
        <draw:connector draw:style-name="gr7" draw:text-style-name="P1" draw:layer="layout" draw:type="curve" svg:x1="8.174cm" svg:y1="13.065cm" svg:x2="12.86cm" svg:y2="14.583cm" draw:start-shape="id108" draw:start-glue-point="2" draw:end-shape="id122" draw:end-glue-point="4" svg:d="m8174 13065c0 1138 4686 380 4686 1518">
          <text:p/>
        </draw:connector>
        <draw:connector draw:style-name="gr7" draw:text-style-name="P1" draw:layer="layout" draw:type="curve" draw:line-skew="-0.123cm" svg:x1="8.174cm" svg:y1="13.065cm" svg:x2="15.06cm" svg:y2="14.584cm" draw:start-shape="id108" draw:start-glue-point="2" draw:end-shape="id123" draw:end-glue-point="4" svg:d="m8174 13065c0 954 6886 195 6886 1519">
          <text:p/>
        </draw:connector>
        <draw:frame draw:style-name="gr15" draw:text-style-name="P8" draw:layer="layout" svg:width="0.748cm" svg:height="0.662cm" svg:x="11.625cm" svg:y="13.873cm">
          <draw:text-box>
            <text:p><text:span text:style-name="T4">&amp;</text:span></text:p>
          </draw:text-box>
        </draw:frame>
        <draw:frame draw:style-name="gr10" draw:text-style-name="P8" draw:layer="layout" svg:width="0.635cm" svg:height="0.885cm" svg:x="15.005cm" svg:y="16.625cm">
          <draw:text-box>
            <text:p><text:span text:style-name="T4">|</text:span></text:p>
          </draw:text-box>
        </draw:frame>
        <draw:frame draw:style-name="gr10" draw:text-style-name="P8" draw:layer="layout" svg:width="0.635cm" svg:height="0.885cm" svg:x="13.5cm" svg:y="13.25cm">
          <draw:text-box>
            <text:p><text:span text:style-name="T4">|</text:span></text:p>
          </draw:text-box>
        </draw:frame>
        <draw:connector draw:style-name="gr7" draw:text-style-name="P1" draw:layer="layout" draw:type="curve" svg:x1="7.898cm" svg:y1="13.065cm" svg:x2="7.914cm" svg:y2="18.143cm" draw:start-shape="id115" draw:start-glue-point="2" draw:end-shape="id124" draw:end-glue-point="4" svg:d="m7898 13065c0 3808 16 1270 16 5078">
          <text:p/>
        </draw:connector>
        <draw:connector draw:style-name="gr7" draw:text-style-name="P1" draw:layer="layout" draw:type="curve" draw:line-skew="-0.466cm" svg:x1="7.898cm" svg:y1="13.065cm" svg:x2="5.985cm" svg:y2="18.145cm" draw:start-shape="id115" draw:start-glue-point="2" draw:end-shape="id125" draw:end-glue-point="4" svg:d="m7898 13065c0 3111-1913 571-1913 5080">
          <text:p/>
        </draw:connector>
        <draw:connector draw:style-name="gr7" draw:text-style-name="P1" draw:layer="layout" draw:type="curve" svg:x1="7.898cm" svg:y1="13.065cm" svg:x2="9.349cm" svg:y2="19.414cm" draw:start-shape="id115" draw:start-glue-point="2" draw:end-shape="id126" draw:end-glue-point="4" svg:d="m7898 13065c0 4761 1451 1587 1451 6349">
          <text:p/>
        </draw:connector>
        <draw:custom-shape draw:style-name="gr1" draw:text-style-name="P2" draw:layer="layout" svg:width="1.032cm" svg:height="1.271cm" svg:x="8.823cm" svg:y="19.414cm">
          <text:p text:style-name="P1"><text:span text:style-name="T1">g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26" draw:layer="layout" svg:width="1.459cm" svg:height="1.271cm" svg:x="8.62cm" svg:y="19.4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032cm" svg:height="1.271cm" svg:x="5.459cm" svg:y="18.145cm">
          <text:p text:style-name="P1"><text:span text:style-name="T1">l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25" draw:layer="layout" svg:width="1.459cm" svg:height="1.271cm" svg:x="5.256cm" svg:y="18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draw:layer="layout" svg:width="0.635cm" svg:height="0.885cm" svg:x="6.08cm" svg:y="16.145cm">
          <draw:text-box>
            <text:p><text:span text:style-name="T1">&lt;</text:span></text:p>
          </draw:text-box>
        </draw:frame>
        <draw:custom-shape draw:style-name="gr1" draw:text-style-name="P2" draw:id="id124" draw:layer="layout" svg:width="1.032cm" svg:height="1.271cm" svg:x="7.399cm" svg:y="18.143cm">
          <text:p text:style-name="P1"><text:span text:style-name="T1">eq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032cm" svg:height="1.271cm" svg:x="2.919cm" svg:y="18.145cm">
          <text:p text:style-name="P1"><text:span text:style-name="T1">ne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27" draw:layer="layout" svg:width="1.459cm" svg:height="1.271cm" svg:x="2.716cm" svg:y="18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3.097cm" svg:y1="16.392cm" svg:x2="3.445cm" svg:y2="18.145cm" draw:start-shape="id116" draw:start-glue-point="8" draw:end-shape="id127" draw:end-glue-point="4" svg:d="m3097 16392c0 1314 348 438 348 1753">
          <text:p/>
        </draw:connector>
        <draw:frame draw:style-name="gr15" draw:text-style-name="P8" draw:layer="layout" svg:width="0.718cm" svg:height="0.662cm" svg:x="7.985cm" svg:y="17.483cm">
          <draw:text-box>
            <text:p><text:span text:style-name="T4">=</text:span></text:p>
          </draw:text-box>
        </draw:frame>
        <draw:frame draw:style-name="gr10" draw:text-style-name="P8" draw:layer="layout" svg:width="0.635cm" svg:height="0.885cm" svg:x="2.299cm" svg:y="16.875cm">
          <draw:text-box>
            <text:p><text:span text:style-name="T4">=</text:span></text:p>
          </draw:text-box>
        </draw:frame>
        <draw:custom-shape draw:style-name="gr1" draw:text-style-name="P2" draw:layer="layout" svg:width="1.032cm" svg:height="1.271cm" svg:x="5.259cm" svg:y="21.02cm">
          <text:p text:style-name="P1"><text:span text:style-name="T1">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28" draw:layer="layout" svg:width="1.459cm" svg:height="1.271cm" svg:x="5.056cm" svg:y="21.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032cm" svg:height="1.271cm" svg:x="9.269cm" svg:y="21.954cm">
          <text:p text:style-name="P1"><text:span text:style-name="T1">g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30" draw:layer="layout" svg:width="1.459cm" svg:height="1.271cm" svg:x="9.066cm" svg:y="21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032cm" svg:height="1.271cm" svg:x="7.364cm" svg:y="20.684cm">
          <text:p text:style-name="P1"><text:span text:style-name="T1">ne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29" draw:layer="layout" svg:width="1.459cm" svg:height="1.271cm" svg:x="7.161cm" svg:y="20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5.985cm" svg:y1="19.416cm" svg:x2="5.785cm" svg:y2="21.02cm" draw:start-shape="id125" draw:start-glue-point="8" draw:end-shape="id128" draw:end-glue-point="4" svg:d="m5985 19416c0 1201-200 400-200 1604">
          <text:p/>
        </draw:connector>
        <draw:connector draw:style-name="gr7" draw:text-style-name="P1" draw:layer="layout" draw:type="curve" svg:x1="7.914cm" svg:y1="19.414cm" svg:x2="7.89cm" svg:y2="20.684cm" draw:start-shape="id124" draw:start-glue-point="8" draw:end-shape="id129" draw:end-glue-point="4" svg:d="m7914 19414c0 951-24 316-24 1270">
          <text:p/>
        </draw:connector>
        <draw:connector draw:style-name="gr7" draw:text-style-name="P1" draw:layer="layout" draw:type="curve" svg:x1="9.349cm" svg:y1="20.685cm" svg:x2="9.795cm" svg:y2="21.954cm" draw:start-shape="id126" draw:start-glue-point="8" draw:end-shape="id130" draw:end-glue-point="4" svg:d="m9349 20685c0 951 446 317 446 1269">
          <text:p/>
        </draw:connector>
        <draw:frame draw:style-name="gr16" draw:text-style-name="P8" draw:layer="layout" svg:width="0.718cm" svg:height="0.663cm" svg:x="7.796cm" svg:y="19.414cm">
          <draw:text-box>
            <text:p><text:span text:style-name="T4">=</text:span></text:p>
          </draw:text-box>
        </draw:frame>
        <draw:frame draw:style-name="gr16" draw:text-style-name="P8" draw:layer="layout" svg:width="0.718cm" svg:height="0.663cm" svg:x="5.156cm" svg:y="19.75cm">
          <draw:text-box>
            <text:p><text:span text:style-name="T4">=</text:span></text:p>
          </draw:text-box>
        </draw:frame>
        <draw:frame draw:style-name="gr16" draw:text-style-name="P8" draw:layer="layout" svg:width="0.718cm" svg:height="0.663cm" svg:x="9.307cm" svg:y="20.885cm">
          <draw:text-box>
            <text:p><text:span text:style-name="T4">=</text:span></text:p>
          </draw:text-box>
        </draw:frame>
        <draw:custom-shape draw:style-name="gr5" draw:text-style-name="P2" draw:layer="layout" svg:width="1.171cm" svg:height="1.657cm" svg:x="14.389cm" svg:y="2.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3.81cm" svg:height="1.52cm" svg:x="14.13cm" svg:y="3.975cm">
          <draw:text-box>
            <text:p>Sate</text:p>
          </draw:text-box>
        </draw:frame>
        <draw:custom-shape draw:style-name="gr2" draw:text-style-name="P1" draw:id="id131" draw:layer="layout" svg:width="1.459cm" svg:height="1.271cm" svg:x="11.605cm" svg:y="7.3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11.605cm" svg:y1="7.983cm" svg:x2="12.334cm" svg:y2="7.348cm" draw:start-shape="id131" draw:start-glue-point="6" draw:end-shape="id131" draw:end-glue-point="4" svg:d="m11605 7983c-753 0-627-569-257-916s986-472 986 281">
          <text:p/>
        </draw:connector>
        <draw:custom-shape draw:style-name="gr1" draw:text-style-name="P2" draw:layer="layout" svg:width="1.032cm" svg:height="1.271cm" svg:x="18.983cm" svg:y="15.81cm">
          <text:p text:style-name="P1"><text:span text:style-name="T1">I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32" draw:layer="layout" svg:width="1.459cm" svg:height="1.271cm" svg:x="18.78cm" svg:y="15.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13.141cm" svg:y1="12.112cm" svg:x2="19.509cm" svg:y2="15.81cm" draw:start-shape="id108" draw:start-glue-point="1" draw:end-shape="id132" draw:end-glue-point="4" svg:d="m13141 12112c4246 0 6368 1232 6368 3698">
          <text:p/>
        </draw:connector>
        <draw:connector draw:style-name="gr7" draw:text-style-name="P1" draw:layer="layout" draw:type="curve" svg:x1="19.509cm" svg:y1="17.081cm" svg:x2="20.025cm" svg:y2="15.995cm" draw:start-shape="id132" draw:start-glue-point="8" draw:end-shape="id132" draw:end-glue-point="11" svg:d="m19509 17081c0 750 1230 500 1230-636s-714-1480-714-450">
          <text:p/>
        </draw:connector>
        <draw:frame draw:style-name="gr10" draw:text-style-name="P9" draw:layer="layout" svg:width="1.905cm" svg:height="0.885cm" svg:x="16.875cm" svg:y="13.065cm">
          <draw:text-box>
            <text:p><text:span text:style-name="T1">digit</text:span></text:p>
          </draw:text-box>
        </draw:frame>
        <draw:custom-shape draw:style-name="gr1" draw:text-style-name="P2" draw:layer="layout" svg:width="1.037cm" svg:height="1.27cm" svg:x="6.724cm" svg:y="7.351cm">
          <text:p text:style-name="P1"><text:span text:style-name="T1">tim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34" draw:layer="layout" svg:width="1.467cm" svg:height="1.27cm" svg:x="6.519cm" svg:y="7.3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133" draw:layer="layout" svg:width="9.934cm" svg:height="1.905cm" svg:x="3.208cm" svg:y="11.1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id="id140" draw:layer="layout" svg:width="6.07cm" svg:height="1.52cm" svg:x="4.864cm" svg:y="11.546cm">
          <draw:text-box>
            <text:p text:style-name="P1"><text:span text:style-name="T2">START</text:span></text:p>
          </draw:text-box>
        </draw:frame>
        <draw:custom-shape draw:style-name="gr1" draw:text-style-name="P2" draw:layer="layout" svg:width="1.075cm" svg:height="1.27cm" svg:x="2.868cm" svg:y="7.351cm">
          <text:p text:style-name="P1"><text:span text:style-name="T1">plu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35" draw:layer="layout" svg:width="1.519cm" svg:height="1.27cm" svg:x="2.657cm" svg:y="7.3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067cm" svg:height="1.27cm" svg:x="4.783cm" svg:y="7.351cm">
          <text:p text:style-name="P1"><text:span text:style-name="T1">minu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36" draw:layer="layout" svg:width="1.508cm" svg:height="1.27cm" svg:x="4.573cm" svg:y="7.3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032cm" svg:height="1.271cm" svg:x="8.635cm" svg:y="7.351cm">
          <text:p text:style-name="P1"><text:span text:style-name="T1">div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37" draw:layer="layout" svg:width="1.459cm" svg:height="1.271cm" svg:x="8.432cm" svg:y="7.3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171cm" svg:height="1.657cm" svg:x="17.356cm" svg:y="2.2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55cm" svg:height="1.657cm" svg:x="17.126cm" svg:y="2.2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4.332cm" svg:height="2.155cm" svg:x="17.259cm" svg:y="3.926cm">
          <draw:text-box>
            <text:p>Final State</text:p>
          </draw:text-box>
        </draw:frame>
        <draw:custom-shape draw:style-name="gr1" draw:text-style-name="P2" draw:layer="layout" svg:width="1.193cm" svg:height="1.022cm" svg:x="0.46cm" svg:y="11.596cm">
          <text:p text:style-name="P1"><text:span text:style-name="T1">LPare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38" draw:layer="layout" svg:width="1.685cm" svg:height="1.022cm" svg:x="0.226cm" svg:y="11.5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624cm" svg:height="1.657cm" svg:x="15.535cm" svg:y="10.774cm">
          <text:p text:style-name="P1"><text:span text:style-name="T1">RPare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39" draw:layer="layout" svg:width="2.295cm" svg:height="1.657cm" svg:x="15.216cm" svg:y="10.7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8.175cm" svg:y1="11.161cm" svg:x2="7.252cm" svg:y2="8.621cm" draw:start-shape="id133" draw:end-shape="id134" draw:end-glue-point="8" svg:d="m8175 11161c0-1905-923-635-923-2540">
          <text:p/>
        </draw:connector>
        <draw:connector draw:style-name="gr7" draw:text-style-name="P5" draw:layer="layout" draw:type="curve" svg:x1="8.175cm" svg:y1="11.161cm" svg:x2="3.416cm" svg:y2="8.621cm" draw:start-shape="id133" draw:end-shape="id135" draw:end-glue-point="8" svg:d="m8175 11161c0-1905-4759-635-4759-2540">
          <text:p/>
        </draw:connector>
        <draw:connector draw:style-name="gr7" draw:text-style-name="P5" draw:layer="layout" draw:type="curve" svg:x1="8.175cm" svg:y1="11.161cm" svg:x2="5.326cm" svg:y2="8.621cm" draw:start-shape="id133" draw:start-glue-point="0" draw:end-shape="id136" draw:end-glue-point="8" svg:d="m8175 11161c0-1905-2849-635-2849-2540">
          <text:p/>
        </draw:connector>
        <draw:connector draw:style-name="gr7" draw:text-style-name="P5" draw:layer="layout" draw:type="curve" svg:x1="8.175cm" svg:y1="11.161cm" svg:x2="9.161cm" svg:y2="8.622cm" draw:start-shape="id133" draw:start-glue-point="0" draw:end-shape="id137" draw:end-glue-point="8" svg:d="m8175 11161c0-1905 986-636 986-2539">
          <text:p/>
        </draw:connector>
        <draw:connector draw:style-name="gr7" draw:text-style-name="P5" draw:layer="layout" draw:type="curve" svg:x1="3.208cm" svg:y1="12.113cm" svg:x2="1.911cm" svg:y2="12.106cm" draw:start-shape="id133" draw:start-glue-point="3" draw:end-shape="id138" draw:end-glue-point="10" svg:d="m3208 12113c-973 0-325-7-1297-7">
          <text:p/>
        </draw:connector>
        <draw:frame draw:style-name="gr8" draw:layer="layout" svg:width="0.552cm" svg:height="0.963cm" svg:x="6.519cm" svg:y="9.256cm">
          <draw:text-box>
            <text:p>*</text:p>
          </draw:text-box>
        </draw:frame>
        <draw:frame draw:style-name="gr10" draw:layer="layout" svg:width="0.001cm" svg:height="0.963cm" svg:x="3.93cm" svg:y="9.196cm">
          <draw:text-box>
            <text:p>+</text:p>
          </draw:text-box>
        </draw:frame>
        <draw:frame draw:style-name="gr9" draw:layer="layout" svg:width="0.714cm" svg:height="0.963cm" svg:x="2.424cm" svg:y="11.103cm">
          <draw:text-box>
            <text:p>(</text:p>
          </draw:text-box>
        </draw:frame>
        <draw:frame draw:style-name="gr11" draw:layer="layout" svg:width="0.68cm" svg:height="0.963cm" svg:x="9.018cm" svg:y="9.356cm">
          <draw:text-box>
            <text:p>/</text:p>
          </draw:text-box>
        </draw:frame>
        <draw:connector draw:style-name="gr7" draw:text-style-name="P1" draw:layer="layout" draw:type="curve" svg:x1="13.142cm" svg:y1="12.113cm" svg:x2="15.216cm" svg:y2="11.602cm" draw:start-shape="id133" draw:start-glue-point="1" draw:end-shape="id139" draw:end-glue-point="6" svg:d="m13142 12113c1555 0 519-511 2074-511">
          <text:p/>
        </draw:connector>
        <draw:frame draw:style-name="gr12" draw:layer="layout" svg:width="0.714cm" svg:height="0.963cm" svg:x="13.622cm" svg:y="10.833cm">
          <draw:text-box>
            <text:p>(</text:p>
          </draw:text-box>
        </draw:frame>
        <draw:connector draw:style-name="gr7" draw:text-style-name="P1" draw:layer="layout" draw:type="curve" svg:x1="7.899cm" svg:y1="13.066cm" svg:x2="3.099cm" svg:y2="14.736cm" draw:start-shape="id140" draw:start-glue-point="2" draw:end-shape="id141" svg:d="m7899 13066c0 1252-4800 418-4800 1670">
          <text:p/>
        </draw:connector>
        <draw:custom-shape draw:style-name="gr1" draw:text-style-name="P6" draw:layer="layout" svg:width="1.171cm" svg:height="1.657cm" svg:x="2.532cm" svg:y="14.736cm">
          <text:p text:style-name="P1"><text:span text:style-name="T3">inv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41" draw:layer="layout" svg:width="1.656cm" svg:height="1.657cm" svg:x="2.271cm" svg:y="14.7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7.899cm" svg:y1="13.066cm" svg:x2="5.252cm" svg:y2="14.971cm" draw:start-shape="id140" draw:end-shape="id142" draw:end-glue-point="4" svg:d="m7899 13066c0 1428-2647 476-2647 1905">
          <text:p/>
        </draw:connector>
        <draw:custom-shape draw:style-name="gr1" draw:text-style-name="P7" draw:layer="layout" svg:width="1.172cm" svg:height="1.657cm" svg:x="4.656cm" svg:y="14.971cm">
          <text:p text:style-name="P1"><text:span text:style-name="T4">LBra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42" draw:layer="layout" svg:width="1.655cm" svg:height="1.657cm" svg:x="4.426cm" svg:y="14.9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id="id147" draw:layer="layout" svg:width="1.171cm" svg:height="1.657cm" svg:x="12.276cm" svg:y="14.584cm">
          <text:p text:style-name="P1"><text:span text:style-name="T1">And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172cm" svg:height="1.657cm" svg:x="9.736cm" svg:y="17.511cm">
          <text:p text:style-name="P1"><text:span text:style-name="T1">RBra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43" draw:layer="layout" svg:width="1.655cm" svg:height="1.657cm" svg:x="9.506cm" svg:y="17.5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171cm" svg:height="1.657cm" svg:x="10.613cm" svg:y="14.971cm">
          <text:p text:style-name="P1"><text:span text:style-name="T1">comm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44" draw:layer="layout" svg:width="1.656cm" svg:height="1.657cm" svg:x="10.382cm" svg:y="14.9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172cm" svg:height="1.657cm" svg:x="12.275cm" svg:y="18.146cm">
          <text:p text:style-name="P1"><text:span text:style-name="T1">And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45" draw:layer="layout" svg:width="1.656cm" svg:height="1.657cm" svg:x="12.045cm" svg:y="18.1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7.899cm" svg:y1="13.066cm" svg:x2="10.332cm" svg:y2="17.511cm" draw:start-shape="id140" draw:end-shape="id143" draw:end-glue-point="4" svg:d="m7899 13066c0 3333 2433 1111 2433 4445">
          <text:p/>
        </draw:connector>
        <draw:frame draw:style-name="gr13" draw:text-style-name="P8" draw:layer="layout" svg:width="0.667cm" svg:height="0.662cm" svg:x="3.311cm" svg:y="13.701cm">
          <draw:text-box>
            <text:p><text:span text:style-name="T4">!</text:span></text:p>
          </draw:text-box>
        </draw:frame>
        <draw:frame draw:style-name="gr9" draw:text-style-name="P8" draw:layer="layout" svg:width="0.714cm" svg:height="0.662cm" svg:x="8.759cm" svg:y="14.585cm">
          <draw:text-box>
            <text:p><text:span text:style-name="T4">}</text:span></text:p>
          </draw:text-box>
        </draw:frame>
        <draw:frame draw:style-name="gr10" draw:text-style-name="P8" draw:layer="layout" svg:width="0.552cm" svg:height="0.885cm" svg:x="5.781cm" svg:y="14.086cm">
          <draw:text-box>
            <text:p><text:span text:style-name="T4">{</text:span></text:p>
          </draw:text-box>
        </draw:frame>
        <draw:connector draw:style-name="gr7" draw:text-style-name="P1" draw:layer="layout" draw:type="curve" svg:x1="7.899cm" svg:y1="13.066cm" svg:x2="11.209cm" svg:y2="14.971cm" draw:start-shape="id140" draw:end-shape="id144" draw:end-glue-point="4" svg:d="m7899 13066c0 1428 3310 476 3310 1905">
          <text:p/>
        </draw:connector>
        <draw:frame draw:style-name="gr14" draw:text-style-name="P8" draw:layer="layout" svg:width="0.635cm" svg:height="0.935cm" svg:x="9.691cm" svg:y="13.501cm">
          <draw:text-box>
            <text:p><text:span text:style-name="T4">,</text:span></text:p>
          </draw:text-box>
        </draw:frame>
        <draw:connector draw:style-name="gr7" draw:text-style-name="P1" draw:layer="layout" draw:type="curve" svg:x1="12.872cm" svg:y1="16.241cm" svg:x2="12.872cm" svg:y2="18.146cm" draw:end-shape="id145" draw:end-glue-point="4" svg:d="m12872 16241v1905">
          <text:p/>
        </draw:connector>
        <draw:custom-shape draw:style-name="gr1" draw:text-style-name="P2" draw:id="id148" draw:layer="layout" svg:width="1.171cm" svg:height="1.657cm" svg:x="14.476cm" svg:y="14.585cm">
          <text:p text:style-name="P1"><text:span text:style-name="T1">Or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172cm" svg:height="1.657cm" svg:x="14.475cm" svg:y="18.147cm">
          <text:p text:style-name="P1"><text:span text:style-name="T1">Or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46" draw:layer="layout" svg:width="1.656cm" svg:height="1.657cm" svg:x="14.245cm" svg:y="18.1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15.072cm" svg:y1="16.242cm" svg:x2="15.072cm" svg:y2="18.147cm" draw:end-shape="id146" draw:end-glue-point="4" svg:d="m15072 16242v1905">
          <text:p/>
        </draw:connector>
        <draw:frame draw:style-name="gr15" draw:text-style-name="P8" draw:layer="layout" svg:width="0.748cm" svg:height="0.662cm" svg:x="12.296cm" svg:y="16.567cm">
          <draw:text-box>
            <text:p><text:span text:style-name="T4">&amp;</text:span></text:p>
          </draw:text-box>
        </draw:frame>
        <draw:connector draw:style-name="gr7" draw:text-style-name="P1" draw:layer="layout" draw:type="curve" svg:x1="8.175cm" svg:y1="13.066cm" svg:x2="12.861cm" svg:y2="14.584cm" draw:start-shape="id133" draw:start-glue-point="2" draw:end-shape="id147" draw:end-glue-point="4" svg:d="m8175 13066c0 1138 4686 380 4686 1518">
          <text:p/>
        </draw:connector>
        <draw:connector draw:style-name="gr7" draw:text-style-name="P1" draw:layer="layout" draw:type="curve" draw:line-skew="-0.123cm" svg:x1="8.175cm" svg:y1="13.066cm" svg:x2="15.061cm" svg:y2="14.585cm" draw:start-shape="id133" draw:start-glue-point="2" draw:end-shape="id148" draw:end-glue-point="4" svg:d="m8175 13066c0 954 6886 195 6886 1519">
          <text:p/>
        </draw:connector>
        <draw:frame draw:style-name="gr15" draw:text-style-name="P8" draw:layer="layout" svg:width="0.748cm" svg:height="0.662cm" svg:x="11.626cm" svg:y="13.874cm">
          <draw:text-box>
            <text:p><text:span text:style-name="T4">&amp;</text:span></text:p>
          </draw:text-box>
        </draw:frame>
        <draw:frame draw:style-name="gr10" draw:text-style-name="P8" draw:layer="layout" svg:width="0.635cm" svg:height="0.885cm" svg:x="15.006cm" svg:y="16.626cm">
          <draw:text-box>
            <text:p><text:span text:style-name="T4">|</text:span></text:p>
          </draw:text-box>
        </draw:frame>
        <draw:frame draw:style-name="gr10" draw:text-style-name="P8" draw:layer="layout" svg:width="0.635cm" svg:height="0.885cm" svg:x="13.501cm" svg:y="13.251cm">
          <draw:text-box>
            <text:p><text:span text:style-name="T4">|</text:span></text:p>
          </draw:text-box>
        </draw:frame>
        <draw:connector draw:style-name="gr7" draw:text-style-name="P1" draw:layer="layout" draw:type="curve" svg:x1="7.899cm" svg:y1="13.066cm" svg:x2="7.915cm" svg:y2="18.144cm" draw:start-shape="id140" draw:start-glue-point="2" draw:end-shape="id149" draw:end-glue-point="4" svg:d="m7899 13066c0 3808 16 1270 16 5078">
          <text:p/>
        </draw:connector>
        <draw:connector draw:style-name="gr7" draw:text-style-name="P1" draw:layer="layout" draw:type="curve" draw:line-skew="-0.466cm" svg:x1="7.899cm" svg:y1="13.066cm" svg:x2="5.986cm" svg:y2="18.146cm" draw:start-shape="id140" draw:start-glue-point="2" draw:end-shape="id150" draw:end-glue-point="4" svg:d="m7899 13066c0 3111-1913 571-1913 5080">
          <text:p/>
        </draw:connector>
        <draw:connector draw:style-name="gr7" draw:text-style-name="P1" draw:layer="layout" draw:type="curve" svg:x1="7.899cm" svg:y1="13.066cm" svg:x2="9.35cm" svg:y2="19.415cm" draw:start-shape="id140" draw:start-glue-point="2" draw:end-shape="id151" draw:end-glue-point="4" svg:d="m7899 13066c0 4761 1451 1587 1451 6349">
          <text:p/>
        </draw:connector>
        <draw:custom-shape draw:style-name="gr1" draw:text-style-name="P2" draw:layer="layout" svg:width="1.032cm" svg:height="1.271cm" svg:x="8.824cm" svg:y="19.415cm">
          <text:p text:style-name="P1"><text:span text:style-name="T1">g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51" draw:layer="layout" svg:width="1.459cm" svg:height="1.271cm" svg:x="8.621cm" svg:y="19.4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032cm" svg:height="1.271cm" svg:x="5.46cm" svg:y="18.146cm">
          <text:p text:style-name="P1"><text:span text:style-name="T1">l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50" draw:layer="layout" svg:width="1.459cm" svg:height="1.271cm" svg:x="5.257cm" svg:y="18.1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draw:layer="layout" svg:width="0.635cm" svg:height="0.885cm" svg:x="6.081cm" svg:y="16.146cm">
          <draw:text-box>
            <text:p><text:span text:style-name="T1">&lt;</text:span></text:p>
          </draw:text-box>
        </draw:frame>
        <draw:custom-shape draw:style-name="gr1" draw:text-style-name="P2" draw:id="id149" draw:layer="layout" svg:width="1.032cm" svg:height="1.271cm" svg:x="7.4cm" svg:y="18.144cm">
          <text:p text:style-name="P1"><text:span text:style-name="T1">eq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032cm" svg:height="1.271cm" svg:x="2.92cm" svg:y="18.146cm">
          <text:p text:style-name="P1"><text:span text:style-name="T1">ne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52" draw:layer="layout" svg:width="1.459cm" svg:height="1.271cm" svg:x="2.717cm" svg:y="18.1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3.098cm" svg:y1="16.393cm" svg:x2="3.446cm" svg:y2="18.146cm" draw:start-shape="id141" draw:start-glue-point="8" draw:end-shape="id152" draw:end-glue-point="4" svg:d="m3098 16393c0 1314 348 438 348 1753">
          <text:p/>
        </draw:connector>
        <draw:frame draw:style-name="gr15" draw:text-style-name="P8" draw:layer="layout" svg:width="0.718cm" svg:height="0.662cm" svg:x="7.986cm" svg:y="17.484cm">
          <draw:text-box>
            <text:p><text:span text:style-name="T4">=</text:span></text:p>
          </draw:text-box>
        </draw:frame>
        <draw:frame draw:style-name="gr10" draw:text-style-name="P8" draw:layer="layout" svg:width="0.635cm" svg:height="0.885cm" svg:x="2.3cm" svg:y="16.876cm">
          <draw:text-box>
            <text:p><text:span text:style-name="T4">=</text:span></text:p>
          </draw:text-box>
        </draw:frame>
        <draw:custom-shape draw:style-name="gr2" draw:text-style-name="P1" draw:id="id153" draw:layer="layout" svg:width="1.459cm" svg:height="1.271cm" svg:x="5.057cm" svg:y="21.0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032cm" svg:height="1.271cm" svg:x="9.27cm" svg:y="21.955cm">
          <text:p text:style-name="P1"><text:span text:style-name="T1">g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55" draw:layer="layout" svg:width="1.459cm" svg:height="1.271cm" svg:x="9.067cm" svg:y="21.9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032cm" svg:height="1.271cm" svg:x="7.365cm" svg:y="20.685cm">
          <text:p text:style-name="P1"><text:span text:style-name="T1">ne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54" draw:layer="layout" svg:width="1.459cm" svg:height="1.271cm" svg:x="7.162cm" svg:y="20.6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5.986cm" svg:y1="19.417cm" svg:x2="5.786cm" svg:y2="21.021cm" draw:start-shape="id150" draw:start-glue-point="8" draw:end-shape="id153" draw:end-glue-point="4" svg:d="m5986 19417c0 1201-200 400-200 1604">
          <text:p/>
        </draw:connector>
        <draw:connector draw:style-name="gr7" draw:text-style-name="P1" draw:layer="layout" draw:type="curve" svg:x1="7.915cm" svg:y1="19.415cm" svg:x2="7.891cm" svg:y2="20.685cm" draw:start-shape="id149" draw:start-glue-point="8" draw:end-shape="id154" draw:end-glue-point="4" svg:d="m7915 19415c0 951-24 316-24 1270">
          <text:p/>
        </draw:connector>
        <draw:connector draw:style-name="gr7" draw:text-style-name="P1" draw:layer="layout" draw:type="curve" svg:x1="9.35cm" svg:y1="20.686cm" svg:x2="9.796cm" svg:y2="21.955cm" draw:start-shape="id151" draw:start-glue-point="8" draw:end-shape="id155" draw:end-glue-point="4" svg:d="m9350 20686c0 951 446 317 446 1269">
          <text:p/>
        </draw:connector>
        <draw:frame draw:style-name="gr16" draw:text-style-name="P8" draw:layer="layout" svg:width="0.718cm" svg:height="0.663cm" svg:x="7.797cm" svg:y="19.415cm">
          <draw:text-box>
            <text:p><text:span text:style-name="T4">=</text:span></text:p>
          </draw:text-box>
        </draw:frame>
        <draw:frame draw:style-name="gr16" draw:text-style-name="P8" draw:layer="layout" svg:width="0.718cm" svg:height="0.663cm" svg:x="5.157cm" svg:y="19.751cm">
          <draw:text-box>
            <text:p><text:span text:style-name="T4">=</text:span></text:p>
          </draw:text-box>
        </draw:frame>
        <draw:frame draw:style-name="gr16" draw:text-style-name="P8" draw:layer="layout" svg:width="0.718cm" svg:height="0.663cm" svg:x="9.308cm" svg:y="20.886cm">
          <draw:text-box>
            <text:p><text:span text:style-name="T4">=</text:span></text:p>
          </draw:text-box>
        </draw:frame>
        <draw:custom-shape draw:style-name="gr5" draw:text-style-name="P2" draw:layer="layout" svg:width="1.171cm" svg:height="1.657cm" svg:x="14.39cm" svg:y="2.2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3.81cm" svg:height="1.52cm" svg:x="14.131cm" svg:y="3.976cm">
          <draw:text-box>
            <text:p>Sate</text:p>
          </draw:text-box>
        </draw:frame>
        <draw:custom-shape draw:style-name="gr2" draw:text-style-name="P1" draw:id="id156" draw:layer="layout" svg:width="1.459cm" svg:height="1.271cm" svg:x="11.606cm" svg:y="7.3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11.606cm" svg:y1="7.984cm" svg:x2="12.335cm" svg:y2="7.349cm" draw:start-shape="id156" draw:start-glue-point="6" draw:end-shape="id156" draw:end-glue-point="4" svg:d="m11606 7984c-753 0-627-569-257-916s986-472 986 281">
          <text:p/>
        </draw:connector>
        <draw:frame draw:style-name="gr10" draw:text-style-name="P9" draw:layer="layout" svg:width="2.54cm" svg:height="0.885cm" svg:x="9.89cm" svg:y="9.005cm">
          <draw:text-box>
            <text:p><text:span text:style-name="T1">Letter</text:span></text:p>
          </draw:text-box>
        </draw:frame>
        <draw:custom-shape draw:style-name="gr1" draw:text-style-name="P2" draw:layer="layout" svg:width="1.032cm" svg:height="1.271cm" svg:x="18.984cm" svg:y="15.811cm">
          <text:p text:style-name="P1"><text:span text:style-name="T1">I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57" draw:layer="layout" svg:width="1.459cm" svg:height="1.271cm" svg:x="18.781cm" svg:y="15.8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13.142cm" svg:y1="12.113cm" svg:x2="19.51cm" svg:y2="15.811cm" draw:start-shape="id133" draw:start-glue-point="1" draw:end-shape="id157" draw:end-glue-point="4" svg:d="m13142 12113c4246 0 6368 1232 6368 3698">
          <text:p/>
        </draw:connector>
        <draw:connector draw:style-name="gr7" draw:text-style-name="P1" draw:layer="layout" draw:type="curve" svg:x1="19.51cm" svg:y1="17.082cm" svg:x2="20.026cm" svg:y2="15.996cm" draw:start-shape="id157" draw:start-glue-point="8" draw:end-shape="id157" draw:end-glue-point="11" svg:d="m19510 17082c0 750 1230 500 1230-636s-714-1480-714-450">
          <text:p/>
        </draw:connector>
        <draw:frame draw:style-name="gr10" draw:text-style-name="P9" draw:layer="layout" svg:width="1.905cm" svg:height="0.885cm" svg:x="16.876cm" svg:y="13.066cm">
          <draw:text-box>
            <text:p><text:span text:style-name="T1">digit</text:span></text:p>
          </draw:text-box>
        </draw:frame>
        <draw:frame draw:style-name="gr10" draw:text-style-name="P9" draw:layer="layout" svg:width="1.905cm" svg:height="0.885cm" svg:x="20.05cm" svg:y="14.72cm">
          <draw:text-box>
            <text:p><text:span text:style-name="T1">digit</text:span></text:p>
          </draw:text-box>
        </draw:frame>
        <draw:connector draw:style-name="gr7" draw:text-style-name="P1" draw:layer="layout" draw:type="curve" svg:x1="19.51cm" svg:y1="17.082cm" svg:x2="17.827cm" svg:y2="18.78cm" draw:start-shape="id157" draw:start-glue-point="8" draw:end-shape="id158" draw:end-glue-point="4" svg:d="m19510 17082c0 1272-1683 423-1683 1698">
          <text:p/>
        </draw:connector>
        <draw:frame draw:style-name="gr10" draw:layer="layout" svg:width="1.905cm" svg:height="0.963cm" svg:x="18.075cm" svg:y="17.175cm">
          <draw:text-box>
            <text:p>“.”</text:p>
          </draw:text-box>
        </draw:frame>
        <draw:custom-shape draw:style-name="gr1" draw:text-style-name="P10" draw:id="id158" draw:layer="layout" svg:width="1.905cm" svg:height="1.271cm" svg:x="16.875cm" svg:y="18.78cm">
          <text:p text:style-name="P1"><text:span text:style-name="T5">Perio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17.827cm" svg:y1="20.051cm" svg:x2="18.05cm" svg:y2="21.954cm" draw:start-shape="id158" draw:start-glue-point="8" draw:end-shape="id159" draw:end-glue-point="4" svg:d="m17827 20051c0 1426 223 475 223 1903">
          <text:p/>
        </draw:connector>
        <draw:custom-shape draw:style-name="gr1" draw:text-style-name="P2" draw:layer="layout" svg:width="1.032cm" svg:height="1.271cm" svg:x="7.4cm" svg:y="18.145cm">
          <text:p text:style-name="P1"><text:span text:style-name="T1">eq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032cm" svg:height="1.271cm" svg:x="17.523cm" svg:y="21.953cm">
          <text:p text:style-name="P1"><text:span text:style-name="T1">g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459cm" svg:height="1.271cm" svg:x="17.32cm" svg:y="21.9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032cm" svg:height="1.271cm" svg:x="17.524cm" svg:y="21.954cm">
          <text:p text:style-name="P1"><text:span text:style-name="T1">g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59" draw:layer="layout" svg:width="1.459cm" svg:height="1.271cm" svg:x="17.321cm" svg:y="21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13.142cm" svg:y1="12.113cm" svg:x2="17.153cm" svg:y2="18.965cm" draw:start-shape="id133" draw:start-glue-point="1" draw:end-shape="id158" draw:end-glue-point="5" svg:d="m13142 12113c2674 0 4011 2284 4011 6852">
          <text:p/>
        </draw:connector>
        <draw:custom-shape draw:style-name="gr1" draw:text-style-name="P2" draw:layer="layout" svg:width="1.037cm" svg:height="1.27cm" svg:x="6.723cm" svg:y="7.35cm">
          <text:p text:style-name="P1"><text:span text:style-name="T1">tim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467cm" svg:height="1.27cm" svg:x="6.518cm" svg:y="7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id="id161" draw:layer="layout" svg:width="6.07cm" svg:height="1.52cm" svg:x="4.863cm" svg:y="11.545cm">
          <draw:text-box>
            <text:p text:style-name="P1"><text:span text:style-name="T2">START</text:span></text:p>
          </draw:text-box>
        </draw:frame>
        <draw:custom-shape draw:style-name="gr1" draw:text-style-name="P2" draw:layer="layout" svg:width="1.075cm" svg:height="1.27cm" svg:x="2.867cm" svg:y="7.35cm">
          <text:p text:style-name="P1"><text:span text:style-name="T1">plu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19cm" svg:height="1.27cm" svg:x="2.656cm" svg:y="7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067cm" svg:height="1.27cm" svg:x="4.782cm" svg:y="7.35cm">
          <text:p text:style-name="P1"><text:span text:style-name="T1">minu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08cm" svg:height="1.27cm" svg:x="4.572cm" svg:y="7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032cm" svg:height="1.271cm" svg:x="8.634cm" svg:y="7.35cm">
          <text:p text:style-name="P1"><text:span text:style-name="T1">div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459cm" svg:height="1.271cm" svg:x="8.431cm" svg:y="7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171cm" svg:height="1.657cm" svg:x="17.355cm" svg:y="2.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55cm" svg:height="1.657cm" svg:x="17.125cm" svg:y="2.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4.332cm" svg:height="2.155cm" svg:x="17.258cm" svg:y="3.925cm">
          <draw:text-box>
            <text:p>Final State</text:p>
          </draw:text-box>
        </draw:frame>
        <draw:custom-shape draw:style-name="gr1" draw:text-style-name="P2" draw:layer="layout" svg:width="1.193cm" svg:height="1.022cm" svg:x="0.459cm" svg:y="11.595cm">
          <text:p text:style-name="P1"><text:span text:style-name="T1">LPare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60" draw:layer="layout" svg:width="1.685cm" svg:height="1.022cm" svg:x="0.225cm" svg:y="11.5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624cm" svg:height="1.657cm" svg:x="15.534cm" svg:y="10.773cm">
          <text:p text:style-name="P1"><text:span text:style-name="T1">RPare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95cm" svg:height="1.657cm" svg:x="15.215cm" svg:y="10.7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3.207cm" svg:y1="12.112cm" svg:x2="1.91cm" svg:y2="12.105cm" draw:end-shape="id160" draw:end-glue-point="10" svg:d="m3207 12112c-597 0 51-7-1297-7">
          <text:p/>
        </draw:connector>
        <draw:frame draw:style-name="gr8" draw:layer="layout" svg:width="0.552cm" svg:height="0.963cm" svg:x="6.518cm" svg:y="9.255cm">
          <draw:text-box>
            <text:p>*</text:p>
          </draw:text-box>
        </draw:frame>
        <draw:frame draw:style-name="gr10" draw:layer="layout" svg:width="0.001cm" svg:height="0.963cm" svg:x="3.929cm" svg:y="9.195cm">
          <draw:text-box>
            <text:p>+</text:p>
          </draw:text-box>
        </draw:frame>
        <draw:frame draw:style-name="gr9" draw:layer="layout" svg:width="0.714cm" svg:height="0.963cm" svg:x="2.423cm" svg:y="11.102cm">
          <draw:text-box>
            <text:p>(</text:p>
          </draw:text-box>
        </draw:frame>
        <draw:frame draw:style-name="gr11" draw:layer="layout" svg:width="0.68cm" svg:height="0.963cm" svg:x="9.017cm" svg:y="9.355cm">
          <draw:text-box>
            <text:p>/</text:p>
          </draw:text-box>
        </draw:frame>
        <draw:frame draw:style-name="gr12" draw:layer="layout" svg:width="0.714cm" svg:height="0.963cm" svg:x="13.621cm" svg:y="10.832cm">
          <draw:text-box>
            <text:p>(</text:p>
          </draw:text-box>
        </draw:frame>
        <draw:connector draw:style-name="gr7" draw:text-style-name="P1" draw:layer="layout" draw:type="curve" svg:x1="7.898cm" svg:y1="13.065cm" svg:x2="3.098cm" svg:y2="14.735cm" draw:start-shape="id161" draw:start-glue-point="2" draw:end-shape="id162" svg:d="m7898 13065c0 1252-4800 418-4800 1670">
          <text:p/>
        </draw:connector>
        <draw:custom-shape draw:style-name="gr1" draw:text-style-name="P6" draw:layer="layout" svg:width="1.171cm" svg:height="1.657cm" svg:x="2.531cm" svg:y="14.735cm">
          <text:p text:style-name="P1"><text:span text:style-name="T3">inv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62" draw:layer="layout" svg:width="1.656cm" svg:height="1.657cm" svg:x="2.27cm" svg:y="14.7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7.898cm" svg:y1="13.065cm" svg:x2="5.251cm" svg:y2="14.97cm" draw:start-shape="id161" draw:end-shape="id163" draw:end-glue-point="4" svg:d="m7898 13065c0 1428-2647 476-2647 1905">
          <text:p/>
        </draw:connector>
        <draw:custom-shape draw:style-name="gr1" draw:text-style-name="P7" draw:layer="layout" svg:width="1.172cm" svg:height="1.657cm" svg:x="4.655cm" svg:y="14.97cm">
          <text:p text:style-name="P1"><text:span text:style-name="T4">LBra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63" draw:layer="layout" svg:width="1.655cm" svg:height="1.657cm" svg:x="4.425cm" svg:y="14.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171cm" svg:height="1.657cm" svg:x="12.275cm" svg:y="14.583cm">
          <text:p text:style-name="P1"><text:span text:style-name="T1">And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172cm" svg:height="1.657cm" svg:x="9.735cm" svg:y="17.51cm">
          <text:p text:style-name="P1"><text:span text:style-name="T1">RBra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64" draw:layer="layout" svg:width="1.655cm" svg:height="1.657cm" svg:x="9.505cm" svg:y="17.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171cm" svg:height="1.657cm" svg:x="10.612cm" svg:y="14.97cm">
          <text:p text:style-name="P1"><text:span text:style-name="T1">comm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65" draw:layer="layout" svg:width="1.656cm" svg:height="1.657cm" svg:x="10.381cm" svg:y="14.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172cm" svg:height="1.657cm" svg:x="12.274cm" svg:y="18.145cm">
          <text:p text:style-name="P1"><text:span text:style-name="T1">And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66" draw:layer="layout" svg:width="1.656cm" svg:height="1.657cm" svg:x="12.044cm" svg:y="18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7.898cm" svg:y1="13.065cm" svg:x2="10.331cm" svg:y2="17.51cm" draw:start-shape="id161" draw:end-shape="id164" draw:end-glue-point="4" svg:d="m7898 13065c0 3333 2433 1111 2433 4445">
          <text:p/>
        </draw:connector>
        <draw:frame draw:style-name="gr13" draw:text-style-name="P8" draw:layer="layout" svg:width="0.667cm" svg:height="0.662cm" svg:x="3.31cm" svg:y="13.7cm">
          <draw:text-box>
            <text:p><text:span text:style-name="T4">!</text:span></text:p>
          </draw:text-box>
        </draw:frame>
        <draw:frame draw:style-name="gr9" draw:text-style-name="P8" draw:layer="layout" svg:width="0.714cm" svg:height="0.662cm" svg:x="8.758cm" svg:y="14.584cm">
          <draw:text-box>
            <text:p><text:span text:style-name="T4">}</text:span></text:p>
          </draw:text-box>
        </draw:frame>
        <draw:frame draw:style-name="gr10" draw:text-style-name="P8" draw:layer="layout" svg:width="0.552cm" svg:height="0.885cm" svg:x="5.78cm" svg:y="14.085cm">
          <draw:text-box>
            <text:p><text:span text:style-name="T4">{</text:span></text:p>
          </draw:text-box>
        </draw:frame>
        <draw:connector draw:style-name="gr7" draw:text-style-name="P1" draw:layer="layout" draw:type="curve" svg:x1="7.898cm" svg:y1="13.065cm" svg:x2="11.208cm" svg:y2="14.97cm" draw:start-shape="id161" draw:end-shape="id165" draw:end-glue-point="4" svg:d="m7898 13065c0 1428 3310 476 3310 1905">
          <text:p/>
        </draw:connector>
        <draw:frame draw:style-name="gr14" draw:text-style-name="P8" draw:layer="layout" svg:width="0.635cm" svg:height="0.935cm" svg:x="9.69cm" svg:y="13.5cm">
          <draw:text-box>
            <text:p><text:span text:style-name="T4">,</text:span></text:p>
          </draw:text-box>
        </draw:frame>
        <draw:connector draw:style-name="gr7" draw:text-style-name="P1" draw:layer="layout" draw:type="curve" svg:x1="12.871cm" svg:y1="16.24cm" svg:x2="12.871cm" svg:y2="18.145cm" draw:end-shape="id166" draw:end-glue-point="4" svg:d="m12871 16240v1905">
          <text:p/>
        </draw:connector>
        <draw:custom-shape draw:style-name="gr1" draw:text-style-name="P2" draw:layer="layout" svg:width="1.171cm" svg:height="1.657cm" svg:x="14.475cm" svg:y="14.584cm">
          <text:p text:style-name="P1"><text:span text:style-name="T1">Or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172cm" svg:height="1.657cm" svg:x="14.474cm" svg:y="18.146cm">
          <text:p text:style-name="P1"><text:span text:style-name="T1">Or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67" draw:layer="layout" svg:width="1.656cm" svg:height="1.657cm" svg:x="14.244cm" svg:y="18.1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15.071cm" svg:y1="16.241cm" svg:x2="15.071cm" svg:y2="18.146cm" draw:end-shape="id167" draw:end-glue-point="4" svg:d="m15071 16241v1905">
          <text:p/>
        </draw:connector>
        <draw:frame draw:style-name="gr15" draw:text-style-name="P8" draw:layer="layout" svg:width="0.748cm" svg:height="0.662cm" svg:x="12.295cm" svg:y="16.566cm">
          <draw:text-box>
            <text:p><text:span text:style-name="T4">&amp;</text:span></text:p>
          </draw:text-box>
        </draw:frame>
        <draw:frame draw:style-name="gr15" draw:text-style-name="P8" draw:layer="layout" svg:width="0.748cm" svg:height="0.662cm" svg:x="11.625cm" svg:y="13.873cm">
          <draw:text-box>
            <text:p><text:span text:style-name="T4">&amp;</text:span></text:p>
          </draw:text-box>
        </draw:frame>
        <draw:frame draw:style-name="gr10" draw:text-style-name="P8" draw:layer="layout" svg:width="0.635cm" svg:height="0.885cm" svg:x="15.005cm" svg:y="16.625cm">
          <draw:text-box>
            <text:p><text:span text:style-name="T4">|</text:span></text:p>
          </draw:text-box>
        </draw:frame>
        <draw:frame draw:style-name="gr10" draw:text-style-name="P8" draw:layer="layout" svg:width="0.635cm" svg:height="0.885cm" svg:x="13.5cm" svg:y="13.25cm">
          <draw:text-box>
            <text:p><text:span text:style-name="T4">|</text:span></text:p>
          </draw:text-box>
        </draw:frame>
        <draw:connector draw:style-name="gr7" draw:text-style-name="P1" draw:layer="layout" draw:type="curve" svg:x1="7.898cm" svg:y1="13.065cm" svg:x2="7.914cm" svg:y2="18.143cm" draw:start-shape="id161" draw:start-glue-point="2" draw:end-shape="id168" draw:end-glue-point="4" svg:d="m7898 13065c0 3808 16 1270 16 5078">
          <text:p/>
        </draw:connector>
        <draw:connector draw:style-name="gr7" draw:text-style-name="P1" draw:layer="layout" draw:type="curve" draw:line-skew="-0.466cm" svg:x1="7.898cm" svg:y1="13.065cm" svg:x2="5.985cm" svg:y2="18.145cm" draw:start-shape="id161" draw:start-glue-point="2" draw:end-shape="id169" draw:end-glue-point="4" svg:d="m7898 13065c0 3111-1913 571-1913 5080">
          <text:p/>
        </draw:connector>
        <draw:connector draw:style-name="gr7" draw:text-style-name="P1" draw:layer="layout" draw:type="curve" svg:x1="7.898cm" svg:y1="13.065cm" svg:x2="9.349cm" svg:y2="19.414cm" draw:start-shape="id161" draw:start-glue-point="2" draw:end-shape="id170" draw:end-glue-point="4" svg:d="m7898 13065c0 4761 1451 1587 1451 6349">
          <text:p/>
        </draw:connector>
        <draw:custom-shape draw:style-name="gr1" draw:text-style-name="P2" draw:layer="layout" svg:width="1.032cm" svg:height="1.271cm" svg:x="8.823cm" svg:y="19.414cm">
          <text:p text:style-name="P1"><text:span text:style-name="T1">g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70" draw:layer="layout" svg:width="1.459cm" svg:height="1.271cm" svg:x="8.62cm" svg:y="19.4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032cm" svg:height="1.271cm" svg:x="5.459cm" svg:y="18.145cm">
          <text:p text:style-name="P1"><text:span text:style-name="T1">l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69" draw:layer="layout" svg:width="1.459cm" svg:height="1.271cm" svg:x="5.256cm" svg:y="18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draw:layer="layout" svg:width="0.635cm" svg:height="0.885cm" svg:x="6.08cm" svg:y="16.145cm">
          <draw:text-box>
            <text:p><text:span text:style-name="T1">&lt;</text:span></text:p>
          </draw:text-box>
        </draw:frame>
        <draw:custom-shape draw:style-name="gr1" draw:text-style-name="P2" draw:id="id168" draw:layer="layout" svg:width="1.032cm" svg:height="1.271cm" svg:x="7.399cm" svg:y="18.143cm">
          <text:p text:style-name="P1"><text:span text:style-name="T1">eq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032cm" svg:height="1.271cm" svg:x="2.919cm" svg:y="18.145cm">
          <text:p text:style-name="P1"><text:span text:style-name="T1">ne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71" draw:layer="layout" svg:width="1.459cm" svg:height="1.271cm" svg:x="2.716cm" svg:y="18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3.097cm" svg:y1="16.392cm" svg:x2="3.445cm" svg:y2="18.145cm" draw:start-shape="id162" draw:start-glue-point="8" draw:end-shape="id171" draw:end-glue-point="4" svg:d="m3097 16392c0 1314 348 438 348 1753">
          <text:p/>
        </draw:connector>
        <draw:frame draw:style-name="gr15" draw:text-style-name="P8" draw:layer="layout" svg:width="0.718cm" svg:height="0.662cm" svg:x="7.985cm" svg:y="17.483cm">
          <draw:text-box>
            <text:p><text:span text:style-name="T4">=</text:span></text:p>
          </draw:text-box>
        </draw:frame>
        <draw:frame draw:style-name="gr10" draw:text-style-name="P8" draw:layer="layout" svg:width="0.635cm" svg:height="0.885cm" svg:x="2.299cm" svg:y="16.875cm">
          <draw:text-box>
            <text:p><text:span text:style-name="T4">=</text:span></text:p>
          </draw:text-box>
        </draw:frame>
        <draw:custom-shape draw:style-name="gr1" draw:text-style-name="P2" draw:layer="layout" svg:width="1.032cm" svg:height="1.271cm" svg:x="9.269cm" svg:y="21.954cm">
          <text:p text:style-name="P1"><text:span text:style-name="T1">g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73" draw:layer="layout" svg:width="1.459cm" svg:height="1.271cm" svg:x="9.066cm" svg:y="21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032cm" svg:height="1.271cm" svg:x="7.364cm" svg:y="20.684cm">
          <text:p text:style-name="P1"><text:span text:style-name="T1">ne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72" draw:layer="layout" svg:width="1.459cm" svg:height="1.271cm" svg:x="7.161cm" svg:y="20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5.985cm" svg:y1="19.416cm" svg:x2="5.785cm" svg:y2="21.02cm" draw:start-shape="id169" draw:start-glue-point="8" svg:d="m5985 19416c0 1578-200 776-200 1604">
          <text:p/>
        </draw:connector>
        <draw:connector draw:style-name="gr7" draw:text-style-name="P1" draw:layer="layout" draw:type="curve" svg:x1="7.914cm" svg:y1="19.414cm" svg:x2="7.89cm" svg:y2="20.684cm" draw:start-shape="id168" draw:start-glue-point="8" draw:end-shape="id172" draw:end-glue-point="4" svg:d="m7914 19414c0 951-24 316-24 1270">
          <text:p/>
        </draw:connector>
        <draw:connector draw:style-name="gr7" draw:text-style-name="P1" draw:layer="layout" draw:type="curve" svg:x1="9.349cm" svg:y1="20.685cm" svg:x2="9.795cm" svg:y2="21.954cm" draw:start-shape="id170" draw:start-glue-point="8" draw:end-shape="id173" draw:end-glue-point="4" svg:d="m9349 20685c0 951 446 317 446 1269">
          <text:p/>
        </draw:connector>
        <draw:frame draw:style-name="gr16" draw:text-style-name="P8" draw:layer="layout" svg:width="0.718cm" svg:height="0.663cm" svg:x="7.796cm" svg:y="19.414cm">
          <draw:text-box>
            <text:p><text:span text:style-name="T4">=</text:span></text:p>
          </draw:text-box>
        </draw:frame>
        <draw:frame draw:style-name="gr16" draw:text-style-name="P8" draw:layer="layout" svg:width="0.718cm" svg:height="0.663cm" svg:x="5.156cm" svg:y="19.75cm">
          <draw:text-box>
            <text:p><text:span text:style-name="T4">=</text:span></text:p>
          </draw:text-box>
        </draw:frame>
        <draw:frame draw:style-name="gr16" draw:text-style-name="P8" draw:layer="layout" svg:width="0.718cm" svg:height="0.663cm" svg:x="9.307cm" svg:y="20.885cm">
          <draw:text-box>
            <text:p><text:span text:style-name="T4">=</text:span></text:p>
          </draw:text-box>
        </draw:frame>
        <draw:custom-shape draw:style-name="gr5" draw:text-style-name="P2" draw:layer="layout" svg:width="1.171cm" svg:height="1.657cm" svg:x="14.389cm" svg:y="2.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3.81cm" svg:height="1.52cm" svg:x="14.13cm" svg:y="3.975cm">
          <draw:text-box>
            <text:p>Sate</text:p>
          </draw:text-box>
        </draw:frame>
        <draw:custom-shape draw:style-name="gr2" draw:text-style-name="P1" draw:id="id174" draw:layer="layout" svg:width="1.459cm" svg:height="1.271cm" svg:x="11.605cm" svg:y="7.3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11.605cm" svg:y1="7.983cm" svg:x2="12.334cm" svg:y2="7.348cm" draw:start-shape="id174" draw:start-glue-point="6" draw:end-shape="id174" draw:end-glue-point="4" svg:d="m11605 7983c-753 0-627-569-257-916s986-472 986 281">
          <text:p/>
        </draw:connector>
        <draw:custom-shape draw:style-name="gr1" draw:text-style-name="P2" draw:layer="layout" svg:width="1.032cm" svg:height="1.271cm" svg:x="18.983cm" svg:y="15.81cm">
          <text:p text:style-name="P1"><text:span text:style-name="T1">I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75" draw:layer="layout" svg:width="1.459cm" svg:height="1.271cm" svg:x="18.78cm" svg:y="15.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19.509cm" svg:y1="17.081cm" svg:x2="20.025cm" svg:y2="15.995cm" draw:start-shape="id175" draw:start-glue-point="8" draw:end-shape="id175" draw:end-glue-point="11" svg:d="m19509 17081c0 750 1230 500 1230-636s-714-1480-714-450">
          <text:p/>
        </draw:connector>
        <draw:frame draw:style-name="gr10" draw:text-style-name="P9" draw:layer="layout" svg:width="1.905cm" svg:height="0.885cm" svg:x="16.875cm" svg:y="13.065cm">
          <draw:text-box>
            <text:p><text:span text:style-name="T1">digit</text:span></text:p>
          </draw:text-box>
        </draw:frame>
        <draw:custom-shape draw:style-name="gr1" draw:text-style-name="P2" draw:layer="layout" svg:width="1.037cm" svg:height="1.27cm" svg:x="6.724cm" svg:y="7.351cm">
          <text:p text:style-name="P1"><text:span text:style-name="T1">tim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77" draw:layer="layout" svg:width="1.467cm" svg:height="1.27cm" svg:x="6.519cm" svg:y="7.3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176" draw:layer="layout" svg:width="9.934cm" svg:height="1.905cm" svg:x="3.208cm" svg:y="11.1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id="id183" draw:layer="layout" svg:width="6.07cm" svg:height="1.52cm" svg:x="4.864cm" svg:y="11.546cm">
          <draw:text-box>
            <text:p text:style-name="P1"><text:span text:style-name="T2">START</text:span></text:p>
          </draw:text-box>
        </draw:frame>
        <draw:custom-shape draw:style-name="gr1" draw:text-style-name="P2" draw:layer="layout" svg:width="1.075cm" svg:height="1.27cm" svg:x="2.868cm" svg:y="7.351cm">
          <text:p text:style-name="P1"><text:span text:style-name="T1">plu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78" draw:layer="layout" svg:width="1.519cm" svg:height="1.27cm" svg:x="2.657cm" svg:y="7.3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067cm" svg:height="1.27cm" svg:x="4.783cm" svg:y="7.351cm">
          <text:p text:style-name="P1"><text:span text:style-name="T1">minu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79" draw:layer="layout" svg:width="1.508cm" svg:height="1.27cm" svg:x="4.573cm" svg:y="7.3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032cm" svg:height="1.271cm" svg:x="8.635cm" svg:y="7.351cm">
          <text:p text:style-name="P1"><text:span text:style-name="T1">div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80" draw:layer="layout" svg:width="1.459cm" svg:height="1.271cm" svg:x="8.432cm" svg:y="7.3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171cm" svg:height="1.657cm" svg:x="17.356cm" svg:y="2.2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55cm" svg:height="1.657cm" svg:x="17.126cm" svg:y="2.2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4.332cm" svg:height="2.155cm" svg:x="17.259cm" svg:y="3.926cm">
          <draw:text-box>
            <text:p>Final State</text:p>
          </draw:text-box>
        </draw:frame>
        <draw:custom-shape draw:style-name="gr1" draw:text-style-name="P2" draw:layer="layout" svg:width="1.193cm" svg:height="1.022cm" svg:x="0.46cm" svg:y="11.596cm">
          <text:p text:style-name="P1"><text:span text:style-name="T1">LPare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81" draw:layer="layout" svg:width="1.685cm" svg:height="1.022cm" svg:x="0.226cm" svg:y="11.5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624cm" svg:height="1.657cm" svg:x="15.535cm" svg:y="10.774cm">
          <text:p text:style-name="P1"><text:span text:style-name="T1">RPare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82" draw:layer="layout" svg:width="2.295cm" svg:height="1.657cm" svg:x="15.216cm" svg:y="10.7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8.175cm" svg:y1="11.161cm" svg:x2="7.252cm" svg:y2="8.621cm" draw:start-shape="id176" draw:end-shape="id177" draw:end-glue-point="8" svg:d="m8175 11161c0-1905-923-635-923-2540">
          <text:p/>
        </draw:connector>
        <draw:connector draw:style-name="gr7" draw:text-style-name="P5" draw:layer="layout" draw:type="curve" svg:x1="8.175cm" svg:y1="11.161cm" svg:x2="3.416cm" svg:y2="8.621cm" draw:start-shape="id176" draw:end-shape="id178" draw:end-glue-point="8" svg:d="m8175 11161c0-1905-4759-635-4759-2540">
          <text:p/>
        </draw:connector>
        <draw:connector draw:style-name="gr7" draw:text-style-name="P5" draw:layer="layout" draw:type="curve" svg:x1="8.175cm" svg:y1="11.161cm" svg:x2="5.326cm" svg:y2="8.621cm" draw:start-shape="id176" draw:start-glue-point="0" draw:end-shape="id179" draw:end-glue-point="8" svg:d="m8175 11161c0-1905-2849-635-2849-2540">
          <text:p/>
        </draw:connector>
        <draw:connector draw:style-name="gr7" draw:text-style-name="P5" draw:layer="layout" draw:type="curve" svg:x1="8.175cm" svg:y1="11.161cm" svg:x2="9.161cm" svg:y2="8.622cm" draw:start-shape="id176" draw:start-glue-point="0" draw:end-shape="id180" draw:end-glue-point="8" svg:d="m8175 11161c0-1905 986-636 986-2539">
          <text:p/>
        </draw:connector>
        <draw:connector draw:style-name="gr7" draw:text-style-name="P5" draw:layer="layout" draw:type="curve" svg:x1="3.208cm" svg:y1="12.113cm" svg:x2="1.911cm" svg:y2="12.106cm" draw:start-shape="id176" draw:start-glue-point="3" draw:end-shape="id181" draw:end-glue-point="10" svg:d="m3208 12113c-973 0-325-7-1297-7">
          <text:p/>
        </draw:connector>
        <draw:frame draw:style-name="gr8" draw:layer="layout" svg:width="0.552cm" svg:height="0.963cm" svg:x="6.519cm" svg:y="9.256cm">
          <draw:text-box>
            <text:p>*</text:p>
          </draw:text-box>
        </draw:frame>
        <draw:frame draw:style-name="gr10" draw:layer="layout" svg:width="0.001cm" svg:height="0.963cm" svg:x="3.93cm" svg:y="9.196cm">
          <draw:text-box>
            <text:p>+</text:p>
          </draw:text-box>
        </draw:frame>
        <draw:frame draw:style-name="gr9" draw:layer="layout" svg:width="0.714cm" svg:height="0.963cm" svg:x="2.424cm" svg:y="11.103cm">
          <draw:text-box>
            <text:p>(</text:p>
          </draw:text-box>
        </draw:frame>
        <draw:frame draw:style-name="gr11" draw:layer="layout" svg:width="0.68cm" svg:height="0.963cm" svg:x="9.018cm" svg:y="9.356cm">
          <draw:text-box>
            <text:p>/</text:p>
          </draw:text-box>
        </draw:frame>
        <draw:connector draw:style-name="gr7" draw:text-style-name="P1" draw:layer="layout" draw:type="curve" svg:x1="13.142cm" svg:y1="12.113cm" svg:x2="15.216cm" svg:y2="11.602cm" draw:start-shape="id176" draw:start-glue-point="1" draw:end-shape="id182" draw:end-glue-point="6" svg:d="m13142 12113c1555 0 519-511 2074-511">
          <text:p/>
        </draw:connector>
        <draw:frame draw:style-name="gr12" draw:layer="layout" svg:width="0.714cm" svg:height="0.963cm" svg:x="13.622cm" svg:y="10.833cm">
          <draw:text-box>
            <text:p>(</text:p>
          </draw:text-box>
        </draw:frame>
        <draw:connector draw:style-name="gr7" draw:text-style-name="P1" draw:layer="layout" draw:type="curve" svg:x1="7.899cm" svg:y1="13.066cm" svg:x2="3.099cm" svg:y2="14.736cm" draw:start-shape="id183" draw:start-glue-point="2" draw:end-shape="id184" svg:d="m7899 13066c0 1252-4800 418-4800 1670">
          <text:p/>
        </draw:connector>
        <draw:custom-shape draw:style-name="gr1" draw:text-style-name="P6" draw:layer="layout" svg:width="1.171cm" svg:height="1.657cm" svg:x="2.532cm" svg:y="14.736cm">
          <text:p text:style-name="P1"><text:span text:style-name="T3">inv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84" draw:layer="layout" svg:width="1.656cm" svg:height="1.657cm" svg:x="2.271cm" svg:y="14.7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7.899cm" svg:y1="13.066cm" svg:x2="5.252cm" svg:y2="14.971cm" draw:start-shape="id183" draw:end-shape="id185" draw:end-glue-point="4" svg:d="m7899 13066c0 1428-2647 476-2647 1905">
          <text:p/>
        </draw:connector>
        <draw:custom-shape draw:style-name="gr1" draw:text-style-name="P7" draw:layer="layout" svg:width="1.172cm" svg:height="1.657cm" svg:x="4.656cm" svg:y="14.971cm">
          <text:p text:style-name="P1"><text:span text:style-name="T4">LBra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85" draw:layer="layout" svg:width="1.655cm" svg:height="1.657cm" svg:x="4.426cm" svg:y="14.9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id="id189" draw:layer="layout" svg:width="1.171cm" svg:height="1.657cm" svg:x="12.276cm" svg:y="14.584cm">
          <text:p text:style-name="P1"><text:span text:style-name="T1">And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172cm" svg:height="1.657cm" svg:x="9.736cm" svg:y="17.511cm">
          <text:p text:style-name="P1"><text:span text:style-name="T1">RBra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171cm" svg:height="1.657cm" svg:x="10.613cm" svg:y="14.971cm">
          <text:p text:style-name="P1"><text:span text:style-name="T1">comm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86" draw:layer="layout" svg:width="1.656cm" svg:height="1.657cm" svg:x="10.382cm" svg:y="14.9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172cm" svg:height="1.657cm" svg:x="12.275cm" svg:y="18.146cm">
          <text:p text:style-name="P1"><text:span text:style-name="T1">And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87" draw:layer="layout" svg:width="1.656cm" svg:height="1.657cm" svg:x="12.045cm" svg:y="18.1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8" draw:layer="layout" svg:width="0.667cm" svg:height="0.662cm" svg:x="3.311cm" svg:y="13.701cm">
          <draw:text-box>
            <text:p><text:span text:style-name="T4">!</text:span></text:p>
          </draw:text-box>
        </draw:frame>
        <draw:frame draw:style-name="gr9" draw:text-style-name="P8" draw:layer="layout" svg:width="0.714cm" svg:height="0.662cm" svg:x="8.759cm" svg:y="14.585cm">
          <draw:text-box>
            <text:p><text:span text:style-name="T4">}</text:span></text:p>
          </draw:text-box>
        </draw:frame>
        <draw:frame draw:style-name="gr10" draw:text-style-name="P8" draw:layer="layout" svg:width="0.552cm" svg:height="0.885cm" svg:x="5.781cm" svg:y="14.086cm">
          <draw:text-box>
            <text:p><text:span text:style-name="T4">{</text:span></text:p>
          </draw:text-box>
        </draw:frame>
        <draw:connector draw:style-name="gr7" draw:text-style-name="P1" draw:layer="layout" draw:type="curve" svg:x1="7.899cm" svg:y1="13.066cm" svg:x2="11.209cm" svg:y2="14.971cm" draw:start-shape="id183" draw:end-shape="id186" draw:end-glue-point="4" svg:d="m7899 13066c0 1428 3310 476 3310 1905">
          <text:p/>
        </draw:connector>
        <draw:frame draw:style-name="gr14" draw:text-style-name="P8" draw:layer="layout" svg:width="0.635cm" svg:height="0.935cm" svg:x="9.691cm" svg:y="13.501cm">
          <draw:text-box>
            <text:p><text:span text:style-name="T4">,</text:span></text:p>
          </draw:text-box>
        </draw:frame>
        <draw:connector draw:style-name="gr7" draw:text-style-name="P1" draw:layer="layout" draw:type="curve" svg:x1="12.872cm" svg:y1="16.241cm" svg:x2="12.872cm" svg:y2="18.146cm" draw:end-shape="id187" draw:end-glue-point="4" svg:d="m12872 16241v1905">
          <text:p/>
        </draw:connector>
        <draw:custom-shape draw:style-name="gr1" draw:text-style-name="P2" draw:id="id190" draw:layer="layout" svg:width="1.171cm" svg:height="1.657cm" svg:x="14.476cm" svg:y="14.585cm">
          <text:p text:style-name="P1"><text:span text:style-name="T1">Or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172cm" svg:height="1.657cm" svg:x="14.475cm" svg:y="18.147cm">
          <text:p text:style-name="P1"><text:span text:style-name="T1">Or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88" draw:layer="layout" svg:width="1.656cm" svg:height="1.657cm" svg:x="14.245cm" svg:y="18.1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15.072cm" svg:y1="16.242cm" svg:x2="15.072cm" svg:y2="18.147cm" draw:end-shape="id188" draw:end-glue-point="4" svg:d="m15072 16242v1905">
          <text:p/>
        </draw:connector>
        <draw:frame draw:style-name="gr15" draw:text-style-name="P8" draw:layer="layout" svg:width="0.748cm" svg:height="0.662cm" svg:x="12.296cm" svg:y="16.567cm">
          <draw:text-box>
            <text:p><text:span text:style-name="T4">&amp;</text:span></text:p>
          </draw:text-box>
        </draw:frame>
        <draw:connector draw:style-name="gr7" draw:text-style-name="P1" draw:layer="layout" draw:type="curve" svg:x1="8.175cm" svg:y1="13.066cm" svg:x2="12.861cm" svg:y2="14.584cm" draw:start-shape="id176" draw:start-glue-point="2" draw:end-shape="id189" draw:end-glue-point="4" svg:d="m8175 13066c0 1138 4686 380 4686 1518">
          <text:p/>
        </draw:connector>
        <draw:connector draw:style-name="gr7" draw:text-style-name="P1" draw:layer="layout" draw:type="curve" draw:line-skew="-0.123cm" svg:x1="8.175cm" svg:y1="13.066cm" svg:x2="15.061cm" svg:y2="14.585cm" draw:start-shape="id176" draw:start-glue-point="2" draw:end-shape="id190" draw:end-glue-point="4" svg:d="m8175 13066c0 954 6886 195 6886 1519">
          <text:p/>
        </draw:connector>
        <draw:frame draw:style-name="gr15" draw:text-style-name="P8" draw:layer="layout" svg:width="0.748cm" svg:height="0.662cm" svg:x="11.626cm" svg:y="13.874cm">
          <draw:text-box>
            <text:p><text:span text:style-name="T4">&amp;</text:span></text:p>
          </draw:text-box>
        </draw:frame>
        <draw:frame draw:style-name="gr10" draw:text-style-name="P8" draw:layer="layout" svg:width="0.635cm" svg:height="0.885cm" svg:x="15.006cm" svg:y="16.626cm">
          <draw:text-box>
            <text:p><text:span text:style-name="T4">|</text:span></text:p>
          </draw:text-box>
        </draw:frame>
        <draw:frame draw:style-name="gr10" draw:text-style-name="P8" draw:layer="layout" svg:width="0.635cm" svg:height="0.885cm" svg:x="13.501cm" svg:y="13.251cm">
          <draw:text-box>
            <text:p><text:span text:style-name="T4">|</text:span></text:p>
          </draw:text-box>
        </draw:frame>
        <draw:connector draw:style-name="gr7" draw:text-style-name="P1" draw:layer="layout" draw:type="curve" svg:x1="7.899cm" svg:y1="13.066cm" svg:x2="7.915cm" svg:y2="18.144cm" draw:start-shape="id183" draw:start-glue-point="2" draw:end-shape="id191" draw:end-glue-point="4" svg:d="m7899 13066c0 3808 16 1270 16 5078">
          <text:p/>
        </draw:connector>
        <draw:connector draw:style-name="gr7" draw:text-style-name="P1" draw:layer="layout" draw:type="curve" draw:line-skew="-0.466cm" svg:x1="7.899cm" svg:y1="13.066cm" svg:x2="5.986cm" svg:y2="18.146cm" draw:start-shape="id183" draw:start-glue-point="2" draw:end-shape="id192" draw:end-glue-point="4" svg:d="m7899 13066c0 3111-1913 571-1913 5080">
          <text:p/>
        </draw:connector>
        <draw:connector draw:style-name="gr7" draw:text-style-name="P1" draw:layer="layout" draw:type="curve" svg:x1="7.899cm" svg:y1="13.066cm" svg:x2="9.35cm" svg:y2="19.415cm" draw:start-shape="id183" draw:start-glue-point="2" draw:end-shape="id193" draw:end-glue-point="4" svg:d="m7899 13066c0 4761 1451 1587 1451 6349">
          <text:p/>
        </draw:connector>
        <draw:custom-shape draw:style-name="gr1" draw:text-style-name="P2" draw:layer="layout" svg:width="1.032cm" svg:height="1.271cm" svg:x="8.824cm" svg:y="19.415cm">
          <text:p text:style-name="P1"><text:span text:style-name="T1">g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93" draw:layer="layout" svg:width="1.459cm" svg:height="1.271cm" svg:x="8.621cm" svg:y="19.4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032cm" svg:height="1.271cm" svg:x="5.46cm" svg:y="18.146cm">
          <text:p text:style-name="P1"><text:span text:style-name="T1">l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92" draw:layer="layout" svg:width="1.459cm" svg:height="1.271cm" svg:x="5.257cm" svg:y="18.1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draw:layer="layout" svg:width="0.635cm" svg:height="0.885cm" svg:x="6.081cm" svg:y="16.146cm">
          <draw:text-box>
            <text:p><text:span text:style-name="T1">&lt;</text:span></text:p>
          </draw:text-box>
        </draw:frame>
        <draw:custom-shape draw:style-name="gr1" draw:text-style-name="P2" draw:id="id191" draw:layer="layout" svg:width="1.032cm" svg:height="1.271cm" svg:x="7.4cm" svg:y="18.144cm">
          <text:p text:style-name="P1"><text:span text:style-name="T1">eq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032cm" svg:height="1.271cm" svg:x="2.92cm" svg:y="18.146cm">
          <text:p text:style-name="P1"><text:span text:style-name="T1">ne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94" draw:layer="layout" svg:width="1.459cm" svg:height="1.271cm" svg:x="2.717cm" svg:y="18.1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3.098cm" svg:y1="16.393cm" svg:x2="3.446cm" svg:y2="18.146cm" draw:start-shape="id184" draw:start-glue-point="8" draw:end-shape="id194" draw:end-glue-point="4" svg:d="m3098 16393c0 1314 348 438 348 1753">
          <text:p/>
        </draw:connector>
        <draw:frame draw:style-name="gr15" draw:text-style-name="P12" draw:layer="layout" svg:width="0.718cm" svg:height="0.674cm" svg:x="7.986cm" svg:y="17.484cm">
          <draw:text-box>
            <text:p text:style-name="P11"><text:span text:style-name="T6">=</text:span></text:p>
          </draw:text-box>
        </draw:frame>
        <draw:frame draw:style-name="gr10" draw:text-style-name="P8" draw:layer="layout" svg:width="0.635cm" svg:height="0.885cm" svg:x="2.3cm" svg:y="16.876cm">
          <draw:text-box>
            <text:p><text:span text:style-name="T4">=</text:span></text:p>
          </draw:text-box>
        </draw:frame>
        <draw:custom-shape draw:style-name="gr1" draw:text-style-name="P2" draw:layer="layout" svg:width="1.032cm" svg:height="1.271cm" svg:x="9.27cm" svg:y="21.955cm">
          <text:p text:style-name="P1"><text:span text:style-name="T1">g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96" draw:layer="layout" svg:width="1.459cm" svg:height="1.271cm" svg:x="9.067cm" svg:y="21.9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032cm" svg:height="1.271cm" svg:x="7.365cm" svg:y="20.685cm">
          <text:p text:style-name="P1"><text:span text:style-name="T1">eq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95" draw:layer="layout" svg:width="1.459cm" svg:height="1.271cm" svg:x="7.162cm" svg:y="20.6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5.986cm" svg:y1="19.417cm" svg:x2="5.786cm" svg:y2="21.021cm" draw:start-shape="id192" draw:start-glue-point="8" svg:d="m5986 19417c0 1578-200 776-200 1604">
          <text:p/>
        </draw:connector>
        <draw:connector draw:style-name="gr7" draw:text-style-name="P1" draw:layer="layout" draw:type="curve" svg:x1="7.915cm" svg:y1="19.415cm" svg:x2="7.891cm" svg:y2="20.685cm" draw:start-shape="id191" draw:start-glue-point="8" draw:end-shape="id195" draw:end-glue-point="4" svg:d="m7915 19415c0 951-24 316-24 1270">
          <text:p/>
        </draw:connector>
        <draw:connector draw:style-name="gr7" draw:text-style-name="P1" draw:layer="layout" draw:type="curve" svg:x1="9.35cm" svg:y1="20.686cm" svg:x2="9.796cm" svg:y2="21.955cm" draw:start-shape="id193" draw:start-glue-point="8" draw:end-shape="id196" draw:end-glue-point="4" svg:d="m9350 20686c0 951 446 317 446 1269">
          <text:p/>
        </draw:connector>
        <draw:frame draw:style-name="gr16" draw:text-style-name="P12" draw:layer="layout" svg:width="0.718cm" svg:height="0.674cm" svg:x="7.797cm" svg:y="19.415cm">
          <draw:text-box>
            <text:p text:style-name="P11"><text:span text:style-name="T6">=</text:span></text:p>
          </draw:text-box>
        </draw:frame>
        <draw:frame draw:style-name="gr16" draw:text-style-name="P12" draw:layer="layout" svg:width="0.718cm" svg:height="0.674cm" svg:x="5.157cm" svg:y="19.751cm">
          <draw:text-box>
            <text:p text:style-name="P11"><text:span text:style-name="T6">=</text:span></text:p>
          </draw:text-box>
        </draw:frame>
        <draw:frame draw:style-name="gr16" draw:text-style-name="P12" draw:layer="layout" svg:width="0.718cm" svg:height="0.674cm" svg:x="9.308cm" svg:y="20.886cm">
          <draw:text-box>
            <text:p text:style-name="P11"><text:span text:style-name="T6">=</text:span></text:p>
          </draw:text-box>
        </draw:frame>
        <draw:custom-shape draw:style-name="gr5" draw:text-style-name="P2" draw:layer="layout" svg:width="1.171cm" svg:height="1.657cm" svg:x="14.39cm" svg:y="2.2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8.175cm" svg:y1="11.161cm" svg:x2="12.335cm" svg:y2="8.62cm" draw:start-shape="id176" draw:start-glue-point="0" draw:end-shape="id197" draw:end-glue-point="8" svg:d="m8175 11161c0-1906 4160-636 4160-2541">
          <text:p/>
        </draw:connector>
        <draw:custom-shape draw:style-name="gr2" draw:text-style-name="P1" draw:id="id197" draw:layer="layout" svg:width="1.459cm" svg:height="1.271cm" svg:x="11.606cm" svg:y="7.3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9" draw:layer="layout" svg:width="2.86cm" svg:height="0.726cm" svg:x="10.84cm" svg:y="6.08cm">
          <draw:text-box>
            <text:p><text:span text:style-name="T1">Letter,digit</text:span></text:p>
          </draw:text-box>
        </draw:frame>
        <draw:custom-shape draw:style-name="gr1" draw:text-style-name="P2" draw:layer="layout" svg:width="1.032cm" svg:height="1.271cm" svg:x="18.984cm" svg:y="15.811cm">
          <text:p text:style-name="P1"><text:span text:style-name="T1">I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98" draw:layer="layout" svg:width="1.459cm" svg:height="1.271cm" svg:x="18.781cm" svg:y="15.8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13.142cm" svg:y1="12.113cm" svg:x2="19.51cm" svg:y2="15.811cm" draw:start-shape="id176" draw:start-glue-point="1" draw:end-shape="id198" draw:end-glue-point="4" svg:d="m13142 12113c4246 0 6368 1232 6368 3698">
          <text:p/>
        </draw:connector>
        <draw:connector draw:style-name="gr7" draw:text-style-name="P1" draw:layer="layout" draw:type="curve" svg:x1="19.51cm" svg:y1="17.082cm" svg:x2="20.026cm" svg:y2="15.996cm" draw:start-shape="id198" draw:start-glue-point="8" draw:end-shape="id198" draw:end-glue-point="11" svg:d="m19510 17082c0 750 1230 500 1230-636s-714-1480-714-450">
          <text:p/>
        </draw:connector>
        <draw:frame draw:style-name="gr10" draw:text-style-name="P9" draw:layer="layout" svg:width="1.905cm" svg:height="0.885cm" svg:x="16.876cm" svg:y="13.066cm">
          <draw:text-box>
            <text:p><text:span text:style-name="T1">digit</text:span></text:p>
          </draw:text-box>
        </draw:frame>
        <draw:frame draw:style-name="gr10" draw:text-style-name="P9" draw:layer="layout" svg:width="1.905cm" svg:height="0.885cm" svg:x="20.05cm" svg:y="14.72cm">
          <draw:text-box>
            <text:p><text:span text:style-name="T1">digit</text:span></text:p>
          </draw:text-box>
        </draw:frame>
        <draw:connector draw:style-name="gr7" draw:text-style-name="P1" draw:layer="layout" draw:type="curve" svg:x1="19.51cm" svg:y1="17.082cm" svg:x2="17.827cm" svg:y2="18.78cm" draw:start-shape="id198" draw:start-glue-point="8" draw:end-shape="id199" draw:end-glue-point="4" svg:d="m19510 17082c0 1272-1683 423-1683 1698">
          <text:p/>
        </draw:connector>
        <draw:frame draw:style-name="gr10" draw:layer="layout" svg:width="1.905cm" svg:height="0.963cm" svg:x="16.575cm" svg:y="14.542cm">
          <draw:text-box>
            <text:p>“.”</text:p>
          </draw:text-box>
        </draw:frame>
        <draw:custom-shape draw:style-name="gr1" draw:text-style-name="P10" draw:id="id199" draw:layer="layout" svg:width="1.905cm" svg:height="1.271cm" svg:x="16.875cm" svg:y="18.78cm">
          <text:p text:style-name="P1"><text:span text:style-name="T5">Perio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17.827cm" svg:y1="20.051cm" svg:x2="18.05cm" svg:y2="21.954cm" draw:start-shape="id199" draw:start-glue-point="8" draw:end-shape="id200" draw:end-glue-point="4" svg:d="m17827 20051c0 1426 223 475 223 1903">
          <text:p/>
        </draw:connector>
        <draw:custom-shape draw:style-name="gr1" draw:text-style-name="P2" draw:layer="layout" svg:width="1.032cm" svg:height="1.271cm" svg:x="7.4cm" svg:y="18.145cm">
          <text:p text:style-name="P1"><text:span text:style-name="T1">eq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032cm" svg:height="1.271cm" svg:x="17.523cm" svg:y="21.953cm">
          <text:p text:style-name="P1"><text:span text:style-name="T1">g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459cm" svg:height="1.271cm" svg:x="17.32cm" svg:y="21.9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032cm" svg:height="1.271cm" svg:x="17.524cm" svg:y="21.954cm">
          <text:p text:style-name="P1"><text:span text:style-name="T1">floa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200" draw:layer="layout" svg:width="1.459cm" svg:height="1.271cm" svg:x="17.321cm" svg:y="21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13.142cm" svg:y1="12.113cm" svg:x2="17.153cm" svg:y2="18.965cm" draw:start-shape="id176" draw:start-glue-point="1" draw:end-shape="id199" draw:end-glue-point="5" svg:d="m13142 12113c2674 0 4011 2284 4011 6852">
          <text:p/>
        </draw:connector>
        <draw:connector draw:style-name="gr7" draw:text-style-name="P1" draw:layer="layout" draw:type="curve" svg:x1="18.566cm" svg:y1="22.139cm" svg:x2="18.78cm" svg:y2="22.589cm" draw:start-shape="id200" draw:start-glue-point="11" draw:end-shape="id200" draw:end-glue-point="10" svg:d="m18566 22139c0-1030 357-858 598-489s366 939-384 939">
          <text:p/>
        </draw:connector>
        <draw:frame draw:style-name="gr17" draw:text-style-name="P9" draw:layer="layout" svg:width="1.277cm" svg:height="0.726cm" svg:x="19.008cm" svg:y="21.229cm">
          <draw:text-box>
            <text:p><text:span text:style-name="T1">digit</text:span></text:p>
          </draw:text-box>
        </draw:frame>
        <draw:frame draw:style-name="gr17" draw:text-style-name="P9" draw:layer="layout" svg:width="1.277cm" svg:height="0.726cm" svg:x="17.738cm" svg:y="20.294cm">
          <draw:text-box>
            <text:p><text:span text:style-name="T1">digit</text:span></text:p>
          </draw:text-box>
        </draw:frame>
        <draw:connector draw:style-name="gr7" draw:text-style-name="P1" draw:layer="layout" draw:type="curve" svg:x1="18.05cm" svg:y1="23.225cm" svg:x2="18.064cm" svg:y2="25.135cm" draw:start-shape="id200" draw:start-glue-point="8" svg:d="m18050 23225c0 1807 14 853 14 1910">
          <text:p/>
        </draw:connector>
        <draw:custom-shape draw:style-name="gr1" draw:text-style-name="P2" draw:id="id201" draw:layer="layout" svg:width="1.271cm" svg:height="1.27cm" svg:x="17.509cm" svg:y="25.13cm">
          <text:p text:style-name="P1"><text:span text:style-name="T1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17.509cm" svg:y1="25.764cm" svg:x2="12.676cm" svg:y2="25.713cm" draw:start-shape="id201" draw:start-glue-point="6" svg:d="m17509 25764c-4000 0-1584-51-4833-51">
          <text:p/>
        </draw:connector>
        <draw:frame draw:style-name="gr10" draw:text-style-name="P9" draw:layer="layout" svg:width="1.81cm" svg:height="0.885cm" svg:x="17.905cm" svg:y="23.56cm">
          <draw:text-box>
            <text:p><text:span text:style-name="T1">E,e</text:span></text:p>
          </draw:text-box>
        </draw:frame>
        <draw:custom-shape draw:style-name="gr1" draw:text-style-name="P2" draw:id="id202" draw:layer="layout" svg:width="2.84cm" svg:height="1.27cm" svg:x="9.89cm" svg:y="25.13cm">
          <text:p text:style-name="P1"><text:span text:style-name="T1">EplusMinu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9" draw:layer="layout" svg:width="2.54cm" svg:height="0.725cm" svg:x="14.335cm" svg:y="25.13cm">
          <draw:text-box>
            <text:p><text:span text:style-name="T1">+,-</text:span></text:p>
          </draw:text-box>
        </draw:frame>
        <draw:custom-shape draw:style-name="gr1" draw:text-style-name="P2" draw:layer="layout" svg:width="1.346cm" svg:height="1.271cm" svg:x="12.695cm" svg:y="21.953cm">
          <text:p text:style-name="P1"><text:span text:style-name="T1">g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904cm" svg:height="1.271cm" svg:x="12.43cm" svg:y="21.9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7cm" svg:height="1.271cm" svg:x="12.696cm" svg:y="21.954cm">
          <text:p text:style-name="P1"><text:span text:style-name="T1">g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904cm" svg:height="1.271cm" svg:x="12.431cm" svg:y="21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6cm" svg:height="1.271cm" svg:x="12.695cm" svg:y="21.953cm">
          <text:p text:style-name="P1"><text:span text:style-name="T1">g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904cm" svg:height="1.271cm" svg:x="12.43cm" svg:y="21.9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7cm" svg:height="1.271cm" svg:x="12.696cm" svg:y="21.954cm">
          <text:p text:style-name="P1"><text:span text:style-name="T1">flo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203" draw:layer="layout" svg:width="1.904cm" svg:height="1.271cm" svg:x="12.431cm" svg:y="21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11.309cm" svg:y1="25.13cm" svg:x2="12.431cm" svg:y2="22.589cm" draw:start-shape="id202" draw:start-glue-point="4" draw:end-shape="id203" draw:end-glue-point="6" svg:d="m11309 25130c0-1694 374-2541 1122-2541">
          <text:p/>
        </draw:connector>
        <draw:connector draw:style-name="gr7" draw:text-style-name="P1" draw:layer="layout" draw:type="curve" svg:x1="17.694cm" svg:y1="25.315cm" svg:x2="14.335cm" svg:y2="22.589cm" draw:start-shape="id201" draw:start-glue-point="5" draw:end-shape="id203" draw:end-glue-point="10" svg:d="m17694 25315c-2658 0-979-2726-3359-2726">
          <text:p/>
        </draw:connector>
        <draw:connector draw:style-name="gr7" draw:text-style-name="P1" draw:layer="layout" draw:type="curve" svg:x1="12.708cm" svg:y1="22.139cm" svg:x2="14.056cm" svg:y2="22.139cm" draw:start-shape="id203" draw:start-glue-point="5" draw:end-shape="id203" draw:end-glue-point="11" svg:d="m12708 22139c0-1030 1348-1030 1348 0">
          <text:p/>
        </draw:connector>
        <draw:frame draw:style-name="gr17" draw:text-style-name="P9" draw:layer="layout" svg:width="1.277cm" svg:height="0.726cm" svg:x="12.73cm" svg:y="20.694cm">
          <draw:text-box>
            <text:p><text:span text:style-name="T1">digit</text:span></text:p>
          </draw:text-box>
        </draw:frame>
        <draw:frame draw:style-name="gr17" draw:text-style-name="P9" draw:layer="layout" svg:width="1.277cm" svg:height="0.726cm" svg:x="15.598cm" svg:y="23.225cm">
          <draw:text-box>
            <text:p><text:span text:style-name="T1">digit</text:span></text:p>
          </draw:text-box>
        </draw:frame>
        <draw:frame draw:style-name="gr17" draw:text-style-name="P9" draw:layer="layout" svg:width="1.277cm" svg:height="0.726cm" svg:x="15.598cm" svg:y="23.225cm">
          <draw:text-box>
            <text:p><text:span text:style-name="T1">digit</text:span></text:p>
          </draw:text-box>
        </draw:frame>
        <draw:frame draw:style-name="gr17" draw:text-style-name="P9" draw:layer="layout" svg:width="1.277cm" svg:height="0.726cm" svg:x="9.89cm" svg:y="23.86cm">
          <draw:text-box>
            <text:p><text:span text:style-name="T1">digit</text:span></text:p>
          </draw:text-box>
        </draw:frame>
        <draw:frame draw:style-name="gr17" draw:text-style-name="P9" draw:layer="layout" svg:width="1.277cm" svg:height="0.726cm" svg:x="9.89cm" svg:y="23.86cm">
          <draw:text-box>
            <text:p><text:span text:style-name="T1">digit</text:span></text:p>
          </draw:text-box>
        </draw:frame>
        <draw:connector draw:style-name="gr7" draw:text-style-name="P1" draw:layer="layout" draw:type="curve" svg:x1="13.143cm" svg:y1="12.113cm" svg:x2="17.154cm" svg:y2="18.965cm" svg:d="m13143 12113c2674 0 4011 2284 4011 6852">
          <text:p/>
        </draw:connector>
        <draw:frame draw:style-name="gr6" draw:text-style-name="P13" draw:layer="layout" svg:width="7.62cm" svg:height="2.155cm" svg:x="1cm" svg:y="1cm">
          <draw:text-box>
            <text:p text:style-name="P13"><text:span text:style-name="T7">Islam Moussa</text:span></text:p>
            <text:p text:style-name="P14"><text:span text:style-name="T7">CS316</text:span></text:p>
            <text:p text:style-name="P15"><text:span text:style-name="T7">Lecturer: Dr.Keitaro Yukawa </text:span></text:p>
          </draw:text-box>
        </draw:frame>
        <draw:frame draw:style-name="gr4" draw:text-style-name="P16" draw:layer="layout" svg:width="5.715cm" svg:height="1.52cm" svg:x="8.82cm" svg:y="1cm">
          <draw:text-box>
            <text:p text:style-name="P16"><text:span text:style-name="T8">Project 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13T01:36:43.32</meta:creation-date>
    <meta:editing-duration>PT02H32M42S</meta:editing-duration>
    <meta:editing-cycles>7</meta:editing-cycles>
    <meta:generator>OpenOffice.org/3.1$Win32 OpenOffice.org_project/310m19$Build-9420</meta:generator>
    <meta:initial-creator>Islam Moussa</meta:initial-creator>
    <dc:date>2009-10-13T21:57:15.81</dc:date>
    <dc:creator>Islam Moussa</dc:creator>
    <meta:document-statistic meta:object-count="825"/>
  </office:meta>
</office:document-meta>
</file>